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81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7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Pole</text:p>
          </table:table-cell>
          <table:covered-table-cell table:number-columns-repeated="2"/>
          <table:table-cell/>
          <table:table-cell table:style-name="ce9" office:value-type="string" calcext:value-type="string">
            <text:p>Damping</text:p>
          </table:table-cell>
          <table:table-cell/>
          <table:table-cell table:style-name="ce9" office:value-type="string" calcext:value-type="string">
            <text:p>Frequency (rad/seconds)</text:p>
          </table:table-cell>
          <table:table-cell/>
          <table:table-cell table:style-name="ce9" office:value-type="string" calcext:value-type="string">
            <text:p>Time Constant (Seconds)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6"/>
          <table:table-cell office:value-type="string" calcext:value-type="string">
            <text:p>(seconds)</text:p>
          </table:table-cell>
        </table:table-row>
        <table:table-row table:style-name="ro1">
          <table:table-cell office:value-type="float" office:value="-0.0184" calcext:value-type="float">
            <text:p>-1.84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40e-02i</text:p>
          </table:table-cell>
          <table:table-cell/>
          <table:table-cell office:value-type="float" office:value="0.475" calcext:value-type="float">
            <text:p>4.75E-01</text:p>
          </table:table-cell>
          <table:table-cell/>
          <table:table-cell office:value-type="float" office:value="0.0387" calcext:value-type="float">
            <text:p>3.87E-02</text:p>
          </table:table-cell>
          <table:table-cell table:formula="of:=[.G3]/(2*3.142)" office:value-type="float" office:value="0.00615849777211967" calcext:value-type="float">
            <text:p>0.00615849777211967</text:p>
          </table:table-cell>
          <table:table-cell office:value-type="float" office:value="54.4" calcext:value-type="float">
            <text:p>5.44E+01</text:p>
          </table:table-cell>
          <table:table-cell table:number-columns-repeated="37"/>
        </table:table-row>
        <table:table-row table:style-name="ro1">
          <table:table-cell office:value-type="float" office:value="-0.0184" calcext:value-type="float">
            <text:p>-1.84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0e-02i</text:p>
          </table:table-cell>
          <table:table-cell/>
          <table:table-cell office:value-type="float" office:value="0.475" calcext:value-type="float">
            <text:p>4.75E-01</text:p>
          </table:table-cell>
          <table:table-cell/>
          <table:table-cell office:value-type="float" office:value="0.0387" calcext:value-type="float">
            <text:p>3.87E-02</text:p>
          </table:table-cell>
          <table:table-cell table:formula="of:=[.G4]/(2*3.142)" office:value-type="float" office:value="0.00615849777211967" calcext:value-type="float">
            <text:p>0.00615849777211967</text:p>
          </table:table-cell>
          <table:table-cell office:value-type="float" office:value="54.4" calcext:value-type="float">
            <text:p>5.44E+01</text:p>
          </table:table-cell>
          <table:table-cell table:number-columns-repeated="37"/>
        </table:table-row>
        <table:table-row table:style-name="ro1">
          <table:table-cell office:value-type="float" office:value="-0.0566" calcext:value-type="float">
            <text:p>-5.66E-02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0566" calcext:value-type="float">
            <text:p>5.66E-02</text:p>
          </table:table-cell>
          <table:table-cell table:formula="of:=[.G5]/(2*3.142)" office:value-type="float" office:value="0.00900700190961171" calcext:value-type="float">
            <text:p>0.00900700190961171</text:p>
          </table:table-cell>
          <table:table-cell office:value-type="float" office:value="17.7" calcext:value-type="float">
            <text:p>1.77E+01</text:p>
          </table:table-cell>
          <table:table-cell table:number-columns-repeated="37"/>
        </table:table-row>
        <table:table-row table:style-name="ro1">
          <table:table-cell office:value-type="float" office:value="0.0983" calcext:value-type="float">
            <text:p>9.83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10e-02i</text:p>
          </table:table-cell>
          <table:table-cell/>
          <table:table-cell office:value-type="float" office:value="-0.772" calcext:value-type="float">
            <text:p>-7.72E-01</text:p>
          </table:table-cell>
          <table:table-cell/>
          <table:table-cell office:value-type="float" office:value="0.127" calcext:value-type="float">
            <text:p>1.27E-01</text:p>
          </table:table-cell>
          <table:table-cell table:formula="of:=[.G6]/(2*3.142)" office:value-type="float" office:value="0.0202100572883514" calcext:value-type="float">
            <text:p>0.0202100572883514</text:p>
          </table:table-cell>
          <table:table-cell office:value-type="float" office:value="-10.2" calcext:value-type="float">
            <text:p>-1.02E+01</text:p>
          </table:table-cell>
          <table:table-cell table:number-columns-repeated="37"/>
        </table:table-row>
        <table:table-row table:style-name="ro1">
          <table:table-cell office:value-type="float" office:value="0.0983" calcext:value-type="float">
            <text:p>9.83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10e-02i</text:p>
          </table:table-cell>
          <table:table-cell/>
          <table:table-cell office:value-type="float" office:value="-0.772" calcext:value-type="float">
            <text:p>-7.72E-01</text:p>
          </table:table-cell>
          <table:table-cell/>
          <table:table-cell office:value-type="float" office:value="0.127" calcext:value-type="float">
            <text:p>1.27E-01</text:p>
          </table:table-cell>
          <table:table-cell table:formula="of:=[.G7]/(2*3.142)" office:value-type="float" office:value="0.0202100572883514" calcext:value-type="float">
            <text:p>0.0202100572883514</text:p>
          </table:table-cell>
          <table:table-cell office:value-type="float" office:value="-10.2" calcext:value-type="float">
            <text:p>-1.02E+01</text:p>
          </table:table-cell>
          <table:table-cell table:number-columns-repeated="37"/>
        </table:table-row>
        <table:table-row table:style-name="ro1">
          <table:table-cell office:value-type="float" office:value="0.0409" calcext:value-type="float">
            <text:p>4.09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3e-01i</text:p>
          </table:table-cell>
          <table:table-cell/>
          <table:table-cell office:value-type="float" office:value="-0.315" calcext:value-type="float">
            <text:p>-3.15E-01</text:p>
          </table:table-cell>
          <table:table-cell/>
          <table:table-cell office:value-type="float" office:value="0.13" calcext:value-type="float">
            <text:p>1.30E-01</text:p>
          </table:table-cell>
          <table:table-cell table:formula="of:=[.G8]/(2*3.142)" office:value-type="float" office:value="0.0206874602164227" calcext:value-type="float">
            <text:p>0.0206874602164227</text:p>
          </table:table-cell>
          <table:table-cell office:value-type="float" office:value="-24.4" calcext:value-type="float">
            <text:p>-2.44E+01</text:p>
          </table:table-cell>
          <table:table-cell table:number-columns-repeated="37"/>
        </table:table-row>
        <table:table-row table:style-name="ro1">
          <table:table-cell office:value-type="float" office:value="0.0409" calcext:value-type="float">
            <text:p>4.09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3e-01i</text:p>
          </table:table-cell>
          <table:table-cell/>
          <table:table-cell office:value-type="float" office:value="-0.315" calcext:value-type="float">
            <text:p>-3.15E-01</text:p>
          </table:table-cell>
          <table:table-cell/>
          <table:table-cell office:value-type="float" office:value="0.13" calcext:value-type="float">
            <text:p>1.30E-01</text:p>
          </table:table-cell>
          <table:table-cell table:formula="of:=[.G9]/(2*3.142)" office:value-type="float" office:value="0.0206874602164227" calcext:value-type="float">
            <text:p>0.0206874602164227</text:p>
          </table:table-cell>
          <table:table-cell office:value-type="float" office:value="-24.4" calcext:value-type="float">
            <text:p>-2.44E+01</text:p>
          </table:table-cell>
          <table:table-cell table:number-columns-repeated="37"/>
        </table:table-row>
        <table:table-row table:style-name="ro1">
          <table:table-cell office:value-type="float" office:value="-0.123" calcext:value-type="float">
            <text:p>-1.2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9e-01i</text:p>
          </table:table-cell>
          <table:table-cell/>
          <table:table-cell office:value-type="float" office:value="0.692" calcext:value-type="float">
            <text:p>6.92E-01</text:p>
          </table:table-cell>
          <table:table-cell/>
          <table:table-cell office:value-type="float" office:value="0.178" calcext:value-type="float">
            <text:p>1.78E-01</text:p>
          </table:table-cell>
          <table:table-cell table:formula="of:=[.G10]/(2*3.142)" office:value-type="float" office:value="0.0283259070655633" calcext:value-type="float">
            <text:p>0.0283259070655633</text:p>
          </table:table-cell>
          <table:table-cell office:value-type="float" office:value="8.11" calcext:value-type="float">
            <text:p>8.11E+00</text:p>
          </table:table-cell>
          <table:table-cell table:number-columns-repeated="37"/>
        </table:table-row>
        <table:table-row table:style-name="ro1">
          <table:table-cell office:value-type="float" office:value="-0.123" calcext:value-type="float">
            <text:p>-1.2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9e-01i</text:p>
          </table:table-cell>
          <table:table-cell/>
          <table:table-cell office:value-type="float" office:value="0.692" calcext:value-type="float">
            <text:p>6.92E-01</text:p>
          </table:table-cell>
          <table:table-cell/>
          <table:table-cell office:value-type="float" office:value="0.178" calcext:value-type="float">
            <text:p>1.78E-01</text:p>
          </table:table-cell>
          <table:table-cell table:formula="of:=[.G11]/(2*3.142)" office:value-type="float" office:value="0.0283259070655633" calcext:value-type="float">
            <text:p>0.0283259070655633</text:p>
          </table:table-cell>
          <table:table-cell office:value-type="float" office:value="8.11" calcext:value-type="float">
            <text:p>8.11E+00</text:p>
          </table:table-cell>
          <table:table-cell table:number-columns-repeated="37"/>
        </table:table-row>
        <table:table-row table:style-name="ro1">
          <table:table-cell office:value-type="float" office:value="0.203" calcext:value-type="float">
            <text:p>2.0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66e-02i</text:p>
          </table:table-cell>
          <table:table-cell/>
          <table:table-cell office:value-type="float" office:value="-0.95" calcext:value-type="float">
            <text:p>-9.50E-01</text:p>
          </table:table-cell>
          <table:table-cell/>
          <table:table-cell office:value-type="float" office:value="0.213" calcext:value-type="float">
            <text:p>2.13E-01</text:p>
          </table:table-cell>
          <table:table-cell table:formula="of:=[.G12]/(2*3.142)" office:value-type="float" office:value="0.0338956078930617" calcext:value-type="float">
            <text:p>0.0338956078930617</text:p>
          </table:table-cell>
          <table:table-cell office:value-type="float" office:value="-4.93" calcext:value-type="float">
            <text:p>-4.93E+00</text:p>
          </table:table-cell>
          <table:table-cell table:number-columns-repeated="37"/>
        </table:table-row>
        <table:table-row table:style-name="ro1">
          <table:table-cell office:value-type="float" office:value="0.203" calcext:value-type="float">
            <text:p>2.0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e-02i</text:p>
          </table:table-cell>
          <table:table-cell/>
          <table:table-cell office:value-type="float" office:value="-0.95" calcext:value-type="float">
            <text:p>-9.50E-01</text:p>
          </table:table-cell>
          <table:table-cell/>
          <table:table-cell office:value-type="float" office:value="0.213" calcext:value-type="float">
            <text:p>2.13E-01</text:p>
          </table:table-cell>
          <table:table-cell table:formula="of:=[.G13]/(2*3.142)" office:value-type="float" office:value="0.0338956078930617" calcext:value-type="float">
            <text:p>0.0338956078930617</text:p>
          </table:table-cell>
          <table:table-cell office:value-type="float" office:value="-4.93" calcext:value-type="float">
            <text:p>-4.93E+00</text:p>
          </table:table-cell>
          <table:table-cell table:number-columns-repeated="37"/>
        </table:table-row>
        <table:table-row table:style-name="ro1">
          <table:table-cell office:value-type="float" office:value="-0.225" calcext:value-type="float">
            <text:p>-2.25E-01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225" calcext:value-type="float">
            <text:p>2.25E-01</text:p>
          </table:table-cell>
          <table:table-cell table:formula="of:=[.G14]/(2*3.142)" office:value-type="float" office:value="0.0358052196053469" calcext:value-type="float">
            <text:p>0.0358052196053469</text:p>
          </table:table-cell>
          <table:table-cell office:value-type="float" office:value="4.45" calcext:value-type="float">
            <text:p>4.45E+00</text:p>
          </table:table-cell>
          <table:table-cell table:number-columns-repeated="37"/>
        </table:table-row>
        <table:table-row table:style-name="ro1">
          <table:table-cell office:value-type="float" office:value="0.247" calcext:value-type="float">
            <text:p>2.47E-01</text:p>
          </table:table-cell>
          <table:table-cell table:style-name="ce8"/>
          <table:table-cell table:number-columns-repeated="2"/>
          <table:table-cell office:value-type="float" office:value="-1" calcext:value-type="float">
            <text:p>-1.00E+00</text:p>
          </table:table-cell>
          <table:table-cell/>
          <table:table-cell office:value-type="float" office:value="0.247" calcext:value-type="float">
            <text:p>2.47E-01</text:p>
          </table:table-cell>
          <table:table-cell table:formula="of:=[.G15]/(2*3.142)" office:value-type="float" office:value="0.0393061744112031" calcext:value-type="float">
            <text:p>0.0393061744112031</text:p>
          </table:table-cell>
          <table:table-cell office:value-type="float" office:value="-4.06" calcext:value-type="float">
            <text:p>-4.06E+00</text:p>
          </table:table-cell>
          <table:table-cell table:number-columns-repeated="37"/>
        </table:table-row>
        <table:table-row table:style-name="ro1">
          <table:table-cell office:value-type="float" office:value="-0.26" calcext:value-type="float">
            <text:p>-2.6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91e-02i</text:p>
          </table:table-cell>
          <table:table-cell/>
          <table:table-cell office:value-type="float" office:value="0.997" calcext:value-type="float">
            <text:p>9.97E-01</text:p>
          </table:table-cell>
          <table:table-cell/>
          <table:table-cell office:value-type="float" office:value="0.261" calcext:value-type="float">
            <text:p>2.61E-01</text:p>
          </table:table-cell>
          <table:table-cell table:formula="of:=[.G16]/(2*3.142)" office:value-type="float" office:value="0.0415340547422024" calcext:value-type="float">
            <text:p>0.0415340547422024</text:p>
          </table:table-cell>
          <table:table-cell office:value-type="float" office:value="3.85" calcext:value-type="float">
            <text:p>3.85E+00</text:p>
          </table:table-cell>
          <table:table-cell table:number-columns-repeated="37"/>
        </table:table-row>
        <table:table-row table:style-name="ro1">
          <table:table-cell office:value-type="float" office:value="-0.26" calcext:value-type="float">
            <text:p>-2.6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1e-02i</text:p>
          </table:table-cell>
          <table:table-cell/>
          <table:table-cell office:value-type="float" office:value="0.997" calcext:value-type="float">
            <text:p>9.97E-01</text:p>
          </table:table-cell>
          <table:table-cell/>
          <table:table-cell office:value-type="float" office:value="0.261" calcext:value-type="float">
            <text:p>2.61E-01</text:p>
          </table:table-cell>
          <table:table-cell table:formula="of:=[.G17]/(2*3.142)" office:value-type="float" office:value="0.0415340547422024" calcext:value-type="float">
            <text:p>0.0415340547422024</text:p>
          </table:table-cell>
          <table:table-cell office:value-type="float" office:value="3.85" calcext:value-type="float">
            <text:p>3.85E+00</text:p>
          </table:table-cell>
          <table:table-cell table:number-columns-repeated="37"/>
        </table:table-row>
        <table:table-row table:style-name="ro1">
          <table:table-cell office:value-type="float" office:value="-0.248" calcext:value-type="float">
            <text:p>-2.4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44e-02i</text:p>
          </table:table-cell>
          <table:table-cell/>
          <table:table-cell office:value-type="float" office:value="0.935" calcext:value-type="float">
            <text:p>9.35E-01</text:p>
          </table:table-cell>
          <table:table-cell/>
          <table:table-cell office:value-type="float" office:value="0.265" calcext:value-type="float">
            <text:p>2.65E-01</text:p>
          </table:table-cell>
          <table:table-cell table:formula="of:=[.G18]/(2*3.142)" office:value-type="float" office:value="0.0421705919796308" calcext:value-type="float">
            <text:p>0.0421705919796308</text:p>
          </table:table-cell>
          <table:table-cell office:value-type="float" office:value="4.03" calcext:value-type="float">
            <text:p>4.03E+00</text:p>
          </table:table-cell>
          <table:table-cell table:number-columns-repeated="37"/>
        </table:table-row>
        <table:table-row table:style-name="ro1">
          <table:table-cell office:value-type="float" office:value="-0.248" calcext:value-type="float">
            <text:p>-2.4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44e-02i</text:p>
          </table:table-cell>
          <table:table-cell/>
          <table:table-cell office:value-type="float" office:value="0.935" calcext:value-type="float">
            <text:p>9.35E-01</text:p>
          </table:table-cell>
          <table:table-cell/>
          <table:table-cell office:value-type="float" office:value="0.265" calcext:value-type="float">
            <text:p>2.65E-01</text:p>
          </table:table-cell>
          <table:table-cell table:formula="of:=[.G19]/(2*3.142)" office:value-type="float" office:value="0.0421705919796308" calcext:value-type="float">
            <text:p>0.0421705919796308</text:p>
          </table:table-cell>
          <table:table-cell office:value-type="float" office:value="4.03" calcext:value-type="float">
            <text:p>4.03E+00</text:p>
          </table:table-cell>
          <table:table-cell table:number-columns-repeated="37"/>
        </table:table-row>
        <table:table-row table:style-name="ro1">
          <table:table-cell office:value-type="float" office:value="0.239" calcext:value-type="float">
            <text:p>2.3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3e-01i</text:p>
          </table:table-cell>
          <table:table-cell/>
          <table:table-cell office:value-type="float" office:value="-0.889" calcext:value-type="float">
            <text:p>-8.89E-01</text:p>
          </table:table-cell>
          <table:table-cell/>
          <table:table-cell office:value-type="float" office:value="0.269" calcext:value-type="float">
            <text:p>2.69E-01</text:p>
          </table:table-cell>
          <table:table-cell table:formula="of:=[.G20]/(2*3.142)" office:value-type="float" office:value="0.0428071292170592" calcext:value-type="float">
            <text:p>0.0428071292170592</text:p>
          </table:table-cell>
          <table:table-cell office:value-type="float" office:value="-4.19" calcext:value-type="float">
            <text:p>-4.19E+00</text:p>
          </table:table-cell>
          <table:table-cell table:number-columns-repeated="37"/>
        </table:table-row>
        <table:table-row table:style-name="ro1">
          <table:table-cell office:value-type="float" office:value="0.239" calcext:value-type="float">
            <text:p>2.3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3e-01i</text:p>
          </table:table-cell>
          <table:table-cell/>
          <table:table-cell office:value-type="float" office:value="-0.889" calcext:value-type="float">
            <text:p>-8.89E-01</text:p>
          </table:table-cell>
          <table:table-cell/>
          <table:table-cell office:value-type="float" office:value="0.269" calcext:value-type="float">
            <text:p>2.69E-01</text:p>
          </table:table-cell>
          <table:table-cell table:formula="of:=[.G21]/(2*3.142)" office:value-type="float" office:value="0.0428071292170592" calcext:value-type="float">
            <text:p>0.0428071292170592</text:p>
          </table:table-cell>
          <table:table-cell office:value-type="float" office:value="-4.19" calcext:value-type="float">
            <text:p>-4.19E+00</text:p>
          </table:table-cell>
          <table:table-cell table:number-columns-repeated="37"/>
        </table:table-row>
        <table:table-row table:style-name="ro1">
          <table:table-cell office:value-type="float" office:value="0.105" calcext:value-type="float">
            <text:p>1.0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71e-01i</text:p>
          </table:table-cell>
          <table:table-cell/>
          <table:table-cell office:value-type="float" office:value="-0.361" calcext:value-type="float">
            <text:p>-3.61E-01</text:p>
          </table:table-cell>
          <table:table-cell/>
          <table:table-cell office:value-type="float" office:value="0.29" calcext:value-type="float">
            <text:p>2.90E-01</text:p>
          </table:table-cell>
          <table:table-cell table:formula="of:=[.G22]/(2*3.142)" office:value-type="float" office:value="0.0461489497135582" calcext:value-type="float">
            <text:p>0.0461489497135582</text:p>
          </table:table-cell>
          <table:table-cell office:value-type="float" office:value="-9.53" calcext:value-type="float">
            <text:p>-9.53E+00</text:p>
          </table:table-cell>
          <table:table-cell table:number-columns-repeated="37"/>
        </table:table-row>
        <table:table-row table:style-name="ro1">
          <table:table-cell office:value-type="float" office:value="0.105" calcext:value-type="float">
            <text:p>1.0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1e-01i</text:p>
          </table:table-cell>
          <table:table-cell/>
          <table:table-cell office:value-type="float" office:value="-0.361" calcext:value-type="float">
            <text:p>-3.61E-01</text:p>
          </table:table-cell>
          <table:table-cell/>
          <table:table-cell office:value-type="float" office:value="0.29" calcext:value-type="float">
            <text:p>2.90E-01</text:p>
          </table:table-cell>
          <table:table-cell table:formula="of:=[.G23]/(2*3.142)" office:value-type="float" office:value="0.0461489497135582" calcext:value-type="float">
            <text:p>0.0461489497135582</text:p>
          </table:table-cell>
          <table:table-cell office:value-type="float" office:value="-9.53" calcext:value-type="float">
            <text:p>-9.53E+00</text:p>
          </table:table-cell>
          <table:table-cell table:number-columns-repeated="37"/>
        </table:table-row>
        <table:table-row table:style-name="ro1">
          <table:table-cell office:value-type="float" office:value="-0.115" calcext:value-type="float">
            <text:p>-1.1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82e-01i</text:p>
          </table:table-cell>
          <table:table-cell/>
          <table:table-cell office:value-type="float" office:value="0.376" calcext:value-type="float">
            <text:p>3.76E-01</text:p>
          </table:table-cell>
          <table:table-cell/>
          <table:table-cell office:value-type="float" office:value="0.305" calcext:value-type="float">
            <text:p>3.05E-01</text:p>
          </table:table-cell>
          <table:table-cell table:formula="of:=[.G24]/(2*3.142)" office:value-type="float" office:value="0.0485359643539147" calcext:value-type="float">
            <text:p>0.0485359643539147</text:p>
          </table:table-cell>
          <table:table-cell office:value-type="float" office:value="8.73" calcext:value-type="float">
            <text:p>8.73E+00</text:p>
          </table:table-cell>
          <table:table-cell table:number-columns-repeated="37"/>
        </table:table-row>
        <table:table-row table:style-name="ro1">
          <table:table-cell office:value-type="float" office:value="-0.115" calcext:value-type="float">
            <text:p>-1.1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2e-01i</text:p>
          </table:table-cell>
          <table:table-cell/>
          <table:table-cell office:value-type="float" office:value="0.376" calcext:value-type="float">
            <text:p>3.76E-01</text:p>
          </table:table-cell>
          <table:table-cell/>
          <table:table-cell office:value-type="float" office:value="0.305" calcext:value-type="float">
            <text:p>3.05E-01</text:p>
          </table:table-cell>
          <table:table-cell table:formula="of:=[.G25]/(2*3.142)" office:value-type="float" office:value="0.0485359643539147" calcext:value-type="float">
            <text:p>0.0485359643539147</text:p>
          </table:table-cell>
          <table:table-cell office:value-type="float" office:value="8.73" calcext:value-type="float">
            <text:p>8.73E+00</text:p>
          </table:table-cell>
          <table:table-cell table:number-columns-repeated="37"/>
        </table:table-row>
        <table:table-row table:style-name="ro1">
          <table:table-cell office:value-type="float" office:value="-0.178" calcext:value-type="float">
            <text:p>-1.7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60e-01i</text:p>
          </table:table-cell>
          <table:table-cell/>
          <table:table-cell office:value-type="float" office:value="0.564" calcext:value-type="float">
            <text:p>5.64E-01</text:p>
          </table:table-cell>
          <table:table-cell/>
          <table:table-cell office:value-type="float" office:value="0.315" calcext:value-type="float">
            <text:p>3.15E-01</text:p>
          </table:table-cell>
          <table:table-cell table:formula="of:=[.G26]/(2*3.142)" office:value-type="float" office:value="0.0501273074474857" calcext:value-type="float">
            <text:p>0.0501273074474857</text:p>
          </table:table-cell>
          <table:table-cell office:value-type="float" office:value="5.62" calcext:value-type="float">
            <text:p>5.62E+00</text:p>
          </table:table-cell>
          <table:table-cell table:number-columns-repeated="37"/>
        </table:table-row>
        <table:table-row table:style-name="ro1">
          <table:table-cell office:value-type="float" office:value="-0.178" calcext:value-type="float">
            <text:p>-1.7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0e-01i</text:p>
          </table:table-cell>
          <table:table-cell/>
          <table:table-cell office:value-type="float" office:value="0.564" calcext:value-type="float">
            <text:p>5.64E-01</text:p>
          </table:table-cell>
          <table:table-cell/>
          <table:table-cell office:value-type="float" office:value="0.315" calcext:value-type="float">
            <text:p>3.15E-01</text:p>
          </table:table-cell>
          <table:table-cell table:formula="of:=[.G27]/(2*3.142)" office:value-type="float" office:value="0.0501273074474857" calcext:value-type="float">
            <text:p>0.0501273074474857</text:p>
          </table:table-cell>
          <table:table-cell office:value-type="float" office:value="5.62" calcext:value-type="float">
            <text:p>5.62E+00</text:p>
          </table:table-cell>
          <table:table-cell table:number-columns-repeated="37"/>
        </table:table-row>
        <table:table-row table:style-name="ro1">
          <table:table-cell office:value-type="float" office:value="0.0175" calcext:value-type="float">
            <text:p>1.75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35e-01i</text:p>
          </table:table-cell>
          <table:table-cell/>
          <table:table-cell office:value-type="float" office:value="-0.0522" calcext:value-type="float">
            <text:p>-5.22E-02</text:p>
          </table:table-cell>
          <table:table-cell/>
          <table:table-cell office:value-type="float" office:value="0.336" calcext:value-type="float">
            <text:p>3.36E-01</text:p>
          </table:table-cell>
          <table:table-cell table:formula="of:=[.G28]/(2*3.142)" office:value-type="float" office:value="0.0534691279439847" calcext:value-type="float">
            <text:p>0.0534691279439847</text:p>
          </table:table-cell>
          <table:table-cell office:value-type="float" office:value="-57.1" calcext:value-type="float">
            <text:p>-5.71E+01</text:p>
          </table:table-cell>
          <table:table-cell table:number-columns-repeated="37"/>
        </table:table-row>
        <table:table-row table:style-name="ro1">
          <table:table-cell office:value-type="float" office:value="0.0175" calcext:value-type="float">
            <text:p>1.75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5e-01i</text:p>
          </table:table-cell>
          <table:table-cell/>
          <table:table-cell office:value-type="float" office:value="-0.0522" calcext:value-type="float">
            <text:p>-5.22E-02</text:p>
          </table:table-cell>
          <table:table-cell/>
          <table:table-cell office:value-type="float" office:value="0.336" calcext:value-type="float">
            <text:p>3.36E-01</text:p>
          </table:table-cell>
          <table:table-cell table:formula="of:=[.G29]/(2*3.142)" office:value-type="float" office:value="0.0534691279439847" calcext:value-type="float">
            <text:p>0.0534691279439847</text:p>
          </table:table-cell>
          <table:table-cell office:value-type="float" office:value="-57.1" calcext:value-type="float">
            <text:p>-5.71E+01</text:p>
          </table:table-cell>
          <table:table-cell table:number-columns-repeated="37"/>
        </table:table-row>
        <table:table-row table:style-name="ro1">
          <table:table-cell office:value-type="float" office:value="0.184" calcext:value-type="float">
            <text:p>1.8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90e-01i</text:p>
          </table:table-cell>
          <table:table-cell/>
          <table:table-cell office:value-type="float" office:value="-0.535" calcext:value-type="float">
            <text:p>-5.35E-01</text:p>
          </table:table-cell>
          <table:table-cell/>
          <table:table-cell office:value-type="float" office:value="0.344" calcext:value-type="float">
            <text:p>3.44E-01</text:p>
          </table:table-cell>
          <table:table-cell table:formula="of:=[.G30]/(2*3.142)" office:value-type="float" office:value="0.0547422024188415" calcext:value-type="float">
            <text:p>0.0547422024188415</text:p>
          </table:table-cell>
          <table:table-cell office:value-type="float" office:value="-5.43" calcext:value-type="float">
            <text:p>-5.43E+00</text:p>
          </table:table-cell>
          <table:table-cell table:number-columns-repeated="37"/>
        </table:table-row>
        <table:table-row table:style-name="ro1">
          <table:table-cell office:value-type="float" office:value="0.184" calcext:value-type="float">
            <text:p>1.8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0e-01i</text:p>
          </table:table-cell>
          <table:table-cell/>
          <table:table-cell office:value-type="float" office:value="-0.535" calcext:value-type="float">
            <text:p>-5.35E-01</text:p>
          </table:table-cell>
          <table:table-cell/>
          <table:table-cell office:value-type="float" office:value="0.344" calcext:value-type="float">
            <text:p>3.44E-01</text:p>
          </table:table-cell>
          <table:table-cell table:formula="of:=[.G31]/(2*3.142)" office:value-type="float" office:value="0.0547422024188415" calcext:value-type="float">
            <text:p>0.0547422024188415</text:p>
          </table:table-cell>
          <table:table-cell office:value-type="float" office:value="-5.43" calcext:value-type="float">
            <text:p>-5.43E+00</text:p>
          </table:table-cell>
          <table:table-cell table:number-columns-repeated="37"/>
        </table:table-row>
        <table:table-row table:style-name="ro1">
          <table:table-cell office:value-type="float" office:value="0.359" calcext:value-type="float">
            <text:p>3.59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359" calcext:value-type="float">
            <text:p>3.59E-01</text:p>
          </table:table-cell>
          <table:table-cell table:formula="of:=[.G32]/(2*3.142)" office:value-type="float" office:value="0.057129217059198" calcext:value-type="float">
            <text:p>0.057129217059198</text:p>
          </table:table-cell>
          <table:table-cell office:value-type="float" office:value="-2.78" calcext:value-type="float">
            <text:p>-2.78E+00</text:p>
          </table:table-cell>
          <table:table-cell table:number-columns-repeated="37"/>
        </table:table-row>
        <table:table-row table:style-name="ro1">
          <table:table-cell office:value-type="float" office:value="-0.401" calcext:value-type="float">
            <text:p>-4.01E-01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401" calcext:value-type="float">
            <text:p>4.01E-01</text:p>
          </table:table-cell>
          <table:table-cell table:formula="of:=[.G33]/(2*3.142)" office:value-type="float" office:value="0.0638128580521961" calcext:value-type="float">
            <text:p>0.0638128580521961</text:p>
          </table:table-cell>
          <table:table-cell office:value-type="float" office:value="2.49" calcext:value-type="float">
            <text:p>2.49E+00</text:p>
          </table:table-cell>
          <table:table-cell table:number-columns-repeated="37"/>
        </table:table-row>
        <table:table-row table:style-name="ro1">
          <table:table-cell office:value-type="float" office:value="0.297" calcext:value-type="float">
            <text:p>2.9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72e-01i</text:p>
          </table:table-cell>
          <table:table-cell/>
          <table:table-cell office:value-type="float" office:value="-0.738" calcext:value-type="float">
            <text:p>-7.38E-01</text:p>
          </table:table-cell>
          <table:table-cell/>
          <table:table-cell office:value-type="float" office:value="0.402" calcext:value-type="float">
            <text:p>4.02E-01</text:p>
          </table:table-cell>
          <table:table-cell table:formula="of:=[.G34]/(2*3.142)" office:value-type="float" office:value="0.0639719923615532" calcext:value-type="float">
            <text:p>0.0639719923615532</text:p>
          </table:table-cell>
          <table:table-cell office:value-type="float" office:value="-3.37" calcext:value-type="float">
            <text:p>-3.37E+00</text:p>
          </table:table-cell>
          <table:table-cell table:number-columns-repeated="37"/>
        </table:table-row>
        <table:table-row table:style-name="ro1">
          <table:table-cell office:value-type="float" office:value="0.297" calcext:value-type="float">
            <text:p>2.9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2e-01i</text:p>
          </table:table-cell>
          <table:table-cell/>
          <table:table-cell office:value-type="float" office:value="-0.738" calcext:value-type="float">
            <text:p>-7.38E-01</text:p>
          </table:table-cell>
          <table:table-cell/>
          <table:table-cell office:value-type="float" office:value="0.402" calcext:value-type="float">
            <text:p>4.02E-01</text:p>
          </table:table-cell>
          <table:table-cell table:formula="of:=[.G35]/(2*3.142)" office:value-type="float" office:value="0.0639719923615532" calcext:value-type="float">
            <text:p>0.0639719923615532</text:p>
          </table:table-cell>
          <table:table-cell office:value-type="float" office:value="-3.37" calcext:value-type="float">
            <text:p>-3.37E+00</text:p>
          </table:table-cell>
          <table:table-cell table:number-columns-repeated="37"/>
        </table:table-row>
        <table:table-row table:style-name="ro1">
          <table:table-cell office:value-type="float" office:value="0.238" calcext:value-type="float">
            <text:p>2.3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68e-01i</text:p>
          </table:table-cell>
          <table:table-cell/>
          <table:table-cell office:value-type="float" office:value="-0.543" calcext:value-type="float">
            <text:p>-5.43E-01</text:p>
          </table:table-cell>
          <table:table-cell/>
          <table:table-cell office:value-type="float" office:value="0.438" calcext:value-type="float">
            <text:p>4.38E-01</text:p>
          </table:table-cell>
          <table:table-cell table:formula="of:=[.G36]/(2*3.142)" office:value-type="float" office:value="0.0697008274984087" calcext:value-type="float">
            <text:p>0.0697008274984087</text:p>
          </table:table-cell>
          <table:table-cell office:value-type="float" office:value="-4.2" calcext:value-type="float">
            <text:p>-4.20E+00</text:p>
          </table:table-cell>
          <table:table-cell table:number-columns-repeated="37"/>
        </table:table-row>
        <table:table-row table:style-name="ro1">
          <table:table-cell office:value-type="float" office:value="0.238" calcext:value-type="float">
            <text:p>2.3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68e-01i</text:p>
          </table:table-cell>
          <table:table-cell/>
          <table:table-cell office:value-type="float" office:value="-0.543" calcext:value-type="float">
            <text:p>-5.43E-01</text:p>
          </table:table-cell>
          <table:table-cell/>
          <table:table-cell office:value-type="float" office:value="0.438" calcext:value-type="float">
            <text:p>4.38E-01</text:p>
          </table:table-cell>
          <table:table-cell table:formula="of:=[.G37]/(2*3.142)" office:value-type="float" office:value="0.0697008274984087" calcext:value-type="float">
            <text:p>0.0697008274984087</text:p>
          </table:table-cell>
          <table:table-cell office:value-type="float" office:value="-4.2" calcext:value-type="float">
            <text:p>-4.20E+00</text:p>
          </table:table-cell>
          <table:table-cell table:number-columns-repeated="37"/>
        </table:table-row>
        <table:table-row table:style-name="ro1">
          <table:table-cell office:value-type="float" office:value="-0.451" calcext:value-type="float">
            <text:p>-4.5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77e-02i</text:p>
          </table:table-cell>
          <table:table-cell/>
          <table:table-cell office:value-type="float" office:value="0.989" calcext:value-type="float">
            <text:p>9.89E-01</text:p>
          </table:table-cell>
          <table:table-cell/>
          <table:table-cell office:value-type="float" office:value="0.456" calcext:value-type="float">
            <text:p>4.56E-01</text:p>
          </table:table-cell>
          <table:table-cell table:formula="of:=[.G38]/(2*3.142)" office:value-type="float" office:value="0.0725652450668364" calcext:value-type="float">
            <text:p>0.0725652450668364</text:p>
          </table:table-cell>
          <table:table-cell office:value-type="float" office:value="2.22" calcext:value-type="float">
            <text:p>2.22E+00</text:p>
          </table:table-cell>
          <table:table-cell table:number-columns-repeated="37"/>
        </table:table-row>
        <table:table-row table:style-name="ro1">
          <table:table-cell office:value-type="float" office:value="-0.451" calcext:value-type="float">
            <text:p>-4.5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e-02i</text:p>
          </table:table-cell>
          <table:table-cell/>
          <table:table-cell office:value-type="float" office:value="0.989" calcext:value-type="float">
            <text:p>9.89E-01</text:p>
          </table:table-cell>
          <table:table-cell/>
          <table:table-cell office:value-type="float" office:value="0.456" calcext:value-type="float">
            <text:p>4.56E-01</text:p>
          </table:table-cell>
          <table:table-cell table:formula="of:=[.G39]/(2*3.142)" office:value-type="float" office:value="0.0725652450668364" calcext:value-type="float">
            <text:p>0.0725652450668364</text:p>
          </table:table-cell>
          <table:table-cell office:value-type="float" office:value="2.22" calcext:value-type="float">
            <text:p>2.22E+00</text:p>
          </table:table-cell>
          <table:table-cell table:number-columns-repeated="37"/>
        </table:table-row>
        <table:table-row table:style-name="ro1">
          <table:table-cell office:value-type="float" office:value="-0.444" calcext:value-type="float">
            <text:p>-4.4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72e-01i</text:p>
          </table:table-cell>
          <table:table-cell/>
          <table:table-cell office:value-type="float" office:value="0.932" calcext:value-type="float">
            <text:p>9.32E-01</text:p>
          </table:table-cell>
          <table:table-cell/>
          <table:table-cell office:value-type="float" office:value="0.476" calcext:value-type="float">
            <text:p>4.76E-01</text:p>
          </table:table-cell>
          <table:table-cell table:formula="of:=[.G40]/(2*3.142)" office:value-type="float" office:value="0.0757479312539784" calcext:value-type="float">
            <text:p>0.0757479312539784</text:p>
          </table:table-cell>
          <table:table-cell office:value-type="float" office:value="2.25" calcext:value-type="float">
            <text:p>2.25E+00</text:p>
          </table:table-cell>
          <table:table-cell table:number-columns-repeated="37"/>
        </table:table-row>
        <table:table-row table:style-name="ro1">
          <table:table-cell office:value-type="float" office:value="-0.444" calcext:value-type="float">
            <text:p>-4.4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2e-01i</text:p>
          </table:table-cell>
          <table:table-cell/>
          <table:table-cell office:value-type="float" office:value="0.932" calcext:value-type="float">
            <text:p>9.32E-01</text:p>
          </table:table-cell>
          <table:table-cell/>
          <table:table-cell office:value-type="float" office:value="0.476" calcext:value-type="float">
            <text:p>4.76E-01</text:p>
          </table:table-cell>
          <table:table-cell table:formula="of:=[.G41]/(2*3.142)" office:value-type="float" office:value="0.0757479312539784" calcext:value-type="float">
            <text:p>0.0757479312539784</text:p>
          </table:table-cell>
          <table:table-cell office:value-type="float" office:value="2.25" calcext:value-type="float">
            <text:p>2.25E+00</text:p>
          </table:table-cell>
          <table:table-cell table:number-columns-repeated="37"/>
        </table:table-row>
        <table:table-row table:style-name="ro1">
          <table:table-cell office:value-type="float" office:value="0.457" calcext:value-type="float">
            <text:p>4.5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40e-01i</text:p>
          </table:table-cell>
          <table:table-cell/>
          <table:table-cell office:value-type="float" office:value="-0.956" calcext:value-type="float">
            <text:p>-9.56E-01</text:p>
          </table:table-cell>
          <table:table-cell/>
          <table:table-cell office:value-type="float" office:value="0.478" calcext:value-type="float">
            <text:p>4.78E-01</text:p>
          </table:table-cell>
          <table:table-cell table:formula="of:=[.G42]/(2*3.142)" office:value-type="float" office:value="0.0760661998726926" calcext:value-type="float">
            <text:p>0.0760661998726926</text:p>
          </table:table-cell>
          <table:table-cell office:value-type="float" office:value="-2.19" calcext:value-type="float">
            <text:p>-2.19E+00</text:p>
          </table:table-cell>
          <table:table-cell table:number-columns-repeated="37"/>
        </table:table-row>
        <table:table-row table:style-name="ro1">
          <table:table-cell office:value-type="float" office:value="0.457" calcext:value-type="float">
            <text:p>4.5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0e-01i</text:p>
          </table:table-cell>
          <table:table-cell/>
          <table:table-cell office:value-type="float" office:value="-0.956" calcext:value-type="float">
            <text:p>-9.56E-01</text:p>
          </table:table-cell>
          <table:table-cell/>
          <table:table-cell office:value-type="float" office:value="0.478" calcext:value-type="float">
            <text:p>4.78E-01</text:p>
          </table:table-cell>
          <table:table-cell table:formula="of:=[.G43]/(2*3.142)" office:value-type="float" office:value="0.0760661998726926" calcext:value-type="float">
            <text:p>0.0760661998726926</text:p>
          </table:table-cell>
          <table:table-cell office:value-type="float" office:value="-2.19" calcext:value-type="float">
            <text:p>-2.19E+00</text:p>
          </table:table-cell>
          <table:table-cell table:number-columns-repeated="37"/>
        </table:table-row>
        <table:table-row table:style-name="ro1">
          <table:table-cell office:value-type="float" office:value="0.481" calcext:value-type="float">
            <text:p>4.8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3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482" calcext:value-type="float">
            <text:p>4.82E-01</text:p>
          </table:table-cell>
          <table:table-cell table:formula="of:=[.G44]/(2*3.142)" office:value-type="float" office:value="0.0767027371101209" calcext:value-type="float">
            <text:p>0.0767027371101209</text:p>
          </table:table-cell>
          <table:table-cell office:value-type="float" office:value="-2.08" calcext:value-type="float">
            <text:p>-2.08E+00</text:p>
          </table:table-cell>
          <table:table-cell table:number-columns-repeated="37"/>
        </table:table-row>
        <table:table-row table:style-name="ro1">
          <table:table-cell office:value-type="float" office:value="0.481" calcext:value-type="float">
            <text:p>4.8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3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482" calcext:value-type="float">
            <text:p>4.82E-01</text:p>
          </table:table-cell>
          <table:table-cell table:formula="of:=[.G45]/(2*3.142)" office:value-type="float" office:value="0.0767027371101209" calcext:value-type="float">
            <text:p>0.0767027371101209</text:p>
          </table:table-cell>
          <table:table-cell office:value-type="float" office:value="-2.08" calcext:value-type="float">
            <text:p>-2.08E+00</text:p>
          </table:table-cell>
          <table:table-cell table:number-columns-repeated="37"/>
        </table:table-row>
        <table:table-row table:style-name="ro1">
          <table:table-cell office:value-type="float" office:value="-0.517" calcext:value-type="float">
            <text:p>-5.17E-01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517" calcext:value-type="float">
            <text:p>5.17E-01</text:p>
          </table:table-cell>
          <table:table-cell table:formula="of:=[.G46]/(2*3.142)" office:value-type="float" office:value="0.0822724379376194" calcext:value-type="float">
            <text:p>0.0822724379376194</text:p>
          </table:table-cell>
          <table:table-cell office:value-type="float" office:value="1.94" calcext:value-type="float">
            <text:p>1.94E+00</text:p>
          </table:table-cell>
          <table:table-cell table:number-columns-repeated="37"/>
        </table:table-row>
        <table:table-row table:style-name="ro1">
          <table:table-cell office:value-type="float" office:value="-0.184" calcext:value-type="float">
            <text:p>-1.8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99e-01i</text:p>
          </table:table-cell>
          <table:table-cell/>
          <table:table-cell office:value-type="float" office:value="0.346" calcext:value-type="float">
            <text:p>3.46E-01</text:p>
          </table:table-cell>
          <table:table-cell/>
          <table:table-cell office:value-type="float" office:value="0.532" calcext:value-type="float">
            <text:p>5.32E-01</text:p>
          </table:table-cell>
          <table:table-cell table:formula="of:=[.G47]/(2*3.142)" office:value-type="float" office:value="0.0846594525779758" calcext:value-type="float">
            <text:p>0.0846594525779758</text:p>
          </table:table-cell>
          <table:table-cell office:value-type="float" office:value="5.42" calcext:value-type="float">
            <text:p>5.42E+00</text:p>
          </table:table-cell>
          <table:table-cell table:number-columns-repeated="37"/>
        </table:table-row>
        <table:table-row table:style-name="ro1">
          <table:table-cell office:value-type="float" office:value="-0.184" calcext:value-type="float">
            <text:p>-1.8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99e-01i</text:p>
          </table:table-cell>
          <table:table-cell/>
          <table:table-cell office:value-type="float" office:value="0.346" calcext:value-type="float">
            <text:p>3.46E-01</text:p>
          </table:table-cell>
          <table:table-cell/>
          <table:table-cell office:value-type="float" office:value="0.532" calcext:value-type="float">
            <text:p>5.32E-01</text:p>
          </table:table-cell>
          <table:table-cell table:formula="of:=[.G48]/(2*3.142)" office:value-type="float" office:value="0.0846594525779758" calcext:value-type="float">
            <text:p>0.0846594525779758</text:p>
          </table:table-cell>
          <table:table-cell office:value-type="float" office:value="5.42" calcext:value-type="float">
            <text:p>5.42E+00</text:p>
          </table:table-cell>
          <table:table-cell table:number-columns-repeated="37"/>
        </table:table-row>
        <table:table-row table:style-name="ro1">
          <table:table-cell office:value-type="float" office:value="-0.529" calcext:value-type="float">
            <text:p>-5.2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50e-02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533" calcext:value-type="float">
            <text:p>5.33E-01</text:p>
          </table:table-cell>
          <table:table-cell table:formula="of:=[.G49]/(2*3.142)" office:value-type="float" office:value="0.0848185868873329" calcext:value-type="float">
            <text:p>0.0848185868873329</text:p>
          </table:table-cell>
          <table:table-cell office:value-type="float" office:value="1.89" calcext:value-type="float">
            <text:p>1.89E+00</text:p>
          </table:table-cell>
          <table:table-cell table:number-columns-repeated="37"/>
        </table:table-row>
        <table:table-row table:style-name="ro1">
          <table:table-cell office:value-type="float" office:value="-0.529" calcext:value-type="float">
            <text:p>-5.2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e-02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533" calcext:value-type="float">
            <text:p>5.33E-01</text:p>
          </table:table-cell>
          <table:table-cell table:formula="of:=[.G50]/(2*3.142)" office:value-type="float" office:value="0.0848185868873329" calcext:value-type="float">
            <text:p>0.0848185868873329</text:p>
          </table:table-cell>
          <table:table-cell office:value-type="float" office:value="1.89" calcext:value-type="float">
            <text:p>1.89E+00</text:p>
          </table:table-cell>
          <table:table-cell table:number-columns-repeated="37"/>
        </table:table-row>
        <table:table-row table:style-name="ro1">
          <table:table-cell office:value-type="float" office:value="0.552" calcext:value-type="float">
            <text:p>5.52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552" calcext:value-type="float">
            <text:p>5.52E-01</text:p>
          </table:table-cell>
          <table:table-cell table:formula="of:=[.G51]/(2*3.142)" office:value-type="float" office:value="0.0878421387651178" calcext:value-type="float">
            <text:p>0.0878421387651178</text:p>
          </table:table-cell>
          <table:table-cell office:value-type="float" office:value="-1.81" calcext:value-type="float">
            <text:p>-1.81E+00</text:p>
          </table:table-cell>
          <table:table-cell table:number-columns-repeated="37"/>
        </table:table-row>
        <table:table-row table:style-name="ro1">
          <table:table-cell office:value-type="float" office:value="-0.3" calcext:value-type="float">
            <text:p>-3.0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84e-01i</text:p>
          </table:table-cell>
          <table:table-cell/>
          <table:table-cell office:value-type="float" office:value="0.527" calcext:value-type="float">
            <text:p>5.27E-01</text:p>
          </table:table-cell>
          <table:table-cell/>
          <table:table-cell office:value-type="float" office:value="0.569" calcext:value-type="float">
            <text:p>5.69E-01</text:p>
          </table:table-cell>
          <table:table-cell table:formula="of:=[.G52]/(2*3.142)" office:value-type="float" office:value="0.0905474220241884" calcext:value-type="float">
            <text:p>0.0905474220241884</text:p>
          </table:table-cell>
          <table:table-cell office:value-type="float" office:value="3.33" calcext:value-type="float">
            <text:p>3.33E+00</text:p>
          </table:table-cell>
          <table:table-cell table:number-columns-repeated="37"/>
        </table:table-row>
        <table:table-row table:style-name="ro1">
          <table:table-cell office:value-type="float" office:value="-0.3" calcext:value-type="float">
            <text:p>-3.0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84e-01i</text:p>
          </table:table-cell>
          <table:table-cell/>
          <table:table-cell office:value-type="float" office:value="0.527" calcext:value-type="float">
            <text:p>5.27E-01</text:p>
          </table:table-cell>
          <table:table-cell/>
          <table:table-cell office:value-type="float" office:value="0.569" calcext:value-type="float">
            <text:p>5.69E-01</text:p>
          </table:table-cell>
          <table:table-cell table:formula="of:=[.G53]/(2*3.142)" office:value-type="float" office:value="0.0905474220241884" calcext:value-type="float">
            <text:p>0.0905474220241884</text:p>
          </table:table-cell>
          <table:table-cell office:value-type="float" office:value="3.33" calcext:value-type="float">
            <text:p>3.33E+00</text:p>
          </table:table-cell>
          <table:table-cell table:number-columns-repeated="37"/>
        </table:table-row>
        <table:table-row table:style-name="ro1">
          <table:table-cell office:value-type="float" office:value="0.571" calcext:value-type="float">
            <text:p>5.7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63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572" calcext:value-type="float">
            <text:p>5.72E-01</text:p>
          </table:table-cell>
          <table:table-cell table:formula="of:=[.G54]/(2*3.142)" office:value-type="float" office:value="0.0910248249522597" calcext:value-type="float">
            <text:p>0.0910248249522597</text:p>
          </table:table-cell>
          <table:table-cell office:value-type="float" office:value="-1.75" calcext:value-type="float">
            <text:p>-1.75E+00</text:p>
          </table:table-cell>
          <table:table-cell table:number-columns-repeated="37"/>
        </table:table-row>
        <table:table-row table:style-name="ro1">
          <table:table-cell office:value-type="float" office:value="0.571" calcext:value-type="float">
            <text:p>5.7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3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572" calcext:value-type="float">
            <text:p>5.72E-01</text:p>
          </table:table-cell>
          <table:table-cell table:formula="of:=[.G55]/(2*3.142)" office:value-type="float" office:value="0.0910248249522597" calcext:value-type="float">
            <text:p>0.0910248249522597</text:p>
          </table:table-cell>
          <table:table-cell office:value-type="float" office:value="-1.75" calcext:value-type="float">
            <text:p>-1.75E+00</text:p>
          </table:table-cell>
          <table:table-cell table:number-columns-repeated="37"/>
        </table:table-row>
        <table:table-row table:style-name="ro1">
          <table:table-cell office:value-type="float" office:value="-0.573" calcext:value-type="float">
            <text:p>-5.73E-01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573" calcext:value-type="float">
            <text:p>5.73E-01</text:p>
          </table:table-cell>
          <table:table-cell table:formula="of:=[.G56]/(2*3.142)" office:value-type="float" office:value="0.0911839592616168" calcext:value-type="float">
            <text:p>0.0911839592616168</text:p>
          </table:table-cell>
          <table:table-cell office:value-type="float" office:value="1.74" calcext:value-type="float">
            <text:p>1.74E+00</text:p>
          </table:table-cell>
          <table:table-cell table:number-columns-repeated="37"/>
        </table:table-row>
        <table:table-row table:style-name="ro1">
          <table:table-cell office:value-type="float" office:value="-0.404" calcext:value-type="float">
            <text:p>-4.0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51e-01i</text:p>
          </table:table-cell>
          <table:table-cell/>
          <table:table-cell office:value-type="float" office:value="0.667" calcext:value-type="float">
            <text:p>6.67E-01</text:p>
          </table:table-cell>
          <table:table-cell/>
          <table:table-cell office:value-type="float" office:value="0.606" calcext:value-type="float">
            <text:p>6.06E-01</text:p>
          </table:table-cell>
          <table:table-cell table:formula="of:=[.G57]/(2*3.142)" office:value-type="float" office:value="0.096435391470401" calcext:value-type="float">
            <text:p>0.096435391470401</text:p>
          </table:table-cell>
          <table:table-cell office:value-type="float" office:value="2.48" calcext:value-type="float">
            <text:p>2.48E+00</text:p>
          </table:table-cell>
          <table:table-cell table:number-columns-repeated="37"/>
        </table:table-row>
        <table:table-row table:style-name="ro1">
          <table:table-cell office:value-type="float" office:value="-0.404" calcext:value-type="float">
            <text:p>-4.0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51e-01i</text:p>
          </table:table-cell>
          <table:table-cell/>
          <table:table-cell office:value-type="float" office:value="0.667" calcext:value-type="float">
            <text:p>6.67E-01</text:p>
          </table:table-cell>
          <table:table-cell/>
          <table:table-cell office:value-type="float" office:value="0.606" calcext:value-type="float">
            <text:p>6.06E-01</text:p>
          </table:table-cell>
          <table:table-cell table:formula="of:=[.G58]/(2*3.142)" office:value-type="float" office:value="0.096435391470401" calcext:value-type="float">
            <text:p>0.096435391470401</text:p>
          </table:table-cell>
          <table:table-cell office:value-type="float" office:value="2.48" calcext:value-type="float">
            <text:p>2.48E+00</text:p>
          </table:table-cell>
          <table:table-cell table:number-columns-repeated="37"/>
        </table:table-row>
        <table:table-row table:style-name="ro1">
          <table:table-cell office:value-type="float" office:value="-0.0974" calcext:value-type="float">
            <text:p>-9.74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00e-01i</text:p>
          </table:table-cell>
          <table:table-cell/>
          <table:table-cell office:value-type="float" office:value="0.16" calcext:value-type="float">
            <text:p>1.60E-01</text:p>
          </table:table-cell>
          <table:table-cell/>
          <table:table-cell office:value-type="float" office:value="0.608" calcext:value-type="float">
            <text:p>6.08E-01</text:p>
          </table:table-cell>
          <table:table-cell table:formula="of:=[.G59]/(2*3.142)" office:value-type="float" office:value="0.0967536600891152" calcext:value-type="float">
            <text:p>0.0967536600891152</text:p>
          </table:table-cell>
          <table:table-cell office:value-type="float" office:value="10.3" calcext:value-type="float">
            <text:p>1.03E+01</text:p>
          </table:table-cell>
          <table:table-cell table:number-columns-repeated="37"/>
        </table:table-row>
        <table:table-row table:style-name="ro1">
          <table:table-cell office:value-type="float" office:value="-0.0974" calcext:value-type="float">
            <text:p>-9.74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e-01i</text:p>
          </table:table-cell>
          <table:table-cell/>
          <table:table-cell office:value-type="float" office:value="0.16" calcext:value-type="float">
            <text:p>1.60E-01</text:p>
          </table:table-cell>
          <table:table-cell/>
          <table:table-cell office:value-type="float" office:value="0.608" calcext:value-type="float">
            <text:p>6.08E-01</text:p>
          </table:table-cell>
          <table:table-cell table:formula="of:=[.G60]/(2*3.142)" office:value-type="float" office:value="0.0967536600891152" calcext:value-type="float">
            <text:p>0.0967536600891152</text:p>
          </table:table-cell>
          <table:table-cell office:value-type="float" office:value="10.3" calcext:value-type="float">
            <text:p>1.03E+01</text:p>
          </table:table-cell>
          <table:table-cell table:number-columns-repeated="37"/>
        </table:table-row>
        <table:table-row table:style-name="ro1">
          <table:table-cell office:value-type="float" office:value="-0.569" calcext:value-type="float">
            <text:p>-5.6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3e-01i</text:p>
          </table:table-cell>
          <table:table-cell/>
          <table:table-cell office:value-type="float" office:value="0.926" calcext:value-type="float">
            <text:p>9.26E-01</text:p>
          </table:table-cell>
          <table:table-cell/>
          <table:table-cell office:value-type="float" office:value="0.614" calcext:value-type="float">
            <text:p>6.14E-01</text:p>
          </table:table-cell>
          <table:table-cell table:formula="of:=[.G61]/(2*3.142)" office:value-type="float" office:value="0.0977084659452578" calcext:value-type="float">
            <text:p>0.0977084659452578</text:p>
          </table:table-cell>
          <table:table-cell office:value-type="float" office:value="1.76" calcext:value-type="float">
            <text:p>1.76E+00</text:p>
          </table:table-cell>
          <table:table-cell table:number-columns-repeated="37"/>
        </table:table-row>
        <table:table-row table:style-name="ro1">
          <table:table-cell office:value-type="float" office:value="-0.569" calcext:value-type="float">
            <text:p>-5.6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3e-01i</text:p>
          </table:table-cell>
          <table:table-cell/>
          <table:table-cell office:value-type="float" office:value="0.926" calcext:value-type="float">
            <text:p>9.26E-01</text:p>
          </table:table-cell>
          <table:table-cell/>
          <table:table-cell office:value-type="float" office:value="0.614" calcext:value-type="float">
            <text:p>6.14E-01</text:p>
          </table:table-cell>
          <table:table-cell table:formula="of:=[.G62]/(2*3.142)" office:value-type="float" office:value="0.0977084659452578" calcext:value-type="float">
            <text:p>0.0977084659452578</text:p>
          </table:table-cell>
          <table:table-cell office:value-type="float" office:value="1.76" calcext:value-type="float">
            <text:p>1.76E+00</text:p>
          </table:table-cell>
          <table:table-cell table:number-columns-repeated="37"/>
        </table:table-row>
        <table:table-row table:style-name="ro1">
          <table:table-cell office:value-type="float" office:value="-0.198" calcext:value-type="float">
            <text:p>-1.9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90e-01i</text:p>
          </table:table-cell>
          <table:table-cell/>
          <table:table-cell office:value-type="float" office:value="0.318" calcext:value-type="float">
            <text:p>3.18E-01</text:p>
          </table:table-cell>
          <table:table-cell/>
          <table:table-cell office:value-type="float" office:value="0.622" calcext:value-type="float">
            <text:p>6.22E-01</text:p>
          </table:table-cell>
          <table:table-cell table:formula="of:=[.G63]/(2*3.142)" office:value-type="float" office:value="0.0989815404201146" calcext:value-type="float">
            <text:p>0.0989815404201146</text:p>
          </table:table-cell>
          <table:table-cell office:value-type="float" office:value="5.05" calcext:value-type="float">
            <text:p>5.05E+00</text:p>
          </table:table-cell>
          <table:table-cell table:number-columns-repeated="37"/>
        </table:table-row>
        <table:table-row table:style-name="ro1">
          <table:table-cell office:value-type="float" office:value="-0.198" calcext:value-type="float">
            <text:p>-1.9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0e-01i</text:p>
          </table:table-cell>
          <table:table-cell/>
          <table:table-cell office:value-type="float" office:value="0.318" calcext:value-type="float">
            <text:p>3.18E-01</text:p>
          </table:table-cell>
          <table:table-cell/>
          <table:table-cell office:value-type="float" office:value="0.622" calcext:value-type="float">
            <text:p>6.22E-01</text:p>
          </table:table-cell>
          <table:table-cell table:formula="of:=[.G64]/(2*3.142)" office:value-type="float" office:value="0.0989815404201146" calcext:value-type="float">
            <text:p>0.0989815404201146</text:p>
          </table:table-cell>
          <table:table-cell office:value-type="float" office:value="5.05" calcext:value-type="float">
            <text:p>5.05E+00</text:p>
          </table:table-cell>
          <table:table-cell table:number-columns-repeated="37"/>
        </table:table-row>
        <table:table-row table:style-name="ro1">
          <table:table-cell office:value-type="float" office:value="0.662" calcext:value-type="float">
            <text:p>6.6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77e-02i</text:p>
          </table:table-cell>
          <table:table-cell/>
          <table:table-cell office:value-type="float" office:value="-0.995" calcext:value-type="float">
            <text:p>-9.95E-01</text:p>
          </table:table-cell>
          <table:table-cell/>
          <table:table-cell office:value-type="float" office:value="0.665" calcext:value-type="float">
            <text:p>6.65E-01</text:p>
          </table:table-cell>
          <table:table-cell table:formula="of:=[.G65]/(2*3.142)" office:value-type="float" office:value="0.10582431572247" calcext:value-type="float">
            <text:p>0.10582431572247</text:p>
          </table:table-cell>
          <table:table-cell office:value-type="float" office:value="-1.51" calcext:value-type="float">
            <text:p>-1.51E+00</text:p>
          </table:table-cell>
          <table:table-cell table:number-columns-repeated="37"/>
        </table:table-row>
        <table:table-row table:style-name="ro1">
          <table:table-cell office:value-type="float" office:value="0.662" calcext:value-type="float">
            <text:p>6.6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e-02i</text:p>
          </table:table-cell>
          <table:table-cell/>
          <table:table-cell office:value-type="float" office:value="-0.995" calcext:value-type="float">
            <text:p>-9.95E-01</text:p>
          </table:table-cell>
          <table:table-cell/>
          <table:table-cell office:value-type="float" office:value="0.665" calcext:value-type="float">
            <text:p>6.65E-01</text:p>
          </table:table-cell>
          <table:table-cell table:formula="of:=[.G66]/(2*3.142)" office:value-type="float" office:value="0.10582431572247" calcext:value-type="float">
            <text:p>0.10582431572247</text:p>
          </table:table-cell>
          <table:table-cell office:value-type="float" office:value="-1.51" calcext:value-type="float">
            <text:p>-1.51E+00</text:p>
          </table:table-cell>
          <table:table-cell table:number-columns-repeated="37"/>
        </table:table-row>
        <table:table-row table:style-name="ro1">
          <table:table-cell office:value-type="float" office:value="0.655" calcext:value-type="float">
            <text:p>6.5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7e-01i</text:p>
          </table:table-cell>
          <table:table-cell/>
          <table:table-cell office:value-type="float" office:value="-0.982" calcext:value-type="float">
            <text:p>-9.82E-01</text:p>
          </table:table-cell>
          <table:table-cell/>
          <table:table-cell office:value-type="float" office:value="0.667" calcext:value-type="float">
            <text:p>6.67E-01</text:p>
          </table:table-cell>
          <table:table-cell table:formula="of:=[.G67]/(2*3.142)" office:value-type="float" office:value="0.106142584341184" calcext:value-type="float">
            <text:p>0.106142584341184</text:p>
          </table:table-cell>
          <table:table-cell office:value-type="float" office:value="-1.53" calcext:value-type="float">
            <text:p>-1.53E+00</text:p>
          </table:table-cell>
          <table:table-cell table:number-columns-repeated="37"/>
        </table:table-row>
        <table:table-row table:style-name="ro1">
          <table:table-cell office:value-type="float" office:value="0.655" calcext:value-type="float">
            <text:p>6.5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7e-01i</text:p>
          </table:table-cell>
          <table:table-cell/>
          <table:table-cell office:value-type="float" office:value="-0.982" calcext:value-type="float">
            <text:p>-9.82E-01</text:p>
          </table:table-cell>
          <table:table-cell/>
          <table:table-cell office:value-type="float" office:value="0.667" calcext:value-type="float">
            <text:p>6.67E-01</text:p>
          </table:table-cell>
          <table:table-cell table:formula="of:=[.G68]/(2*3.142)" office:value-type="float" office:value="0.106142584341184" calcext:value-type="float">
            <text:p>0.106142584341184</text:p>
          </table:table-cell>
          <table:table-cell office:value-type="float" office:value="-1.53" calcext:value-type="float">
            <text:p>-1.53E+00</text:p>
          </table:table-cell>
          <table:table-cell table:number-columns-repeated="37"/>
        </table:table-row>
        <table:table-row table:style-name="ro1">
          <table:table-cell office:value-type="float" office:value="0.669" calcext:value-type="float">
            <text:p>6.69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669" calcext:value-type="float">
            <text:p>6.69E-01</text:p>
          </table:table-cell>
          <table:table-cell table:formula="of:=[.G69]/(2*3.142)" office:value-type="float" office:value="0.106460852959898" calcext:value-type="float">
            <text:p>0.106460852959898</text:p>
          </table:table-cell>
          <table:table-cell office:value-type="float" office:value="-1.49" calcext:value-type="float">
            <text:p>-1.49E+00</text:p>
          </table:table-cell>
          <table:table-cell table:number-columns-repeated="37"/>
        </table:table-row>
        <table:table-row table:style-name="ro1">
          <table:table-cell office:value-type="float" office:value="-0.68" calcext:value-type="float">
            <text:p>-6.8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07e-02i</text:p>
          </table:table-cell>
          <table:table-cell/>
          <table:table-cell office:value-type="float" office:value="0.995" calcext:value-type="float">
            <text:p>9.95E-01</text:p>
          </table:table-cell>
          <table:table-cell/>
          <table:table-cell office:value-type="float" office:value="0.684" calcext:value-type="float">
            <text:p>6.84E-01</text:p>
          </table:table-cell>
          <table:table-cell table:formula="of:=[.G70]/(2*3.142)" office:value-type="float" office:value="0.108847867600255" calcext:value-type="float">
            <text:p>0.108847867600255</text:p>
          </table:table-cell>
          <table:table-cell office:value-type="float" office:value="1.47" calcext:value-type="float">
            <text:p>1.47E+00</text:p>
          </table:table-cell>
          <table:table-cell table:number-columns-repeated="37"/>
        </table:table-row>
        <table:table-row table:style-name="ro1">
          <table:table-cell office:value-type="float" office:value="-0.68" calcext:value-type="float">
            <text:p>-6.8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e-02i</text:p>
          </table:table-cell>
          <table:table-cell/>
          <table:table-cell office:value-type="float" office:value="0.995" calcext:value-type="float">
            <text:p>9.95E-01</text:p>
          </table:table-cell>
          <table:table-cell/>
          <table:table-cell office:value-type="float" office:value="0.684" calcext:value-type="float">
            <text:p>6.84E-01</text:p>
          </table:table-cell>
          <table:table-cell table:formula="of:=[.G71]/(2*3.142)" office:value-type="float" office:value="0.108847867600255" calcext:value-type="float">
            <text:p>0.108847867600255</text:p>
          </table:table-cell>
          <table:table-cell office:value-type="float" office:value="1.47" calcext:value-type="float">
            <text:p>1.47E+00</text:p>
          </table:table-cell>
          <table:table-cell table:number-columns-repeated="37"/>
        </table:table-row>
        <table:table-row table:style-name="ro1">
          <table:table-cell office:value-type="float" office:value="0.7" calcext:value-type="float">
            <text:p>7.00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7" calcext:value-type="float">
            <text:p>7.00E-01</text:p>
          </table:table-cell>
          <table:table-cell table:formula="of:=[.G72]/(2*3.142)" office:value-type="float" office:value="0.111394016549968" calcext:value-type="float">
            <text:p>0.111394016549968</text:p>
          </table:table-cell>
          <table:table-cell office:value-type="float" office:value="-1.43" calcext:value-type="float">
            <text:p>-1.43E+00</text:p>
          </table:table-cell>
          <table:table-cell table:number-columns-repeated="37"/>
        </table:table-row>
        <table:table-row table:style-name="ro1">
          <table:table-cell office:value-type="float" office:value="-0.688" calcext:value-type="float">
            <text:p>-6.8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8e-01i</text:p>
          </table:table-cell>
          <table:table-cell/>
          <table:table-cell office:value-type="float" office:value="0.983" calcext:value-type="float">
            <text:p>9.83E-01</text:p>
          </table:table-cell>
          <table:table-cell/>
          <table:table-cell office:value-type="float" office:value="0.7" calcext:value-type="float">
            <text:p>7.00E-01</text:p>
          </table:table-cell>
          <table:table-cell table:formula="of:=[.G73]/(2*3.142)" office:value-type="float" office:value="0.111394016549968" calcext:value-type="float">
            <text:p>0.111394016549968</text:p>
          </table:table-cell>
          <table:table-cell office:value-type="float" office:value="1.45" calcext:value-type="float">
            <text:p>1.45E+00</text:p>
          </table:table-cell>
          <table:table-cell table:number-columns-repeated="37"/>
        </table:table-row>
        <table:table-row table:style-name="ro1">
          <table:table-cell office:value-type="float" office:value="-0.688" calcext:value-type="float">
            <text:p>-6.8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8e-01i</text:p>
          </table:table-cell>
          <table:table-cell/>
          <table:table-cell office:value-type="float" office:value="0.983" calcext:value-type="float">
            <text:p>9.83E-01</text:p>
          </table:table-cell>
          <table:table-cell/>
          <table:table-cell office:value-type="float" office:value="0.7" calcext:value-type="float">
            <text:p>7.00E-01</text:p>
          </table:table-cell>
          <table:table-cell table:formula="of:=[.G74]/(2*3.142)" office:value-type="float" office:value="0.111394016549968" calcext:value-type="float">
            <text:p>0.111394016549968</text:p>
          </table:table-cell>
          <table:table-cell office:value-type="float" office:value="1.45" calcext:value-type="float">
            <text:p>1.45E+00</text:p>
          </table:table-cell>
          <table:table-cell table:number-columns-repeated="37"/>
        </table:table-row>
        <table:table-row table:style-name="ro1">
          <table:table-cell office:value-type="float" office:value="-0.612" calcext:value-type="float">
            <text:p>-6.1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44e-01i</text:p>
          </table:table-cell>
          <table:table-cell/>
          <table:table-cell office:value-type="float" office:value="0.872" calcext:value-type="float">
            <text:p>8.72E-01</text:p>
          </table:table-cell>
          <table:table-cell/>
          <table:table-cell office:value-type="float" office:value="0.702" calcext:value-type="float">
            <text:p>7.02E-01</text:p>
          </table:table-cell>
          <table:table-cell table:formula="of:=[.G75]/(2*3.142)" office:value-type="float" office:value="0.111712285168682" calcext:value-type="float">
            <text:p>0.111712285168682</text:p>
          </table:table-cell>
          <table:table-cell office:value-type="float" office:value="1.63" calcext:value-type="float">
            <text:p>1.63E+00</text:p>
          </table:table-cell>
          <table:table-cell table:number-columns-repeated="37"/>
        </table:table-row>
        <table:table-row table:style-name="ro1">
          <table:table-cell office:value-type="float" office:value="-0.612" calcext:value-type="float">
            <text:p>-6.1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4e-01i</text:p>
          </table:table-cell>
          <table:table-cell/>
          <table:table-cell office:value-type="float" office:value="0.872" calcext:value-type="float">
            <text:p>8.72E-01</text:p>
          </table:table-cell>
          <table:table-cell/>
          <table:table-cell office:value-type="float" office:value="0.702" calcext:value-type="float">
            <text:p>7.02E-01</text:p>
          </table:table-cell>
          <table:table-cell table:formula="of:=[.G76]/(2*3.142)" office:value-type="float" office:value="0.111712285168682" calcext:value-type="float">
            <text:p>0.111712285168682</text:p>
          </table:table-cell>
          <table:table-cell office:value-type="float" office:value="1.63" calcext:value-type="float">
            <text:p>1.63E+00</text:p>
          </table:table-cell>
          <table:table-cell table:number-columns-repeated="37"/>
        </table:table-row>
        <table:table-row table:style-name="ro1">
          <table:table-cell office:value-type="float" office:value="-0.697" calcext:value-type="float">
            <text:p>-6.9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88e-01i</text:p>
          </table:table-cell>
          <table:table-cell/>
          <table:table-cell office:value-type="float" office:value="0.966" calcext:value-type="float">
            <text:p>9.66E-01</text:p>
          </table:table-cell>
          <table:table-cell/>
          <table:table-cell office:value-type="float" office:value="0.722" calcext:value-type="float">
            <text:p>7.22E-01</text:p>
          </table:table-cell>
          <table:table-cell table:formula="of:=[.G77]/(2*3.142)" office:value-type="float" office:value="0.114894971355824" calcext:value-type="float">
            <text:p>0.114894971355824</text:p>
          </table:table-cell>
          <table:table-cell office:value-type="float" office:value="1.43" calcext:value-type="float">
            <text:p>1.43E+00</text:p>
          </table:table-cell>
          <table:table-cell table:number-columns-repeated="37"/>
        </table:table-row>
        <table:table-row table:style-name="ro1">
          <table:table-cell office:value-type="float" office:value="-0.697" calcext:value-type="float">
            <text:p>-6.9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8e-01i</text:p>
          </table:table-cell>
          <table:table-cell/>
          <table:table-cell office:value-type="float" office:value="0.966" calcext:value-type="float">
            <text:p>9.66E-01</text:p>
          </table:table-cell>
          <table:table-cell/>
          <table:table-cell office:value-type="float" office:value="0.722" calcext:value-type="float">
            <text:p>7.22E-01</text:p>
          </table:table-cell>
          <table:table-cell table:formula="of:=[.G78]/(2*3.142)" office:value-type="float" office:value="0.114894971355824" calcext:value-type="float">
            <text:p>0.114894971355824</text:p>
          </table:table-cell>
          <table:table-cell office:value-type="float" office:value="1.43" calcext:value-type="float">
            <text:p>1.43E+00</text:p>
          </table:table-cell>
          <table:table-cell table:number-columns-repeated="37"/>
        </table:table-row>
        <table:table-row table:style-name="ro1">
          <table:table-cell office:value-type="float" office:value="0.62" calcext:value-type="float">
            <text:p>6.2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81e-01i</text:p>
          </table:table-cell>
          <table:table-cell/>
          <table:table-cell office:value-type="float" office:value="-0.852" calcext:value-type="float">
            <text:p>-8.52E-01</text:p>
          </table:table-cell>
          <table:table-cell/>
          <table:table-cell office:value-type="float" office:value="0.727" calcext:value-type="float">
            <text:p>7.27E-01</text:p>
          </table:table-cell>
          <table:table-cell table:formula="of:=[.G79]/(2*3.142)" office:value-type="float" office:value="0.11569064290261" calcext:value-type="float">
            <text:p>0.11569064290261</text:p>
          </table:table-cell>
          <table:table-cell office:value-type="float" office:value="-1.61" calcext:value-type="float">
            <text:p>-1.61E+00</text:p>
          </table:table-cell>
          <table:table-cell table:number-columns-repeated="37"/>
        </table:table-row>
        <table:table-row table:style-name="ro1">
          <table:table-cell office:value-type="float" office:value="0.62" calcext:value-type="float">
            <text:p>6.2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1e-01i</text:p>
          </table:table-cell>
          <table:table-cell/>
          <table:table-cell office:value-type="float" office:value="-0.852" calcext:value-type="float">
            <text:p>-8.52E-01</text:p>
          </table:table-cell>
          <table:table-cell/>
          <table:table-cell office:value-type="float" office:value="0.727" calcext:value-type="float">
            <text:p>7.27E-01</text:p>
          </table:table-cell>
          <table:table-cell table:formula="of:=[.G80]/(2*3.142)" office:value-type="float" office:value="0.11569064290261" calcext:value-type="float">
            <text:p>0.11569064290261</text:p>
          </table:table-cell>
          <table:table-cell office:value-type="float" office:value="-1.61" calcext:value-type="float">
            <text:p>-1.61E+00</text:p>
          </table:table-cell>
          <table:table-cell table:number-columns-repeated="37"/>
        </table:table-row>
        <table:table-row table:style-name="ro1">
          <table:table-cell office:value-type="float" office:value="0.134" calcext:value-type="float">
            <text:p>1.3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15e-01i</text:p>
          </table:table-cell>
          <table:table-cell/>
          <table:table-cell office:value-type="float" office:value="-0.185" calcext:value-type="float">
            <text:p>-1.85E-01</text:p>
          </table:table-cell>
          <table:table-cell/>
          <table:table-cell office:value-type="float" office:value="0.728" calcext:value-type="float">
            <text:p>7.28E-01</text:p>
          </table:table-cell>
          <table:table-cell table:formula="of:=[.G81]/(2*3.142)" office:value-type="float" office:value="0.115849777211967" calcext:value-type="float">
            <text:p>0.115849777211967</text:p>
          </table:table-cell>
          <table:table-cell office:value-type="float" office:value="-7.44" calcext:value-type="float">
            <text:p>-7.44E+00</text:p>
          </table:table-cell>
          <table:table-cell table:number-columns-repeated="37"/>
        </table:table-row>
        <table:table-row table:style-name="ro1">
          <table:table-cell office:value-type="float" office:value="0.134" calcext:value-type="float">
            <text:p>1.3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5e-01i</text:p>
          </table:table-cell>
          <table:table-cell/>
          <table:table-cell office:value-type="float" office:value="-0.185" calcext:value-type="float">
            <text:p>-1.85E-01</text:p>
          </table:table-cell>
          <table:table-cell/>
          <table:table-cell office:value-type="float" office:value="0.728" calcext:value-type="float">
            <text:p>7.28E-01</text:p>
          </table:table-cell>
          <table:table-cell table:formula="of:=[.G82]/(2*3.142)" office:value-type="float" office:value="0.115849777211967" calcext:value-type="float">
            <text:p>0.115849777211967</text:p>
          </table:table-cell>
          <table:table-cell office:value-type="float" office:value="-7.44" calcext:value-type="float">
            <text:p>-7.44E+00</text:p>
          </table:table-cell>
          <table:table-cell table:number-columns-repeated="37"/>
        </table:table-row>
        <table:table-row table:style-name="ro1">
          <table:table-cell office:value-type="float" office:value="0.726" calcext:value-type="float">
            <text:p>7.26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0e-01i</text:p>
          </table:table-cell>
          <table:table-cell/>
          <table:table-cell office:value-type="float" office:value="-0.987" calcext:value-type="float">
            <text:p>-9.87E-01</text:p>
          </table:table-cell>
          <table:table-cell/>
          <table:table-cell office:value-type="float" office:value="0.736" calcext:value-type="float">
            <text:p>7.36E-01</text:p>
          </table:table-cell>
          <table:table-cell table:formula="of:=[.G83]/(2*3.142)" office:value-type="float" office:value="0.117122851686824" calcext:value-type="float">
            <text:p>0.117122851686824</text:p>
          </table:table-cell>
          <table:table-cell office:value-type="float" office:value="-1.38" calcext:value-type="float">
            <text:p>-1.38E+00</text:p>
          </table:table-cell>
          <table:table-cell table:number-columns-repeated="37"/>
        </table:table-row>
        <table:table-row table:style-name="ro1">
          <table:table-cell office:value-type="float" office:value="0.726" calcext:value-type="float">
            <text:p>7.26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0e-01i</text:p>
          </table:table-cell>
          <table:table-cell/>
          <table:table-cell office:value-type="float" office:value="-0.987" calcext:value-type="float">
            <text:p>-9.87E-01</text:p>
          </table:table-cell>
          <table:table-cell/>
          <table:table-cell office:value-type="float" office:value="0.736" calcext:value-type="float">
            <text:p>7.36E-01</text:p>
          </table:table-cell>
          <table:table-cell table:formula="of:=[.G84]/(2*3.142)" office:value-type="float" office:value="0.117122851686824" calcext:value-type="float">
            <text:p>0.117122851686824</text:p>
          </table:table-cell>
          <table:table-cell office:value-type="float" office:value="-1.38" calcext:value-type="float">
            <text:p>-1.38E+00</text:p>
          </table:table-cell>
          <table:table-cell table:number-columns-repeated="37"/>
        </table:table-row>
        <table:table-row table:style-name="ro1">
          <table:table-cell office:value-type="float" office:value="-0.585" calcext:value-type="float">
            <text:p>-5.8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59e-01i</text:p>
          </table:table-cell>
          <table:table-cell/>
          <table:table-cell office:value-type="float" office:value="0.787" calcext:value-type="float">
            <text:p>7.87E-01</text:p>
          </table:table-cell>
          <table:table-cell/>
          <table:table-cell office:value-type="float" office:value="0.744" calcext:value-type="float">
            <text:p>7.44E-01</text:p>
          </table:table-cell>
          <table:table-cell table:formula="of:=[.G85]/(2*3.142)" office:value-type="float" office:value="0.11839592616168" calcext:value-type="float">
            <text:p>0.11839592616168</text:p>
          </table:table-cell>
          <table:table-cell office:value-type="float" office:value="1.71" calcext:value-type="float">
            <text:p>1.71E+00</text:p>
          </table:table-cell>
          <table:table-cell table:number-columns-repeated="37"/>
        </table:table-row>
        <table:table-row table:style-name="ro1">
          <table:table-cell office:value-type="float" office:value="-0.585" calcext:value-type="float">
            <text:p>-5.8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59e-01i</text:p>
          </table:table-cell>
          <table:table-cell/>
          <table:table-cell office:value-type="float" office:value="0.787" calcext:value-type="float">
            <text:p>7.87E-01</text:p>
          </table:table-cell>
          <table:table-cell/>
          <table:table-cell office:value-type="float" office:value="0.744" calcext:value-type="float">
            <text:p>7.44E-01</text:p>
          </table:table-cell>
          <table:table-cell table:formula="of:=[.G86]/(2*3.142)" office:value-type="float" office:value="0.11839592616168" calcext:value-type="float">
            <text:p>0.11839592616168</text:p>
          </table:table-cell>
          <table:table-cell office:value-type="float" office:value="1.71" calcext:value-type="float">
            <text:p>1.71E+00</text:p>
          </table:table-cell>
          <table:table-cell table:number-columns-repeated="37"/>
        </table:table-row>
        <table:table-row table:style-name="ro1">
          <table:table-cell office:value-type="float" office:value="-0.746" calcext:value-type="float">
            <text:p>-7.46E-01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746" calcext:value-type="float">
            <text:p>7.46E-01</text:p>
          </table:table-cell>
          <table:table-cell table:formula="of:=[.G87]/(2*3.142)" office:value-type="float" office:value="0.118714194780395" calcext:value-type="float">
            <text:p>0.118714194780395</text:p>
          </table:table-cell>
          <table:table-cell office:value-type="float" office:value="1.34" calcext:value-type="float">
            <text:p>1.34E+00</text:p>
          </table:table-cell>
          <table:table-cell table:number-columns-repeated="37"/>
        </table:table-row>
        <table:table-row table:style-name="ro1">
          <table:table-cell office:value-type="float" office:value="-0.739" calcext:value-type="float">
            <text:p>-7.3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58e-01i</text:p>
          </table:table-cell>
          <table:table-cell/>
          <table:table-cell office:value-type="float" office:value="0.978" calcext:value-type="float">
            <text:p>9.78E-01</text:p>
          </table:table-cell>
          <table:table-cell/>
          <table:table-cell office:value-type="float" office:value="0.755" calcext:value-type="float">
            <text:p>7.55E-01</text:p>
          </table:table-cell>
          <table:table-cell table:formula="of:=[.G88]/(2*3.142)" office:value-type="float" office:value="0.120146403564609" calcext:value-type="float">
            <text:p>0.120146403564609</text:p>
          </table:table-cell>
          <table:table-cell office:value-type="float" office:value="1.35" calcext:value-type="float">
            <text:p>1.35E+00</text:p>
          </table:table-cell>
          <table:table-cell table:number-columns-repeated="37"/>
        </table:table-row>
        <table:table-row table:style-name="ro1">
          <table:table-cell office:value-type="float" office:value="-0.739" calcext:value-type="float">
            <text:p>-7.3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8e-01i</text:p>
          </table:table-cell>
          <table:table-cell/>
          <table:table-cell office:value-type="float" office:value="0.978" calcext:value-type="float">
            <text:p>9.78E-01</text:p>
          </table:table-cell>
          <table:table-cell/>
          <table:table-cell office:value-type="float" office:value="0.755" calcext:value-type="float">
            <text:p>7.55E-01</text:p>
          </table:table-cell>
          <table:table-cell table:formula="of:=[.G89]/(2*3.142)" office:value-type="float" office:value="0.120146403564609" calcext:value-type="float">
            <text:p>0.120146403564609</text:p>
          </table:table-cell>
          <table:table-cell office:value-type="float" office:value="1.35" calcext:value-type="float">
            <text:p>1.35E+00</text:p>
          </table:table-cell>
          <table:table-cell table:number-columns-repeated="37"/>
        </table:table-row>
        <table:table-row table:style-name="ro1">
          <table:table-cell office:value-type="float" office:value="-0.721" calcext:value-type="float">
            <text:p>-7.2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59e-01i</text:p>
          </table:table-cell>
          <table:table-cell/>
          <table:table-cell office:value-type="float" office:value="0.941" calcext:value-type="float">
            <text:p>9.41E-01</text:p>
          </table:table-cell>
          <table:table-cell/>
          <table:table-cell office:value-type="float" office:value="0.766" calcext:value-type="float">
            <text:p>7.66E-01</text:p>
          </table:table-cell>
          <table:table-cell table:formula="of:=[.G90]/(2*3.142)" office:value-type="float" office:value="0.121896880967537" calcext:value-type="float">
            <text:p>0.121896880967537</text:p>
          </table:table-cell>
          <table:table-cell office:value-type="float" office:value="1.39" calcext:value-type="float">
            <text:p>1.39E+00</text:p>
          </table:table-cell>
          <table:table-cell table:number-columns-repeated="37"/>
        </table:table-row>
        <table:table-row table:style-name="ro1">
          <table:table-cell office:value-type="float" office:value="-0.721" calcext:value-type="float">
            <text:p>-7.2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9e-01i</text:p>
          </table:table-cell>
          <table:table-cell/>
          <table:table-cell office:value-type="float" office:value="0.941" calcext:value-type="float">
            <text:p>9.41E-01</text:p>
          </table:table-cell>
          <table:table-cell/>
          <table:table-cell office:value-type="float" office:value="0.766" calcext:value-type="float">
            <text:p>7.66E-01</text:p>
          </table:table-cell>
          <table:table-cell table:formula="of:=[.G91]/(2*3.142)" office:value-type="float" office:value="0.121896880967537" calcext:value-type="float">
            <text:p>0.121896880967537</text:p>
          </table:table-cell>
          <table:table-cell office:value-type="float" office:value="1.39" calcext:value-type="float">
            <text:p>1.39E+00</text:p>
          </table:table-cell>
          <table:table-cell table:number-columns-repeated="37"/>
        </table:table-row>
        <table:table-row table:style-name="ro1">
          <table:table-cell office:value-type="float" office:value="-0.766" calcext:value-type="float">
            <text:p>-7.66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82e-02i</text:p>
          </table:table-cell>
          <table:table-cell/>
          <table:table-cell office:value-type="float" office:value="0.995" calcext:value-type="float">
            <text:p>9.95E-01</text:p>
          </table:table-cell>
          <table:table-cell/>
          <table:table-cell office:value-type="float" office:value="0.77" calcext:value-type="float">
            <text:p>7.70E-01</text:p>
          </table:table-cell>
          <table:table-cell table:formula="of:=[.G92]/(2*3.142)" office:value-type="float" office:value="0.122533418204965" calcext:value-type="float">
            <text:p>0.122533418204965</text:p>
          </table:table-cell>
          <table:table-cell office:value-type="float" office:value="1.31" calcext:value-type="float">
            <text:p>1.31E+00</text:p>
          </table:table-cell>
          <table:table-cell table:number-columns-repeated="37"/>
        </table:table-row>
        <table:table-row table:style-name="ro1">
          <table:table-cell office:value-type="float" office:value="-0.766" calcext:value-type="float">
            <text:p>-7.66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82e-02i</text:p>
          </table:table-cell>
          <table:table-cell/>
          <table:table-cell office:value-type="float" office:value="0.995" calcext:value-type="float">
            <text:p>9.95E-01</text:p>
          </table:table-cell>
          <table:table-cell/>
          <table:table-cell office:value-type="float" office:value="0.77" calcext:value-type="float">
            <text:p>7.70E-01</text:p>
          </table:table-cell>
          <table:table-cell table:formula="of:=[.G93]/(2*3.142)" office:value-type="float" office:value="0.122533418204965" calcext:value-type="float">
            <text:p>0.122533418204965</text:p>
          </table:table-cell>
          <table:table-cell office:value-type="float" office:value="1.31" calcext:value-type="float">
            <text:p>1.31E+00</text:p>
          </table:table-cell>
          <table:table-cell table:number-columns-repeated="37"/>
        </table:table-row>
        <table:table-row table:style-name="ro1">
          <table:table-cell office:value-type="float" office:value="0.354" calcext:value-type="float">
            <text:p>3.5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91e-01i</text:p>
          </table:table-cell>
          <table:table-cell/>
          <table:table-cell office:value-type="float" office:value="-0.456" calcext:value-type="float">
            <text:p>-4.56E-01</text:p>
          </table:table-cell>
          <table:table-cell/>
          <table:table-cell office:value-type="float" office:value="0.776" calcext:value-type="float">
            <text:p>7.76E-01</text:p>
          </table:table-cell>
          <table:table-cell table:formula="of:=[.G94]/(2*3.142)" office:value-type="float" office:value="0.123488224061108" calcext:value-type="float">
            <text:p>0.123488224061108</text:p>
          </table:table-cell>
          <table:table-cell office:value-type="float" office:value="-2.83" calcext:value-type="float">
            <text:p>-2.83E+00</text:p>
          </table:table-cell>
          <table:table-cell table:number-columns-repeated="37"/>
        </table:table-row>
        <table:table-row table:style-name="ro1">
          <table:table-cell office:value-type="float" office:value="0.354" calcext:value-type="float">
            <text:p>3.5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e-01i</text:p>
          </table:table-cell>
          <table:table-cell/>
          <table:table-cell office:value-type="float" office:value="-0.456" calcext:value-type="float">
            <text:p>-4.56E-01</text:p>
          </table:table-cell>
          <table:table-cell/>
          <table:table-cell office:value-type="float" office:value="0.776" calcext:value-type="float">
            <text:p>7.76E-01</text:p>
          </table:table-cell>
          <table:table-cell table:formula="of:=[.G95]/(2*3.142)" office:value-type="float" office:value="0.123488224061108" calcext:value-type="float">
            <text:p>0.123488224061108</text:p>
          </table:table-cell>
          <table:table-cell office:value-type="float" office:value="-2.83" calcext:value-type="float">
            <text:p>-2.83E+00</text:p>
          </table:table-cell>
          <table:table-cell table:number-columns-repeated="37"/>
        </table:table-row>
        <table:table-row table:style-name="ro1">
          <table:table-cell office:value-type="float" office:value="0.786" calcext:value-type="float">
            <text:p>7.86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39e-02i</text:p>
          </table:table-cell>
          <table:table-cell/>
          <table:table-cell office:value-type="float" office:value="-0.996" calcext:value-type="float">
            <text:p>-9.96E-01</text:p>
          </table:table-cell>
          <table:table-cell/>
          <table:table-cell office:value-type="float" office:value="0.79" calcext:value-type="float">
            <text:p>7.90E-01</text:p>
          </table:table-cell>
          <table:table-cell table:formula="of:=[.G96]/(2*3.142)" office:value-type="float" office:value="0.125716104392107" calcext:value-type="float">
            <text:p>0.125716104392107</text:p>
          </table:table-cell>
          <table:table-cell office:value-type="float" office:value="-1.27" calcext:value-type="float">
            <text:p>-1.27E+00</text:p>
          </table:table-cell>
          <table:table-cell table:number-columns-repeated="37"/>
        </table:table-row>
        <table:table-row table:style-name="ro1">
          <table:table-cell office:value-type="float" office:value="0.786" calcext:value-type="float">
            <text:p>7.86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9e-02i</text:p>
          </table:table-cell>
          <table:table-cell/>
          <table:table-cell office:value-type="float" office:value="-0.996" calcext:value-type="float">
            <text:p>-9.96E-01</text:p>
          </table:table-cell>
          <table:table-cell/>
          <table:table-cell office:value-type="float" office:value="0.79" calcext:value-type="float">
            <text:p>7.90E-01</text:p>
          </table:table-cell>
          <table:table-cell table:formula="of:=[.G97]/(2*3.142)" office:value-type="float" office:value="0.125716104392107" calcext:value-type="float">
            <text:p>0.125716104392107</text:p>
          </table:table-cell>
          <table:table-cell office:value-type="float" office:value="-1.27" calcext:value-type="float">
            <text:p>-1.27E+00</text:p>
          </table:table-cell>
          <table:table-cell table:number-columns-repeated="37"/>
        </table:table-row>
        <table:table-row table:style-name="ro1">
          <table:table-cell office:value-type="float" office:value="-0.778" calcext:value-type="float">
            <text:p>-7.7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91e-01i</text:p>
          </table:table-cell>
          <table:table-cell/>
          <table:table-cell office:value-type="float" office:value="0.971" calcext:value-type="float">
            <text:p>9.71E-01</text:p>
          </table:table-cell>
          <table:table-cell/>
          <table:table-cell office:value-type="float" office:value="0.801" calcext:value-type="float">
            <text:p>8.01E-01</text:p>
          </table:table-cell>
          <table:table-cell table:formula="of:=[.G98]/(2*3.142)" office:value-type="float" office:value="0.127466581795035" calcext:value-type="float">
            <text:p>0.127466581795035</text:p>
          </table:table-cell>
          <table:table-cell office:value-type="float" office:value="1.29" calcext:value-type="float">
            <text:p>1.29E+00</text:p>
          </table:table-cell>
          <table:table-cell table:number-columns-repeated="37"/>
        </table:table-row>
        <table:table-row table:style-name="ro1">
          <table:table-cell office:value-type="float" office:value="-0.778" calcext:value-type="float">
            <text:p>-7.7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1e-01i</text:p>
          </table:table-cell>
          <table:table-cell/>
          <table:table-cell office:value-type="float" office:value="0.971" calcext:value-type="float">
            <text:p>9.71E-01</text:p>
          </table:table-cell>
          <table:table-cell/>
          <table:table-cell office:value-type="float" office:value="0.801" calcext:value-type="float">
            <text:p>8.01E-01</text:p>
          </table:table-cell>
          <table:table-cell table:formula="of:=[.G99]/(2*3.142)" office:value-type="float" office:value="0.127466581795035" calcext:value-type="float">
            <text:p>0.127466581795035</text:p>
          </table:table-cell>
          <table:table-cell office:value-type="float" office:value="1.29" calcext:value-type="float">
            <text:p>1.29E+00</text:p>
          </table:table-cell>
          <table:table-cell table:number-columns-repeated="37"/>
        </table:table-row>
        <table:table-row table:style-name="ro1">
          <table:table-cell office:value-type="float" office:value="-0.577" calcext:value-type="float">
            <text:p>-5.7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57e-01i</text:p>
          </table:table-cell>
          <table:table-cell/>
          <table:table-cell office:value-type="float" office:value="0.719" calcext:value-type="float">
            <text:p>7.19E-01</text:p>
          </table:table-cell>
          <table:table-cell/>
          <table:table-cell office:value-type="float" office:value="0.802" calcext:value-type="float">
            <text:p>8.02E-01</text:p>
          </table:table-cell>
          <table:table-cell table:formula="of:=[.G100]/(2*3.142)" office:value-type="float" office:value="0.127625716104392" calcext:value-type="float">
            <text:p>0.127625716104392</text:p>
          </table:table-cell>
          <table:table-cell office:value-type="float" office:value="1.73" calcext:value-type="float">
            <text:p>1.73E+00</text:p>
          </table:table-cell>
          <table:table-cell table:number-columns-repeated="37"/>
        </table:table-row>
        <table:table-row table:style-name="ro1">
          <table:table-cell office:value-type="float" office:value="-0.577" calcext:value-type="float">
            <text:p>-5.7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57e-01i</text:p>
          </table:table-cell>
          <table:table-cell/>
          <table:table-cell office:value-type="float" office:value="0.719" calcext:value-type="float">
            <text:p>7.19E-01</text:p>
          </table:table-cell>
          <table:table-cell/>
          <table:table-cell office:value-type="float" office:value="0.802" calcext:value-type="float">
            <text:p>8.02E-01</text:p>
          </table:table-cell>
          <table:table-cell table:formula="of:=[.G101]/(2*3.142)" office:value-type="float" office:value="0.127625716104392" calcext:value-type="float">
            <text:p>0.127625716104392</text:p>
          </table:table-cell>
          <table:table-cell office:value-type="float" office:value="1.73" calcext:value-type="float">
            <text:p>1.73E+00</text:p>
          </table:table-cell>
          <table:table-cell table:number-columns-repeated="37"/>
        </table:table-row>
        <table:table-row table:style-name="ro1">
          <table:table-cell office:value-type="float" office:value="-0.803" calcext:value-type="float">
            <text:p>-8.03E-01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803" calcext:value-type="float">
            <text:p>8.03E-01</text:p>
          </table:table-cell>
          <table:table-cell table:formula="of:=[.G102]/(2*3.142)" office:value-type="float" office:value="0.127784850413749" calcext:value-type="float">
            <text:p>0.127784850413749</text:p>
          </table:table-cell>
          <table:table-cell office:value-type="float" office:value="1.24" calcext:value-type="float">
            <text:p>1.24E+00</text:p>
          </table:table-cell>
          <table:table-cell table:number-columns-repeated="37"/>
        </table:table-row>
        <table:table-row table:style-name="ro1">
          <table:table-cell office:value-type="float" office:value="-0.299" calcext:value-type="float">
            <text:p>-2.9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49e-01i</text:p>
          </table:table-cell>
          <table:table-cell/>
          <table:table-cell office:value-type="float" office:value="0.371" calcext:value-type="float">
            <text:p>3.71E-01</text:p>
          </table:table-cell>
          <table:table-cell/>
          <table:table-cell office:value-type="float" office:value="0.806" calcext:value-type="float">
            <text:p>8.06E-01</text:p>
          </table:table-cell>
          <table:table-cell table:formula="of:=[.G103]/(2*3.142)" office:value-type="float" office:value="0.128262253341821" calcext:value-type="float">
            <text:p>0.128262253341821</text:p>
          </table:table-cell>
          <table:table-cell office:value-type="float" office:value="3.34" calcext:value-type="float">
            <text:p>3.34E+00</text:p>
          </table:table-cell>
          <table:table-cell table:number-columns-repeated="37"/>
        </table:table-row>
        <table:table-row table:style-name="ro1">
          <table:table-cell office:value-type="float" office:value="-0.299" calcext:value-type="float">
            <text:p>-2.9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9e-01i</text:p>
          </table:table-cell>
          <table:table-cell/>
          <table:table-cell office:value-type="float" office:value="0.371" calcext:value-type="float">
            <text:p>3.71E-01</text:p>
          </table:table-cell>
          <table:table-cell/>
          <table:table-cell office:value-type="float" office:value="0.806" calcext:value-type="float">
            <text:p>8.06E-01</text:p>
          </table:table-cell>
          <table:table-cell table:formula="of:=[.G104]/(2*3.142)" office:value-type="float" office:value="0.128262253341821" calcext:value-type="float">
            <text:p>0.128262253341821</text:p>
          </table:table-cell>
          <table:table-cell office:value-type="float" office:value="3.34" calcext:value-type="float">
            <text:p>3.34E+00</text:p>
          </table:table-cell>
          <table:table-cell table:number-columns-repeated="37"/>
        </table:table-row>
        <table:table-row table:style-name="ro1">
          <table:table-cell office:value-type="float" office:value="-0.723" calcext:value-type="float">
            <text:p>-7.2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75e-01i</text:p>
          </table:table-cell>
          <table:table-cell/>
          <table:table-cell office:value-type="float" office:value="0.888" calcext:value-type="float">
            <text:p>8.88E-01</text:p>
          </table:table-cell>
          <table:table-cell/>
          <table:table-cell office:value-type="float" office:value="0.814" calcext:value-type="float">
            <text:p>8.14E-01</text:p>
          </table:table-cell>
          <table:table-cell table:formula="of:=[.G105]/(2*3.142)" office:value-type="float" office:value="0.129535327816677" calcext:value-type="float">
            <text:p>0.129535327816677</text:p>
          </table:table-cell>
          <table:table-cell office:value-type="float" office:value="1.38" calcext:value-type="float">
            <text:p>1.38E+00</text:p>
          </table:table-cell>
          <table:table-cell table:number-columns-repeated="37"/>
        </table:table-row>
        <table:table-row table:style-name="ro1">
          <table:table-cell office:value-type="float" office:value="-0.723" calcext:value-type="float">
            <text:p>-7.2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5e-01i</text:p>
          </table:table-cell>
          <table:table-cell/>
          <table:table-cell office:value-type="float" office:value="0.888" calcext:value-type="float">
            <text:p>8.88E-01</text:p>
          </table:table-cell>
          <table:table-cell/>
          <table:table-cell office:value-type="float" office:value="0.814" calcext:value-type="float">
            <text:p>8.14E-01</text:p>
          </table:table-cell>
          <table:table-cell table:formula="of:=[.G106]/(2*3.142)" office:value-type="float" office:value="0.129535327816677" calcext:value-type="float">
            <text:p>0.129535327816677</text:p>
          </table:table-cell>
          <table:table-cell office:value-type="float" office:value="1.38" calcext:value-type="float">
            <text:p>1.38E+00</text:p>
          </table:table-cell>
          <table:table-cell table:number-columns-repeated="37"/>
        </table:table-row>
        <table:table-row table:style-name="ro1">
          <table:table-cell office:value-type="float" office:value="0.225" calcext:value-type="float">
            <text:p>2.2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95e-01i</text:p>
          </table:table-cell>
          <table:table-cell/>
          <table:table-cell office:value-type="float" office:value="-0.272" calcext:value-type="float">
            <text:p>-2.72E-01</text:p>
          </table:table-cell>
          <table:table-cell/>
          <table:table-cell office:value-type="float" office:value="0.826" calcext:value-type="float">
            <text:p>8.26E-01</text:p>
          </table:table-cell>
          <table:table-cell table:formula="of:=[.G107]/(2*3.142)" office:value-type="float" office:value="0.131444939528962" calcext:value-type="float">
            <text:p>0.131444939528962</text:p>
          </table:table-cell>
          <table:table-cell office:value-type="float" office:value="-4.44" calcext:value-type="float">
            <text:p>-4.44E+00</text:p>
          </table:table-cell>
          <table:table-cell table:number-columns-repeated="37"/>
        </table:table-row>
        <table:table-row table:style-name="ro1">
          <table:table-cell office:value-type="float" office:value="0.225" calcext:value-type="float">
            <text:p>2.2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95e-01i</text:p>
          </table:table-cell>
          <table:table-cell/>
          <table:table-cell office:value-type="float" office:value="-0.272" calcext:value-type="float">
            <text:p>-2.72E-01</text:p>
          </table:table-cell>
          <table:table-cell/>
          <table:table-cell office:value-type="float" office:value="0.826" calcext:value-type="float">
            <text:p>8.26E-01</text:p>
          </table:table-cell>
          <table:table-cell table:formula="of:=[.G108]/(2*3.142)" office:value-type="float" office:value="0.131444939528962" calcext:value-type="float">
            <text:p>0.131444939528962</text:p>
          </table:table-cell>
          <table:table-cell office:value-type="float" office:value="-4.44" calcext:value-type="float">
            <text:p>-4.44E+00</text:p>
          </table:table-cell>
          <table:table-cell table:number-columns-repeated="37"/>
        </table:table-row>
        <table:table-row table:style-name="ro1">
          <table:table-cell office:value-type="float" office:value="-0.358" calcext:value-type="float">
            <text:p>-3.5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49e-01i</text:p>
          </table:table-cell>
          <table:table-cell/>
          <table:table-cell office:value-type="float" office:value="0.431" calcext:value-type="float">
            <text:p>4.31E-01</text:p>
          </table:table-cell>
          <table:table-cell/>
          <table:table-cell office:value-type="float" office:value="0.83" calcext:value-type="float">
            <text:p>8.30E-01</text:p>
          </table:table-cell>
          <table:table-cell table:formula="of:=[.G109]/(2*3.142)" office:value-type="float" office:value="0.132081476766391" calcext:value-type="float">
            <text:p>0.132081476766391</text:p>
          </table:table-cell>
          <table:table-cell office:value-type="float" office:value="2.79" calcext:value-type="float">
            <text:p>2.79E+00</text:p>
          </table:table-cell>
          <table:table-cell table:number-columns-repeated="37"/>
        </table:table-row>
        <table:table-row table:style-name="ro1">
          <table:table-cell office:value-type="float" office:value="-0.358" calcext:value-type="float">
            <text:p>-3.5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9e-01i</text:p>
          </table:table-cell>
          <table:table-cell/>
          <table:table-cell office:value-type="float" office:value="0.431" calcext:value-type="float">
            <text:p>4.31E-01</text:p>
          </table:table-cell>
          <table:table-cell/>
          <table:table-cell office:value-type="float" office:value="0.83" calcext:value-type="float">
            <text:p>8.30E-01</text:p>
          </table:table-cell>
          <table:table-cell table:formula="of:=[.G110]/(2*3.142)" office:value-type="float" office:value="0.132081476766391" calcext:value-type="float">
            <text:p>0.132081476766391</text:p>
          </table:table-cell>
          <table:table-cell office:value-type="float" office:value="2.79" calcext:value-type="float">
            <text:p>2.79E+00</text:p>
          </table:table-cell>
          <table:table-cell table:number-columns-repeated="37"/>
        </table:table-row>
        <table:table-row table:style-name="ro1">
          <table:table-cell office:value-type="float" office:value="-0.775" calcext:value-type="float">
            <text:p>-7.7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10e-01i</text:p>
          </table:table-cell>
          <table:table-cell/>
          <table:table-cell office:value-type="float" office:value="0.928" calcext:value-type="float">
            <text:p>9.28E-01</text:p>
          </table:table-cell>
          <table:table-cell/>
          <table:table-cell office:value-type="float" office:value="0.835" calcext:value-type="float">
            <text:p>8.35E-01</text:p>
          </table:table-cell>
          <table:table-cell table:formula="of:=[.G111]/(2*3.142)" office:value-type="float" office:value="0.132877148313176" calcext:value-type="float">
            <text:p>0.132877148313176</text:p>
          </table:table-cell>
          <table:table-cell office:value-type="float" office:value="1.29" calcext:value-type="float">
            <text:p>1.29E+00</text:p>
          </table:table-cell>
          <table:table-cell table:number-columns-repeated="37"/>
        </table:table-row>
        <table:table-row table:style-name="ro1">
          <table:table-cell office:value-type="float" office:value="-0.775" calcext:value-type="float">
            <text:p>-7.7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10e-01i</text:p>
          </table:table-cell>
          <table:table-cell/>
          <table:table-cell office:value-type="float" office:value="0.928" calcext:value-type="float">
            <text:p>9.28E-01</text:p>
          </table:table-cell>
          <table:table-cell/>
          <table:table-cell office:value-type="float" office:value="0.835" calcext:value-type="float">
            <text:p>8.35E-01</text:p>
          </table:table-cell>
          <table:table-cell table:formula="of:=[.G112]/(2*3.142)" office:value-type="float" office:value="0.132877148313176" calcext:value-type="float">
            <text:p>0.132877148313176</text:p>
          </table:table-cell>
          <table:table-cell office:value-type="float" office:value="1.29" calcext:value-type="float">
            <text:p>1.29E+00</text:p>
          </table:table-cell>
          <table:table-cell table:number-columns-repeated="37"/>
        </table:table-row>
        <table:table-row table:style-name="ro1">
          <table:table-cell office:value-type="float" office:value="0.834" calcext:value-type="float">
            <text:p>8.3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01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835" calcext:value-type="float">
            <text:p>8.35E-01</text:p>
          </table:table-cell>
          <table:table-cell table:formula="of:=[.G113]/(2*3.142)" office:value-type="float" office:value="0.132877148313176" calcext:value-type="float">
            <text:p>0.132877148313176</text:p>
          </table:table-cell>
          <table:table-cell office:value-type="float" office:value="-1.2" calcext:value-type="float">
            <text:p>-1.20E+00</text:p>
          </table:table-cell>
          <table:table-cell table:number-columns-repeated="37"/>
        </table:table-row>
        <table:table-row table:style-name="ro1">
          <table:table-cell office:value-type="float" office:value="0.834" calcext:value-type="float">
            <text:p>8.3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01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835" calcext:value-type="float">
            <text:p>8.35E-01</text:p>
          </table:table-cell>
          <table:table-cell table:formula="of:=[.G114]/(2*3.142)" office:value-type="float" office:value="0.132877148313176" calcext:value-type="float">
            <text:p>0.132877148313176</text:p>
          </table:table-cell>
          <table:table-cell office:value-type="float" office:value="-1.2" calcext:value-type="float">
            <text:p>-1.20E+00</text:p>
          </table:table-cell>
          <table:table-cell table:number-columns-repeated="37"/>
        </table:table-row>
        <table:table-row table:style-name="ro1">
          <table:table-cell office:value-type="float" office:value="-0.84" calcext:value-type="float">
            <text:p>-8.4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79e-02i</text:p>
          </table:table-cell>
          <table:table-cell/>
          <table:table-cell office:value-type="float" office:value="0.998" calcext:value-type="float">
            <text:p>9.98E-01</text:p>
          </table:table-cell>
          <table:table-cell/>
          <table:table-cell office:value-type="float" office:value="0.842" calcext:value-type="float">
            <text:p>8.42E-01</text:p>
          </table:table-cell>
          <table:table-cell table:formula="of:=[.G115]/(2*3.142)" office:value-type="float" office:value="0.133991088478676" calcext:value-type="float">
            <text:p>0.133991088478676</text:p>
          </table:table-cell>
          <table:table-cell office:value-type="float" office:value="1.19" calcext:value-type="float">
            <text:p>1.19E+00</text:p>
          </table:table-cell>
          <table:table-cell table:number-columns-repeated="37"/>
        </table:table-row>
        <table:table-row table:style-name="ro1">
          <table:table-cell office:value-type="float" office:value="-0.84" calcext:value-type="float">
            <text:p>-8.4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79e-02i</text:p>
          </table:table-cell>
          <table:table-cell/>
          <table:table-cell office:value-type="float" office:value="0.998" calcext:value-type="float">
            <text:p>9.98E-01</text:p>
          </table:table-cell>
          <table:table-cell/>
          <table:table-cell office:value-type="float" office:value="0.842" calcext:value-type="float">
            <text:p>8.42E-01</text:p>
          </table:table-cell>
          <table:table-cell table:formula="of:=[.G116]/(2*3.142)" office:value-type="float" office:value="0.133991088478676" calcext:value-type="float">
            <text:p>0.133991088478676</text:p>
          </table:table-cell>
          <table:table-cell office:value-type="float" office:value="1.19" calcext:value-type="float">
            <text:p>1.19E+00</text:p>
          </table:table-cell>
          <table:table-cell table:number-columns-repeated="37"/>
        </table:table-row>
        <table:table-row table:style-name="ro1">
          <table:table-cell office:value-type="float" office:value="-0.83" calcext:value-type="float">
            <text:p>-8.3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64e-01i</text:p>
          </table:table-cell>
          <table:table-cell/>
          <table:table-cell office:value-type="float" office:value="0.981" calcext:value-type="float">
            <text:p>9.81E-01</text:p>
          </table:table-cell>
          <table:table-cell/>
          <table:table-cell office:value-type="float" office:value="0.846" calcext:value-type="float">
            <text:p>8.46E-01</text:p>
          </table:table-cell>
          <table:table-cell table:formula="of:=[.G117]/(2*3.142)" office:value-type="float" office:value="0.134627625716104" calcext:value-type="float">
            <text:p>0.134627625716104</text:p>
          </table:table-cell>
          <table:table-cell office:value-type="float" office:value="1.21" calcext:value-type="float">
            <text:p>1.21E+00</text:p>
          </table:table-cell>
          <table:table-cell table:number-columns-repeated="37"/>
        </table:table-row>
        <table:table-row table:style-name="ro1">
          <table:table-cell office:value-type="float" office:value="-0.83" calcext:value-type="float">
            <text:p>-8.3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4e-01i</text:p>
          </table:table-cell>
          <table:table-cell/>
          <table:table-cell office:value-type="float" office:value="0.981" calcext:value-type="float">
            <text:p>9.81E-01</text:p>
          </table:table-cell>
          <table:table-cell/>
          <table:table-cell office:value-type="float" office:value="0.846" calcext:value-type="float">
            <text:p>8.46E-01</text:p>
          </table:table-cell>
          <table:table-cell table:formula="of:=[.G118]/(2*3.142)" office:value-type="float" office:value="0.134627625716104" calcext:value-type="float">
            <text:p>0.134627625716104</text:p>
          </table:table-cell>
          <table:table-cell office:value-type="float" office:value="1.21" calcext:value-type="float">
            <text:p>1.21E+00</text:p>
          </table:table-cell>
          <table:table-cell table:number-columns-repeated="37"/>
        </table:table-row>
        <table:table-row table:style-name="ro1">
          <table:table-cell office:value-type="float" office:value="-0.845" calcext:value-type="float">
            <text:p>-8.4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59e-02i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office:value-type="float" office:value="0.846" calcext:value-type="float">
            <text:p>8.46E-01</text:p>
          </table:table-cell>
          <table:table-cell table:formula="of:=[.G119]/(2*3.142)" office:value-type="float" office:value="0.134627625716104" calcext:value-type="float">
            <text:p>0.134627625716104</text:p>
          </table:table-cell>
          <table:table-cell office:value-type="float" office:value="1.18" calcext:value-type="float">
            <text:p>1.18E+00</text:p>
          </table:table-cell>
          <table:table-cell table:number-columns-repeated="37"/>
        </table:table-row>
        <table:table-row table:style-name="ro1">
          <table:table-cell office:value-type="float" office:value="-0.845" calcext:value-type="float">
            <text:p>-8.4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9e-02i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office:value-type="float" office:value="0.846" calcext:value-type="float">
            <text:p>8.46E-01</text:p>
          </table:table-cell>
          <table:table-cell table:formula="of:=[.G120]/(2*3.142)" office:value-type="float" office:value="0.134627625716104" calcext:value-type="float">
            <text:p>0.134627625716104</text:p>
          </table:table-cell>
          <table:table-cell office:value-type="float" office:value="1.18" calcext:value-type="float">
            <text:p>1.18E+00</text:p>
          </table:table-cell>
          <table:table-cell table:number-columns-repeated="37"/>
        </table:table-row>
        <table:table-row table:style-name="ro1">
          <table:table-cell office:value-type="float" office:value="0.845" calcext:value-type="float">
            <text:p>8.4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42e-01i</text:p>
          </table:table-cell>
          <table:table-cell/>
          <table:table-cell office:value-type="float" office:value="-0.986" calcext:value-type="float">
            <text:p>-9.86E-01</text:p>
          </table:table-cell>
          <table:table-cell/>
          <table:table-cell office:value-type="float" office:value="0.857" calcext:value-type="float">
            <text:p>8.57E-01</text:p>
          </table:table-cell>
          <table:table-cell table:formula="of:=[.G121]/(2*3.142)" office:value-type="float" office:value="0.136378103119032" calcext:value-type="float">
            <text:p>0.136378103119032</text:p>
          </table:table-cell>
          <table:table-cell office:value-type="float" office:value="-1.18" calcext:value-type="float">
            <text:p>-1.18E+00</text:p>
          </table:table-cell>
          <table:table-cell table:number-columns-repeated="37"/>
        </table:table-row>
        <table:table-row table:style-name="ro1">
          <table:table-cell office:value-type="float" office:value="0.845" calcext:value-type="float">
            <text:p>8.4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2e-01i</text:p>
          </table:table-cell>
          <table:table-cell/>
          <table:table-cell office:value-type="float" office:value="-0.986" calcext:value-type="float">
            <text:p>-9.86E-01</text:p>
          </table:table-cell>
          <table:table-cell/>
          <table:table-cell office:value-type="float" office:value="0.857" calcext:value-type="float">
            <text:p>8.57E-01</text:p>
          </table:table-cell>
          <table:table-cell table:formula="of:=[.G122]/(2*3.142)" office:value-type="float" office:value="0.136378103119032" calcext:value-type="float">
            <text:p>0.136378103119032</text:p>
          </table:table-cell>
          <table:table-cell office:value-type="float" office:value="-1.18" calcext:value-type="float">
            <text:p>-1.18E+00</text:p>
          </table:table-cell>
          <table:table-cell table:number-columns-repeated="37"/>
        </table:table-row>
        <table:table-row table:style-name="ro1">
          <table:table-cell office:value-type="float" office:value="-0.0306" calcext:value-type="float">
            <text:p>-3.06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69e-01i</text:p>
          </table:table-cell>
          <table:table-cell/>
          <table:table-cell office:value-type="float" office:value="0.0352" calcext:value-type="float">
            <text:p>3.52E-02</text:p>
          </table:table-cell>
          <table:table-cell/>
          <table:table-cell office:value-type="float" office:value="0.869" calcext:value-type="float">
            <text:p>8.69E-01</text:p>
          </table:table-cell>
          <table:table-cell table:formula="of:=[.G123]/(2*3.142)" office:value-type="float" office:value="0.138287714831318" calcext:value-type="float">
            <text:p>0.138287714831318</text:p>
          </table:table-cell>
          <table:table-cell office:value-type="float" office:value="32.7" calcext:value-type="float">
            <text:p>3.27E+01</text:p>
          </table:table-cell>
          <table:table-cell table:number-columns-repeated="37"/>
        </table:table-row>
        <table:table-row table:style-name="ro1">
          <table:table-cell office:value-type="float" office:value="-0.0306" calcext:value-type="float">
            <text:p>-3.06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69e-01i</text:p>
          </table:table-cell>
          <table:table-cell/>
          <table:table-cell office:value-type="float" office:value="0.0352" calcext:value-type="float">
            <text:p>3.52E-02</text:p>
          </table:table-cell>
          <table:table-cell/>
          <table:table-cell office:value-type="float" office:value="0.869" calcext:value-type="float">
            <text:p>8.69E-01</text:p>
          </table:table-cell>
          <table:table-cell table:formula="of:=[.G124]/(2*3.142)" office:value-type="float" office:value="0.138287714831318" calcext:value-type="float">
            <text:p>0.138287714831318</text:p>
          </table:table-cell>
          <table:table-cell office:value-type="float" office:value="32.7" calcext:value-type="float">
            <text:p>3.27E+01</text:p>
          </table:table-cell>
          <table:table-cell table:number-columns-repeated="37"/>
        </table:table-row>
        <table:table-row table:style-name="ro1">
          <table:table-cell office:value-type="float" office:value="0.87" calcext:value-type="float">
            <text:p>8.7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86e-03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87" calcext:value-type="float">
            <text:p>8.70E-01</text:p>
          </table:table-cell>
          <table:table-cell table:formula="of:=[.G125]/(2*3.142)" office:value-type="float" office:value="0.138446849140675" calcext:value-type="float">
            <text:p>0.138446849140675</text:p>
          </table:table-cell>
          <table:table-cell office:value-type="float" office:value="-1.15" calcext:value-type="float">
            <text:p>-1.15E+00</text:p>
          </table:table-cell>
          <table:table-cell table:number-columns-repeated="37"/>
        </table:table-row>
        <table:table-row table:style-name="ro1">
          <table:table-cell office:value-type="float" office:value="0.87" calcext:value-type="float">
            <text:p>8.7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86e-03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87" calcext:value-type="float">
            <text:p>8.70E-01</text:p>
          </table:table-cell>
          <table:table-cell table:formula="of:=[.G126]/(2*3.142)" office:value-type="float" office:value="0.138446849140675" calcext:value-type="float">
            <text:p>0.138446849140675</text:p>
          </table:table-cell>
          <table:table-cell office:value-type="float" office:value="-1.15" calcext:value-type="float">
            <text:p>-1.15E+00</text:p>
          </table:table-cell>
          <table:table-cell table:number-columns-repeated="37"/>
        </table:table-row>
        <table:table-row table:style-name="ro1">
          <table:table-cell office:value-type="float" office:value="0.842" calcext:value-type="float">
            <text:p>8.4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48e-01i</text:p>
          </table:table-cell>
          <table:table-cell/>
          <table:table-cell office:value-type="float" office:value="-0.959" calcext:value-type="float">
            <text:p>-9.59E-01</text:p>
          </table:table-cell>
          <table:table-cell/>
          <table:table-cell office:value-type="float" office:value="0.878" calcext:value-type="float">
            <text:p>8.78E-01</text:p>
          </table:table-cell>
          <table:table-cell table:formula="of:=[.G127]/(2*3.142)" office:value-type="float" office:value="0.139719923615532" calcext:value-type="float">
            <text:p>0.139719923615532</text:p>
          </table:table-cell>
          <table:table-cell office:value-type="float" office:value="-1.19" calcext:value-type="float">
            <text:p>-1.19E+00</text:p>
          </table:table-cell>
          <table:table-cell table:number-columns-repeated="37"/>
        </table:table-row>
        <table:table-row table:style-name="ro1">
          <table:table-cell office:value-type="float" office:value="0.842" calcext:value-type="float">
            <text:p>8.4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8e-01i</text:p>
          </table:table-cell>
          <table:table-cell/>
          <table:table-cell office:value-type="float" office:value="-0.959" calcext:value-type="float">
            <text:p>-9.59E-01</text:p>
          </table:table-cell>
          <table:table-cell/>
          <table:table-cell office:value-type="float" office:value="0.878" calcext:value-type="float">
            <text:p>8.78E-01</text:p>
          </table:table-cell>
          <table:table-cell table:formula="of:=[.G128]/(2*3.142)" office:value-type="float" office:value="0.139719923615532" calcext:value-type="float">
            <text:p>0.139719923615532</text:p>
          </table:table-cell>
          <table:table-cell office:value-type="float" office:value="-1.19" calcext:value-type="float">
            <text:p>-1.19E+00</text:p>
          </table:table-cell>
          <table:table-cell table:number-columns-repeated="37"/>
        </table:table-row>
        <table:table-row table:style-name="ro1">
          <table:table-cell office:value-type="float" office:value="-0.881" calcext:value-type="float">
            <text:p>-8.8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12e-02i</text:p>
          </table:table-cell>
          <table:table-cell/>
          <table:table-cell office:value-type="float" office:value="0.995" calcext:value-type="float">
            <text:p>9.95E-01</text:p>
          </table:table-cell>
          <table:table-cell/>
          <table:table-cell office:value-type="float" office:value="0.886" calcext:value-type="float">
            <text:p>8.86E-01</text:p>
          </table:table-cell>
          <table:table-cell table:formula="of:=[.G129]/(2*3.142)" office:value-type="float" office:value="0.140992998090388" calcext:value-type="float">
            <text:p>0.140992998090388</text:p>
          </table:table-cell>
          <table:table-cell office:value-type="float" office:value="1.13" calcext:value-type="float">
            <text:p>1.13E+00</text:p>
          </table:table-cell>
          <table:table-cell table:number-columns-repeated="37"/>
        </table:table-row>
        <table:table-row table:style-name="ro1">
          <table:table-cell office:value-type="float" office:value="-0.881" calcext:value-type="float">
            <text:p>-8.8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12e-02i</text:p>
          </table:table-cell>
          <table:table-cell/>
          <table:table-cell office:value-type="float" office:value="0.995" calcext:value-type="float">
            <text:p>9.95E-01</text:p>
          </table:table-cell>
          <table:table-cell/>
          <table:table-cell office:value-type="float" office:value="0.886" calcext:value-type="float">
            <text:p>8.86E-01</text:p>
          </table:table-cell>
          <table:table-cell table:formula="of:=[.G130]/(2*3.142)" office:value-type="float" office:value="0.140992998090388" calcext:value-type="float">
            <text:p>0.140992998090388</text:p>
          </table:table-cell>
          <table:table-cell office:value-type="float" office:value="1.13" calcext:value-type="float">
            <text:p>1.13E+00</text:p>
          </table:table-cell>
          <table:table-cell table:number-columns-repeated="37"/>
        </table:table-row>
        <table:table-row table:style-name="ro1">
          <table:table-cell office:value-type="float" office:value="0.872" calcext:value-type="float">
            <text:p>8.7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59e-01i</text:p>
          </table:table-cell>
          <table:table-cell/>
          <table:table-cell office:value-type="float" office:value="-0.984" calcext:value-type="float">
            <text:p>-9.84E-01</text:p>
          </table:table-cell>
          <table:table-cell/>
          <table:table-cell office:value-type="float" office:value="0.886" calcext:value-type="float">
            <text:p>8.86E-01</text:p>
          </table:table-cell>
          <table:table-cell table:formula="of:=[.G131]/(2*3.142)" office:value-type="float" office:value="0.140992998090388" calcext:value-type="float">
            <text:p>0.140992998090388</text:p>
          </table:table-cell>
          <table:table-cell office:value-type="float" office:value="-1.15" calcext:value-type="float">
            <text:p>-1.15E+00</text:p>
          </table:table-cell>
          <table:table-cell table:number-columns-repeated="37"/>
        </table:table-row>
        <table:table-row table:style-name="ro1">
          <table:table-cell office:value-type="float" office:value="0.872" calcext:value-type="float">
            <text:p>8.7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9e-01i</text:p>
          </table:table-cell>
          <table:table-cell/>
          <table:table-cell office:value-type="float" office:value="-0.984" calcext:value-type="float">
            <text:p>-9.84E-01</text:p>
          </table:table-cell>
          <table:table-cell/>
          <table:table-cell office:value-type="float" office:value="0.886" calcext:value-type="float">
            <text:p>8.86E-01</text:p>
          </table:table-cell>
          <table:table-cell table:formula="of:=[.G132]/(2*3.142)" office:value-type="float" office:value="0.140992998090388" calcext:value-type="float">
            <text:p>0.140992998090388</text:p>
          </table:table-cell>
          <table:table-cell office:value-type="float" office:value="-1.15" calcext:value-type="float">
            <text:p>-1.15E+00</text:p>
          </table:table-cell>
          <table:table-cell table:number-columns-repeated="37"/>
        </table:table-row>
        <table:table-row table:style-name="ro1">
          <table:table-cell office:value-type="float" office:value="-0.888" calcext:value-type="float">
            <text:p>-8.8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82e-02i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office:value-type="float" office:value="0.888" calcext:value-type="float">
            <text:p>8.88E-01</text:p>
          </table:table-cell>
          <table:table-cell table:formula="of:=[.G133]/(2*3.142)" office:value-type="float" office:value="0.141311266709102" calcext:value-type="float">
            <text:p>0.141311266709102</text:p>
          </table:table-cell>
          <table:table-cell office:value-type="float" office:value="1.13" calcext:value-type="float">
            <text:p>1.13E+00</text:p>
          </table:table-cell>
          <table:table-cell table:number-columns-repeated="37"/>
        </table:table-row>
        <table:table-row table:style-name="ro1">
          <table:table-cell office:value-type="float" office:value="-0.888" calcext:value-type="float">
            <text:p>-8.8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2e-02i</text:p>
          </table:table-cell>
          <table:table-cell/>
          <table:table-cell office:value-type="float" office:value="1" calcext:value-type="float">
            <text:p>1.00E+00</text:p>
          </table:table-cell>
          <table:table-cell/>
          <table:table-cell office:value-type="float" office:value="0.888" calcext:value-type="float">
            <text:p>8.88E-01</text:p>
          </table:table-cell>
          <table:table-cell table:formula="of:=[.G134]/(2*3.142)" office:value-type="float" office:value="0.141311266709102" calcext:value-type="float">
            <text:p>0.141311266709102</text:p>
          </table:table-cell>
          <table:table-cell office:value-type="float" office:value="1.13" calcext:value-type="float">
            <text:p>1.13E+00</text:p>
          </table:table-cell>
          <table:table-cell table:number-columns-repeated="37"/>
        </table:table-row>
        <table:table-row table:style-name="ro1">
          <table:table-cell office:value-type="float" office:value="0.678" calcext:value-type="float">
            <text:p>6.7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83e-01i</text:p>
          </table:table-cell>
          <table:table-cell/>
          <table:table-cell office:value-type="float" office:value="-0.758" calcext:value-type="float">
            <text:p>-7.58E-01</text:p>
          </table:table-cell>
          <table:table-cell/>
          <table:table-cell office:value-type="float" office:value="0.894" calcext:value-type="float">
            <text:p>8.94E-01</text:p>
          </table:table-cell>
          <table:table-cell table:formula="of:=[.G135]/(2*3.142)" office:value-type="float" office:value="0.142266072565245" calcext:value-type="float">
            <text:p>0.142266072565245</text:p>
          </table:table-cell>
          <table:table-cell office:value-type="float" office:value="-1.47" calcext:value-type="float">
            <text:p>-1.47E+00</text:p>
          </table:table-cell>
          <table:table-cell table:number-columns-repeated="37"/>
        </table:table-row>
        <table:table-row table:style-name="ro1">
          <table:table-cell office:value-type="float" office:value="0.678" calcext:value-type="float">
            <text:p>6.7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83e-01i</text:p>
          </table:table-cell>
          <table:table-cell/>
          <table:table-cell office:value-type="float" office:value="-0.758" calcext:value-type="float">
            <text:p>-7.58E-01</text:p>
          </table:table-cell>
          <table:table-cell/>
          <table:table-cell office:value-type="float" office:value="0.894" calcext:value-type="float">
            <text:p>8.94E-01</text:p>
          </table:table-cell>
          <table:table-cell table:formula="of:=[.G136]/(2*3.142)" office:value-type="float" office:value="0.142266072565245" calcext:value-type="float">
            <text:p>0.142266072565245</text:p>
          </table:table-cell>
          <table:table-cell office:value-type="float" office:value="-1.47" calcext:value-type="float">
            <text:p>-1.47E+00</text:p>
          </table:table-cell>
          <table:table-cell table:number-columns-repeated="37"/>
        </table:table-row>
        <table:table-row table:style-name="ro1">
          <table:table-cell office:value-type="float" office:value="-0.89" calcext:value-type="float">
            <text:p>-8.9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05e-01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896" calcext:value-type="float">
            <text:p>8.96E-01</text:p>
          </table:table-cell>
          <table:table-cell table:formula="of:=[.G137]/(2*3.142)" office:value-type="float" office:value="0.142584341183959" calcext:value-type="float">
            <text:p>0.142584341183959</text:p>
          </table:table-cell>
          <table:table-cell office:value-type="float" office:value="1.12" calcext:value-type="float">
            <text:p>1.12E+00</text:p>
          </table:table-cell>
          <table:table-cell table:number-columns-repeated="37"/>
        </table:table-row>
        <table:table-row table:style-name="ro1">
          <table:table-cell office:value-type="float" office:value="-0.89" calcext:value-type="float">
            <text:p>-8.9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5e-01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896" calcext:value-type="float">
            <text:p>8.96E-01</text:p>
          </table:table-cell>
          <table:table-cell table:formula="of:=[.G138]/(2*3.142)" office:value-type="float" office:value="0.142584341183959" calcext:value-type="float">
            <text:p>0.142584341183959</text:p>
          </table:table-cell>
          <table:table-cell office:value-type="float" office:value="1.12" calcext:value-type="float">
            <text:p>1.12E+00</text:p>
          </table:table-cell>
          <table:table-cell table:number-columns-repeated="37"/>
        </table:table-row>
        <table:table-row table:style-name="ro1">
          <table:table-cell office:value-type="float" office:value="0.633" calcext:value-type="float">
            <text:p>6.3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44e-01i</text:p>
          </table:table-cell>
          <table:table-cell/>
          <table:table-cell office:value-type="float" office:value="-0.701" calcext:value-type="float">
            <text:p>-7.01E-01</text:p>
          </table:table-cell>
          <table:table-cell/>
          <table:table-cell office:value-type="float" office:value="0.903" calcext:value-type="float">
            <text:p>9.03E-01</text:p>
          </table:table-cell>
          <table:table-cell table:formula="of:=[.G139]/(2*3.142)" office:value-type="float" office:value="0.143698281349459" calcext:value-type="float">
            <text:p>0.143698281349459</text:p>
          </table:table-cell>
          <table:table-cell office:value-type="float" office:value="-1.58" calcext:value-type="float">
            <text:p>-1.58E+00</text:p>
          </table:table-cell>
          <table:table-cell table:number-columns-repeated="37"/>
        </table:table-row>
        <table:table-row table:style-name="ro1">
          <table:table-cell office:value-type="float" office:value="0.633" calcext:value-type="float">
            <text:p>6.3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e-01i</text:p>
          </table:table-cell>
          <table:table-cell/>
          <table:table-cell office:value-type="float" office:value="-0.701" calcext:value-type="float">
            <text:p>-7.01E-01</text:p>
          </table:table-cell>
          <table:table-cell/>
          <table:table-cell office:value-type="float" office:value="0.903" calcext:value-type="float">
            <text:p>9.03E-01</text:p>
          </table:table-cell>
          <table:table-cell table:formula="of:=[.G140]/(2*3.142)" office:value-type="float" office:value="0.143698281349459" calcext:value-type="float">
            <text:p>0.143698281349459</text:p>
          </table:table-cell>
          <table:table-cell office:value-type="float" office:value="-1.58" calcext:value-type="float">
            <text:p>-1.58E+00</text:p>
          </table:table-cell>
          <table:table-cell table:number-columns-repeated="37"/>
        </table:table-row>
        <table:table-row table:style-name="ro1">
          <table:table-cell office:value-type="float" office:value="0.916" calcext:value-type="float">
            <text:p>9.16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916" calcext:value-type="float">
            <text:p>9.16E-01</text:p>
          </table:table-cell>
          <table:table-cell table:formula="of:=[.G141]/(2*3.142)" office:value-type="float" office:value="0.145767027371101" calcext:value-type="float">
            <text:p>0.145767027371101</text:p>
          </table:table-cell>
          <table:table-cell office:value-type="float" office:value="-1.09" calcext:value-type="float">
            <text:p>-1.09E+00</text:p>
          </table:table-cell>
          <table:table-cell table:number-columns-repeated="37"/>
        </table:table-row>
        <table:table-row table:style-name="ro1">
          <table:table-cell office:value-type="float" office:value="0.113" calcext:value-type="float">
            <text:p>1.1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09e-01i</text:p>
          </table:table-cell>
          <table:table-cell/>
          <table:table-cell office:value-type="float" office:value="-0.123" calcext:value-type="float">
            <text:p>-1.23E-01</text:p>
          </table:table-cell>
          <table:table-cell/>
          <table:table-cell office:value-type="float" office:value="0.916" calcext:value-type="float">
            <text:p>9.16E-01</text:p>
          </table:table-cell>
          <table:table-cell table:formula="of:=[.G142]/(2*3.142)" office:value-type="float" office:value="0.145767027371101" calcext:value-type="float">
            <text:p>0.145767027371101</text:p>
          </table:table-cell>
          <table:table-cell office:value-type="float" office:value="-8.85" calcext:value-type="float">
            <text:p>-8.85E+00</text:p>
          </table:table-cell>
          <table:table-cell table:number-columns-repeated="37"/>
        </table:table-row>
        <table:table-row table:style-name="ro1">
          <table:table-cell office:value-type="float" office:value="0.113" calcext:value-type="float">
            <text:p>1.1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09e-01i</text:p>
          </table:table-cell>
          <table:table-cell/>
          <table:table-cell office:value-type="float" office:value="-0.123" calcext:value-type="float">
            <text:p>-1.23E-01</text:p>
          </table:table-cell>
          <table:table-cell/>
          <table:table-cell office:value-type="float" office:value="0.916" calcext:value-type="float">
            <text:p>9.16E-01</text:p>
          </table:table-cell>
          <table:table-cell table:formula="of:=[.G143]/(2*3.142)" office:value-type="float" office:value="0.145767027371101" calcext:value-type="float">
            <text:p>0.145767027371101</text:p>
          </table:table-cell>
          <table:table-cell office:value-type="float" office:value="-8.85" calcext:value-type="float">
            <text:p>-8.85E+00</text:p>
          </table:table-cell>
          <table:table-cell table:number-columns-repeated="37"/>
        </table:table-row>
        <table:table-row table:style-name="ro1">
          <table:table-cell office:value-type="float" office:value="-0.917" calcext:value-type="float">
            <text:p>-9.17E-01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917" calcext:value-type="float">
            <text:p>9.17E-01</text:p>
          </table:table-cell>
          <table:table-cell table:formula="of:=[.G144]/(2*3.142)" office:value-type="float" office:value="0.145926161680458" calcext:value-type="float">
            <text:p>0.145926161680458</text:p>
          </table:table-cell>
          <table:table-cell office:value-type="float" office:value="1.09" calcext:value-type="float">
            <text:p>1.09E+00</text:p>
          </table:table-cell>
          <table:table-cell table:number-columns-repeated="37"/>
        </table:table-row>
        <table:table-row table:style-name="ro1">
          <table:table-cell office:value-type="float" office:value="0.874" calcext:value-type="float">
            <text:p>8.7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89e-01i</text:p>
          </table:table-cell>
          <table:table-cell/>
          <table:table-cell office:value-type="float" office:value="-0.949" calcext:value-type="float">
            <text:p>-9.49E-01</text:p>
          </table:table-cell>
          <table:table-cell/>
          <table:table-cell office:value-type="float" office:value="0.921" calcext:value-type="float">
            <text:p>9.21E-01</text:p>
          </table:table-cell>
          <table:table-cell table:formula="of:=[.G145]/(2*3.142)" office:value-type="float" office:value="0.146562698917887" calcext:value-type="float">
            <text:p>0.146562698917887</text:p>
          </table:table-cell>
          <table:table-cell office:value-type="float" office:value="-1.14" calcext:value-type="float">
            <text:p>-1.14E+00</text:p>
          </table:table-cell>
          <table:table-cell table:number-columns-repeated="37"/>
        </table:table-row>
        <table:table-row table:style-name="ro1">
          <table:table-cell office:value-type="float" office:value="0.874" calcext:value-type="float">
            <text:p>8.7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9e-01i</text:p>
          </table:table-cell>
          <table:table-cell/>
          <table:table-cell office:value-type="float" office:value="-0.949" calcext:value-type="float">
            <text:p>-9.49E-01</text:p>
          </table:table-cell>
          <table:table-cell/>
          <table:table-cell office:value-type="float" office:value="0.921" calcext:value-type="float">
            <text:p>9.21E-01</text:p>
          </table:table-cell>
          <table:table-cell table:formula="of:=[.G146]/(2*3.142)" office:value-type="float" office:value="0.146562698917887" calcext:value-type="float">
            <text:p>0.146562698917887</text:p>
          </table:table-cell>
          <table:table-cell office:value-type="float" office:value="-1.14" calcext:value-type="float">
            <text:p>-1.14E+00</text:p>
          </table:table-cell>
          <table:table-cell table:number-columns-repeated="37"/>
        </table:table-row>
        <table:table-row table:style-name="ro1">
          <table:table-cell office:value-type="float" office:value="0.921" calcext:value-type="float">
            <text:p>9.21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921" calcext:value-type="float">
            <text:p>9.21E-01</text:p>
          </table:table-cell>
          <table:table-cell table:formula="of:=[.G147]/(2*3.142)" office:value-type="float" office:value="0.146562698917887" calcext:value-type="float">
            <text:p>0.146562698917887</text:p>
          </table:table-cell>
          <table:table-cell office:value-type="float" office:value="-1.09" calcext:value-type="float">
            <text:p>-1.09E+00</text:p>
          </table:table-cell>
          <table:table-cell table:number-columns-repeated="37"/>
        </table:table-row>
        <table:table-row table:style-name="ro1">
          <table:table-cell office:value-type="float" office:value="0.445" calcext:value-type="float">
            <text:p>4.4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08e-01i</text:p>
          </table:table-cell>
          <table:table-cell/>
          <table:table-cell office:value-type="float" office:value="-0.483" calcext:value-type="float">
            <text:p>-4.83E-01</text:p>
          </table:table-cell>
          <table:table-cell/>
          <table:table-cell office:value-type="float" office:value="0.923" calcext:value-type="float">
            <text:p>9.23E-01</text:p>
          </table:table-cell>
          <table:table-cell table:formula="of:=[.G148]/(2*3.142)" office:value-type="float" office:value="0.146880967536601" calcext:value-type="float">
            <text:p>0.146880967536601</text:p>
          </table:table-cell>
          <table:table-cell office:value-type="float" office:value="-2.25" calcext:value-type="float">
            <text:p>-2.25E+00</text:p>
          </table:table-cell>
          <table:table-cell table:number-columns-repeated="37"/>
        </table:table-row>
        <table:table-row table:style-name="ro1">
          <table:table-cell office:value-type="float" office:value="0.445" calcext:value-type="float">
            <text:p>4.4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08e-01i</text:p>
          </table:table-cell>
          <table:table-cell/>
          <table:table-cell office:value-type="float" office:value="-0.483" calcext:value-type="float">
            <text:p>-4.83E-01</text:p>
          </table:table-cell>
          <table:table-cell/>
          <table:table-cell office:value-type="float" office:value="0.923" calcext:value-type="float">
            <text:p>9.23E-01</text:p>
          </table:table-cell>
          <table:table-cell table:formula="of:=[.G149]/(2*3.142)" office:value-type="float" office:value="0.146880967536601" calcext:value-type="float">
            <text:p>0.146880967536601</text:p>
          </table:table-cell>
          <table:table-cell office:value-type="float" office:value="-2.25" calcext:value-type="float">
            <text:p>-2.25E+00</text:p>
          </table:table-cell>
          <table:table-cell table:number-columns-repeated="37"/>
        </table:table-row>
        <table:table-row table:style-name="ro1">
          <table:table-cell office:value-type="float" office:value="-0.0989" calcext:value-type="float">
            <text:p>-9.89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21e-01i</text:p>
          </table:table-cell>
          <table:table-cell/>
          <table:table-cell office:value-type="float" office:value="0.107" calcext:value-type="float">
            <text:p>1.07E-01</text:p>
          </table:table-cell>
          <table:table-cell/>
          <table:table-cell office:value-type="float" office:value="0.926" calcext:value-type="float">
            <text:p>9.26E-01</text:p>
          </table:table-cell>
          <table:table-cell table:formula="of:=[.G150]/(2*3.142)" office:value-type="float" office:value="0.147358370464672" calcext:value-type="float">
            <text:p>0.147358370464672</text:p>
          </table:table-cell>
          <table:table-cell office:value-type="float" office:value="10.1" calcext:value-type="float">
            <text:p>1.01E+01</text:p>
          </table:table-cell>
          <table:table-cell table:number-columns-repeated="37"/>
        </table:table-row>
        <table:table-row table:style-name="ro1">
          <table:table-cell office:value-type="float" office:value="-0.0989" calcext:value-type="float">
            <text:p>-9.89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21e-01i</text:p>
          </table:table-cell>
          <table:table-cell/>
          <table:table-cell office:value-type="float" office:value="0.107" calcext:value-type="float">
            <text:p>1.07E-01</text:p>
          </table:table-cell>
          <table:table-cell/>
          <table:table-cell office:value-type="float" office:value="0.926" calcext:value-type="float">
            <text:p>9.26E-01</text:p>
          </table:table-cell>
          <table:table-cell table:formula="of:=[.G151]/(2*3.142)" office:value-type="float" office:value="0.147358370464672" calcext:value-type="float">
            <text:p>0.147358370464672</text:p>
          </table:table-cell>
          <table:table-cell office:value-type="float" office:value="10.1" calcext:value-type="float">
            <text:p>1.01E+01</text:p>
          </table:table-cell>
          <table:table-cell table:number-columns-repeated="37"/>
        </table:table-row>
        <table:table-row table:style-name="ro1">
          <table:table-cell office:value-type="float" office:value="0.918" calcext:value-type="float">
            <text:p>9.1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6e-01i</text:p>
          </table:table-cell>
          <table:table-cell/>
          <table:table-cell office:value-type="float" office:value="-0.991" calcext:value-type="float">
            <text:p>-9.91E-01</text:p>
          </table:table-cell>
          <table:table-cell/>
          <table:table-cell office:value-type="float" office:value="0.926" calcext:value-type="float">
            <text:p>9.26E-01</text:p>
          </table:table-cell>
          <table:table-cell table:formula="of:=[.G152]/(2*3.142)" office:value-type="float" office:value="0.147358370464672" calcext:value-type="float">
            <text:p>0.147358370464672</text:p>
          </table:table-cell>
          <table:table-cell office:value-type="float" office:value="-1.09" calcext:value-type="float">
            <text:p>-1.09E+00</text:p>
          </table:table-cell>
          <table:table-cell table:number-columns-repeated="37"/>
        </table:table-row>
        <table:table-row table:style-name="ro1">
          <table:table-cell office:value-type="float" office:value="0.918" calcext:value-type="float">
            <text:p>9.1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6e-01i</text:p>
          </table:table-cell>
          <table:table-cell/>
          <table:table-cell office:value-type="float" office:value="-0.991" calcext:value-type="float">
            <text:p>-9.91E-01</text:p>
          </table:table-cell>
          <table:table-cell/>
          <table:table-cell office:value-type="float" office:value="0.926" calcext:value-type="float">
            <text:p>9.26E-01</text:p>
          </table:table-cell>
          <table:table-cell table:formula="of:=[.G153]/(2*3.142)" office:value-type="float" office:value="0.147358370464672" calcext:value-type="float">
            <text:p>0.147358370464672</text:p>
          </table:table-cell>
          <table:table-cell office:value-type="float" office:value="-1.09" calcext:value-type="float">
            <text:p>-1.09E+00</text:p>
          </table:table-cell>
          <table:table-cell table:number-columns-repeated="37"/>
        </table:table-row>
        <table:table-row table:style-name="ro1">
          <table:table-cell office:value-type="float" office:value="-0.368" calcext:value-type="float">
            <text:p>-3.6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62e-01i</text:p>
          </table:table-cell>
          <table:table-cell/>
          <table:table-cell office:value-type="float" office:value="0.392" calcext:value-type="float">
            <text:p>3.92E-01</text:p>
          </table:table-cell>
          <table:table-cell/>
          <table:table-cell office:value-type="float" office:value="0.937" calcext:value-type="float">
            <text:p>9.37E-01</text:p>
          </table:table-cell>
          <table:table-cell table:formula="of:=[.G154]/(2*3.142)" office:value-type="float" office:value="0.1491088478676" calcext:value-type="float">
            <text:p>0.1491088478676</text:p>
          </table:table-cell>
          <table:table-cell office:value-type="float" office:value="2.72" calcext:value-type="float">
            <text:p>2.72E+00</text:p>
          </table:table-cell>
          <table:table-cell table:number-columns-repeated="37"/>
        </table:table-row>
        <table:table-row table:style-name="ro1">
          <table:table-cell office:value-type="float" office:value="-0.368" calcext:value-type="float">
            <text:p>-3.6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62e-01i</text:p>
          </table:table-cell>
          <table:table-cell/>
          <table:table-cell office:value-type="float" office:value="0.392" calcext:value-type="float">
            <text:p>3.92E-01</text:p>
          </table:table-cell>
          <table:table-cell/>
          <table:table-cell office:value-type="float" office:value="0.937" calcext:value-type="float">
            <text:p>9.37E-01</text:p>
          </table:table-cell>
          <table:table-cell table:formula="of:=[.G155]/(2*3.142)" office:value-type="float" office:value="0.1491088478676" calcext:value-type="float">
            <text:p>0.1491088478676</text:p>
          </table:table-cell>
          <table:table-cell office:value-type="float" office:value="2.72" calcext:value-type="float">
            <text:p>2.72E+00</text:p>
          </table:table-cell>
          <table:table-cell table:number-columns-repeated="37"/>
        </table:table-row>
        <table:table-row table:style-name="ro1">
          <table:table-cell office:value-type="float" office:value="-0.935" calcext:value-type="float">
            <text:p>-9.3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10e-02i</text:p>
          </table:table-cell>
          <table:table-cell/>
          <table:table-cell office:value-type="float" office:value="0.997" calcext:value-type="float">
            <text:p>9.97E-01</text:p>
          </table:table-cell>
          <table:table-cell/>
          <table:table-cell office:value-type="float" office:value="0.938" calcext:value-type="float">
            <text:p>9.38E-01</text:p>
          </table:table-cell>
          <table:table-cell table:formula="of:=[.G156]/(2*3.142)" office:value-type="float" office:value="0.149267982176957" calcext:value-type="float">
            <text:p>0.149267982176957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-0.935" calcext:value-type="float">
            <text:p>-9.3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e-02i</text:p>
          </table:table-cell>
          <table:table-cell/>
          <table:table-cell office:value-type="float" office:value="0.997" calcext:value-type="float">
            <text:p>9.97E-01</text:p>
          </table:table-cell>
          <table:table-cell/>
          <table:table-cell office:value-type="float" office:value="0.938" calcext:value-type="float">
            <text:p>9.38E-01</text:p>
          </table:table-cell>
          <table:table-cell table:formula="of:=[.G157]/(2*3.142)" office:value-type="float" office:value="0.149267982176957" calcext:value-type="float">
            <text:p>0.149267982176957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-0.351" calcext:value-type="float">
            <text:p>-3.5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70e-01i</text:p>
          </table:table-cell>
          <table:table-cell/>
          <table:table-cell office:value-type="float" office:value="0.374" calcext:value-type="float">
            <text:p>3.74E-01</text:p>
          </table:table-cell>
          <table:table-cell/>
          <table:table-cell office:value-type="float" office:value="0.938" calcext:value-type="float">
            <text:p>9.38E-01</text:p>
          </table:table-cell>
          <table:table-cell table:formula="of:=[.G158]/(2*3.142)" office:value-type="float" office:value="0.149267982176957" calcext:value-type="float">
            <text:p>0.149267982176957</text:p>
          </table:table-cell>
          <table:table-cell office:value-type="float" office:value="2.85" calcext:value-type="float">
            <text:p>2.85E+00</text:p>
          </table:table-cell>
          <table:table-cell table:number-columns-repeated="37"/>
        </table:table-row>
        <table:table-row table:style-name="ro1">
          <table:table-cell office:value-type="float" office:value="-0.351" calcext:value-type="float">
            <text:p>-3.5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70e-01i</text:p>
          </table:table-cell>
          <table:table-cell/>
          <table:table-cell office:value-type="float" office:value="0.374" calcext:value-type="float">
            <text:p>3.74E-01</text:p>
          </table:table-cell>
          <table:table-cell/>
          <table:table-cell office:value-type="float" office:value="0.938" calcext:value-type="float">
            <text:p>9.38E-01</text:p>
          </table:table-cell>
          <table:table-cell table:formula="of:=[.G159]/(2*3.142)" office:value-type="float" office:value="0.149267982176957" calcext:value-type="float">
            <text:p>0.149267982176957</text:p>
          </table:table-cell>
          <table:table-cell office:value-type="float" office:value="2.85" calcext:value-type="float">
            <text:p>2.85E+00</text:p>
          </table:table-cell>
          <table:table-cell table:number-columns-repeated="37"/>
        </table:table-row>
        <table:table-row table:style-name="ro1">
          <table:table-cell office:value-type="float" office:value="-0.925" calcext:value-type="float">
            <text:p>-9.2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61e-01i</text:p>
          </table:table-cell>
          <table:table-cell/>
          <table:table-cell office:value-type="float" office:value="0.985" calcext:value-type="float">
            <text:p>9.85E-01</text:p>
          </table:table-cell>
          <table:table-cell/>
          <table:table-cell office:value-type="float" office:value="0.939" calcext:value-type="float">
            <text:p>9.39E-01</text:p>
          </table:table-cell>
          <table:table-cell table:formula="of:=[.G160]/(2*3.142)" office:value-type="float" office:value="0.149427116486314" calcext:value-type="float">
            <text:p>0.149427116486314</text:p>
          </table:table-cell>
          <table:table-cell office:value-type="float" office:value="1.08" calcext:value-type="float">
            <text:p>1.08E+00</text:p>
          </table:table-cell>
          <table:table-cell table:number-columns-repeated="37"/>
        </table:table-row>
        <table:table-row table:style-name="ro1">
          <table:table-cell office:value-type="float" office:value="-0.925" calcext:value-type="float">
            <text:p>-9.2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1e-01i</text:p>
          </table:table-cell>
          <table:table-cell/>
          <table:table-cell office:value-type="float" office:value="0.985" calcext:value-type="float">
            <text:p>9.85E-01</text:p>
          </table:table-cell>
          <table:table-cell/>
          <table:table-cell office:value-type="float" office:value="0.939" calcext:value-type="float">
            <text:p>9.39E-01</text:p>
          </table:table-cell>
          <table:table-cell table:formula="of:=[.G161]/(2*3.142)" office:value-type="float" office:value="0.149427116486314" calcext:value-type="float">
            <text:p>0.149427116486314</text:p>
          </table:table-cell>
          <table:table-cell office:value-type="float" office:value="1.08" calcext:value-type="float">
            <text:p>1.08E+00</text:p>
          </table:table-cell>
          <table:table-cell table:number-columns-repeated="37"/>
        </table:table-row>
        <table:table-row table:style-name="ro1">
          <table:table-cell office:value-type="float" office:value="-0.497" calcext:value-type="float">
            <text:p>-4.9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00e-01i</text:p>
          </table:table-cell>
          <table:table-cell/>
          <table:table-cell office:value-type="float" office:value="0.528" calcext:value-type="float">
            <text:p>5.28E-01</text:p>
          </table:table-cell>
          <table:table-cell/>
          <table:table-cell office:value-type="float" office:value="0.942" calcext:value-type="float">
            <text:p>9.42E-01</text:p>
          </table:table-cell>
          <table:table-cell table:formula="of:=[.G162]/(2*3.142)" office:value-type="float" office:value="0.149904519414386" calcext:value-type="float">
            <text:p>0.149904519414386</text:p>
          </table:table-cell>
          <table:table-cell office:value-type="float" office:value="2.01" calcext:value-type="float">
            <text:p>2.01E+00</text:p>
          </table:table-cell>
          <table:table-cell table:number-columns-repeated="37"/>
        </table:table-row>
        <table:table-row table:style-name="ro1">
          <table:table-cell office:value-type="float" office:value="-0.497" calcext:value-type="float">
            <text:p>-4.9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00e-01i</text:p>
          </table:table-cell>
          <table:table-cell/>
          <table:table-cell office:value-type="float" office:value="0.528" calcext:value-type="float">
            <text:p>5.28E-01</text:p>
          </table:table-cell>
          <table:table-cell/>
          <table:table-cell office:value-type="float" office:value="0.942" calcext:value-type="float">
            <text:p>9.42E-01</text:p>
          </table:table-cell>
          <table:table-cell table:formula="of:=[.G163]/(2*3.142)" office:value-type="float" office:value="0.149904519414386" calcext:value-type="float">
            <text:p>0.149904519414386</text:p>
          </table:table-cell>
          <table:table-cell office:value-type="float" office:value="2.01" calcext:value-type="float">
            <text:p>2.01E+00</text:p>
          </table:table-cell>
          <table:table-cell table:number-columns-repeated="37"/>
        </table:table-row>
        <table:table-row table:style-name="ro1">
          <table:table-cell office:value-type="float" office:value="0.911" calcext:value-type="float">
            <text:p>9.1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52e-01i</text:p>
          </table:table-cell>
          <table:table-cell/>
          <table:table-cell office:value-type="float" office:value="-0.964" calcext:value-type="float">
            <text:p>-9.64E-01</text:p>
          </table:table-cell>
          <table:table-cell/>
          <table:table-cell office:value-type="float" office:value="0.945" calcext:value-type="float">
            <text:p>9.45E-01</text:p>
          </table:table-cell>
          <table:table-cell table:formula="of:=[.G164]/(2*3.142)" office:value-type="float" office:value="0.150381922342457" calcext:value-type="float">
            <text:p>0.150381922342457</text:p>
          </table:table-cell>
          <table:table-cell office:value-type="float" office:value="-1.1" calcext:value-type="float">
            <text:p>-1.10E+00</text:p>
          </table:table-cell>
          <table:table-cell table:number-columns-repeated="37"/>
        </table:table-row>
        <table:table-row table:style-name="ro1">
          <table:table-cell office:value-type="float" office:value="0.911" calcext:value-type="float">
            <text:p>9.1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2e-01i</text:p>
          </table:table-cell>
          <table:table-cell/>
          <table:table-cell office:value-type="float" office:value="-0.964" calcext:value-type="float">
            <text:p>-9.64E-01</text:p>
          </table:table-cell>
          <table:table-cell/>
          <table:table-cell office:value-type="float" office:value="0.945" calcext:value-type="float">
            <text:p>9.45E-01</text:p>
          </table:table-cell>
          <table:table-cell table:formula="of:=[.G165]/(2*3.142)" office:value-type="float" office:value="0.150381922342457" calcext:value-type="float">
            <text:p>0.150381922342457</text:p>
          </table:table-cell>
          <table:table-cell office:value-type="float" office:value="-1.1" calcext:value-type="float">
            <text:p>-1.10E+00</text:p>
          </table:table-cell>
          <table:table-cell table:number-columns-repeated="37"/>
        </table:table-row>
        <table:table-row table:style-name="ro1">
          <table:table-cell office:value-type="float" office:value="-0.953" calcext:value-type="float">
            <text:p>-9.53E-01</text:p>
          </table:table-cell>
          <table:table-cell table:number-columns-repeated="3"/>
          <table:table-cell office:value-type="float" office:value="1" calcext:value-type="float">
            <text:p>1.00E+00</text:p>
          </table:table-cell>
          <table:table-cell/>
          <table:table-cell office:value-type="float" office:value="0.953" calcext:value-type="float">
            <text:p>9.53E-01</text:p>
          </table:table-cell>
          <table:table-cell table:formula="of:=[.G166]/(2*3.142)" office:value-type="float" office:value="0.151654996817314" calcext:value-type="float">
            <text:p>0.151654996817314</text:p>
          </table:table-cell>
          <table:table-cell office:value-type="float" office:value="1.05" calcext:value-type="float">
            <text:p>1.05E+00</text:p>
          </table:table-cell>
          <table:table-cell table:number-columns-repeated="37"/>
        </table:table-row>
        <table:table-row table:style-name="ro1">
          <table:table-cell office:value-type="float" office:value="-0.944" calcext:value-type="float">
            <text:p>-9.4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48e-01i</text:p>
          </table:table-cell>
          <table:table-cell/>
          <table:table-cell office:value-type="float" office:value="0.988" calcext:value-type="float">
            <text:p>9.88E-01</text:p>
          </table:table-cell>
          <table:table-cell/>
          <table:table-cell office:value-type="float" office:value="0.956" calcext:value-type="float">
            <text:p>9.56E-01</text:p>
          </table:table-cell>
          <table:table-cell table:formula="of:=[.G167]/(2*3.142)" office:value-type="float" office:value="0.152132399745385" calcext:value-type="float">
            <text:p>0.152132399745385</text:p>
          </table:table-cell>
          <table:table-cell office:value-type="float" office:value="1.06" calcext:value-type="float">
            <text:p>1.06E+00</text:p>
          </table:table-cell>
          <table:table-cell table:number-columns-repeated="37"/>
        </table:table-row>
        <table:table-row table:style-name="ro1">
          <table:table-cell office:value-type="float" office:value="-0.944" calcext:value-type="float">
            <text:p>-9.4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8e-01i</text:p>
          </table:table-cell>
          <table:table-cell/>
          <table:table-cell office:value-type="float" office:value="0.988" calcext:value-type="float">
            <text:p>9.88E-01</text:p>
          </table:table-cell>
          <table:table-cell/>
          <table:table-cell office:value-type="float" office:value="0.956" calcext:value-type="float">
            <text:p>9.56E-01</text:p>
          </table:table-cell>
          <table:table-cell table:formula="of:=[.G168]/(2*3.142)" office:value-type="float" office:value="0.152132399745385" calcext:value-type="float">
            <text:p>0.152132399745385</text:p>
          </table:table-cell>
          <table:table-cell office:value-type="float" office:value="1.06" calcext:value-type="float">
            <text:p>1.06E+00</text:p>
          </table:table-cell>
          <table:table-cell table:number-columns-repeated="37"/>
        </table:table-row>
        <table:table-row table:style-name="ro1">
          <table:table-cell office:value-type="float" office:value="0.686" calcext:value-type="float">
            <text:p>6.86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67e-01i</text:p>
          </table:table-cell>
          <table:table-cell/>
          <table:table-cell office:value-type="float" office:value="-0.716" calcext:value-type="float">
            <text:p>-7.16E-01</text:p>
          </table:table-cell>
          <table:table-cell/>
          <table:table-cell office:value-type="float" office:value="0.957" calcext:value-type="float">
            <text:p>9.57E-01</text:p>
          </table:table-cell>
          <table:table-cell table:formula="of:=[.G169]/(2*3.142)" office:value-type="float" office:value="0.152291534054742" calcext:value-type="float">
            <text:p>0.152291534054742</text:p>
          </table:table-cell>
          <table:table-cell office:value-type="float" office:value="-1.46" calcext:value-type="float">
            <text:p>-1.46E+00</text:p>
          </table:table-cell>
          <table:table-cell table:number-columns-repeated="37"/>
        </table:table-row>
        <table:table-row table:style-name="ro1">
          <table:table-cell office:value-type="float" office:value="0.686" calcext:value-type="float">
            <text:p>6.86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e-01i</text:p>
          </table:table-cell>
          <table:table-cell/>
          <table:table-cell office:value-type="float" office:value="-0.716" calcext:value-type="float">
            <text:p>-7.16E-01</text:p>
          </table:table-cell>
          <table:table-cell/>
          <table:table-cell office:value-type="float" office:value="0.957" calcext:value-type="float">
            <text:p>9.57E-01</text:p>
          </table:table-cell>
          <table:table-cell table:formula="of:=[.G170]/(2*3.142)" office:value-type="float" office:value="0.152291534054742" calcext:value-type="float">
            <text:p>0.152291534054742</text:p>
          </table:table-cell>
          <table:table-cell office:value-type="float" office:value="-1.46" calcext:value-type="float">
            <text:p>-1.46E+00</text:p>
          </table:table-cell>
          <table:table-cell table:number-columns-repeated="37"/>
        </table:table-row>
        <table:table-row table:style-name="ro1">
          <table:table-cell office:value-type="float" office:value="-0.179" calcext:value-type="float">
            <text:p>-1.7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41e-01i</text:p>
          </table:table-cell>
          <table:table-cell/>
          <table:table-cell office:value-type="float" office:value="0.187" calcext:value-type="float">
            <text:p>1.87E-01</text:p>
          </table:table-cell>
          <table:table-cell/>
          <table:table-cell office:value-type="float" office:value="0.958" calcext:value-type="float">
            <text:p>9.58E-01</text:p>
          </table:table-cell>
          <table:table-cell table:formula="of:=[.G171]/(2*3.142)" office:value-type="float" office:value="0.152450668364099" calcext:value-type="float">
            <text:p>0.152450668364099</text:p>
          </table:table-cell>
          <table:table-cell office:value-type="float" office:value="5.59" calcext:value-type="float">
            <text:p>5.59E+00</text:p>
          </table:table-cell>
          <table:table-cell table:number-columns-repeated="37"/>
        </table:table-row>
        <table:table-row table:style-name="ro1">
          <table:table-cell office:value-type="float" office:value="-0.179" calcext:value-type="float">
            <text:p>-1.7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41e-01i</text:p>
          </table:table-cell>
          <table:table-cell/>
          <table:table-cell office:value-type="float" office:value="0.187" calcext:value-type="float">
            <text:p>1.87E-01</text:p>
          </table:table-cell>
          <table:table-cell/>
          <table:table-cell office:value-type="float" office:value="0.958" calcext:value-type="float">
            <text:p>9.58E-01</text:p>
          </table:table-cell>
          <table:table-cell table:formula="of:=[.G172]/(2*3.142)" office:value-type="float" office:value="0.152450668364099" calcext:value-type="float">
            <text:p>0.152450668364099</text:p>
          </table:table-cell>
          <table:table-cell office:value-type="float" office:value="5.59" calcext:value-type="float">
            <text:p>5.59E+00</text:p>
          </table:table-cell>
          <table:table-cell table:number-columns-repeated="37"/>
        </table:table-row>
        <table:table-row table:style-name="ro1">
          <table:table-cell office:value-type="float" office:value="-0.267" calcext:value-type="float">
            <text:p>-2.6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23e-01i</text:p>
          </table:table-cell>
          <table:table-cell/>
          <table:table-cell office:value-type="float" office:value="0.278" calcext:value-type="float">
            <text:p>2.78E-01</text:p>
          </table:table-cell>
          <table:table-cell/>
          <table:table-cell office:value-type="float" office:value="0.96" calcext:value-type="float">
            <text:p>9.60E-01</text:p>
          </table:table-cell>
          <table:table-cell table:formula="of:=[.G173]/(2*3.142)" office:value-type="float" office:value="0.152768936982814" calcext:value-type="float">
            <text:p>0.152768936982814</text:p>
          </table:table-cell>
          <table:table-cell office:value-type="float" office:value="3.75" calcext:value-type="float">
            <text:p>3.75E+00</text:p>
          </table:table-cell>
          <table:table-cell table:number-columns-repeated="37"/>
        </table:table-row>
        <table:table-row table:style-name="ro1">
          <table:table-cell office:value-type="float" office:value="-0.267" calcext:value-type="float">
            <text:p>-2.6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23e-01i</text:p>
          </table:table-cell>
          <table:table-cell/>
          <table:table-cell office:value-type="float" office:value="0.278" calcext:value-type="float">
            <text:p>2.78E-01</text:p>
          </table:table-cell>
          <table:table-cell/>
          <table:table-cell office:value-type="float" office:value="0.96" calcext:value-type="float">
            <text:p>9.60E-01</text:p>
          </table:table-cell>
          <table:table-cell table:formula="of:=[.G174]/(2*3.142)" office:value-type="float" office:value="0.152768936982814" calcext:value-type="float">
            <text:p>0.152768936982814</text:p>
          </table:table-cell>
          <table:table-cell office:value-type="float" office:value="3.75" calcext:value-type="float">
            <text:p>3.75E+00</text:p>
          </table:table-cell>
          <table:table-cell table:number-columns-repeated="37"/>
        </table:table-row>
        <table:table-row table:style-name="ro1">
          <table:table-cell office:value-type="float" office:value="0.108" calcext:value-type="float">
            <text:p>1.0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56e-01i</text:p>
          </table:table-cell>
          <table:table-cell/>
          <table:table-cell office:value-type="float" office:value="-0.112" calcext:value-type="float">
            <text:p>-1.12E-01</text:p>
          </table:table-cell>
          <table:table-cell/>
          <table:table-cell office:value-type="float" office:value="0.962" calcext:value-type="float">
            <text:p>9.62E-01</text:p>
          </table:table-cell>
          <table:table-cell table:formula="of:=[.G175]/(2*3.142)" office:value-type="float" office:value="0.153087205601528" calcext:value-type="float">
            <text:p>0.153087205601528</text:p>
          </table:table-cell>
          <table:table-cell office:value-type="float" office:value="-9.25" calcext:value-type="float">
            <text:p>-9.25E+00</text:p>
          </table:table-cell>
          <table:table-cell table:number-columns-repeated="37"/>
        </table:table-row>
        <table:table-row table:style-name="ro1">
          <table:table-cell office:value-type="float" office:value="0.108" calcext:value-type="float">
            <text:p>1.0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56e-01i</text:p>
          </table:table-cell>
          <table:table-cell/>
          <table:table-cell office:value-type="float" office:value="-0.112" calcext:value-type="float">
            <text:p>-1.12E-01</text:p>
          </table:table-cell>
          <table:table-cell/>
          <table:table-cell office:value-type="float" office:value="0.962" calcext:value-type="float">
            <text:p>9.62E-01</text:p>
          </table:table-cell>
          <table:table-cell table:formula="of:=[.G176]/(2*3.142)" office:value-type="float" office:value="0.153087205601528" calcext:value-type="float">
            <text:p>0.153087205601528</text:p>
          </table:table-cell>
          <table:table-cell office:value-type="float" office:value="-9.25" calcext:value-type="float">
            <text:p>-9.25E+00</text:p>
          </table:table-cell>
          <table:table-cell table:number-columns-repeated="37"/>
        </table:table-row>
        <table:table-row table:style-name="ro1">
          <table:table-cell office:value-type="float" office:value="0.963" calcext:value-type="float">
            <text:p>9.6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61e-02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63" calcext:value-type="float">
            <text:p>9.63E-01</text:p>
          </table:table-cell>
          <table:table-cell table:formula="of:=[.G177]/(2*3.142)" office:value-type="float" office:value="0.153246339910885" calcext:value-type="float">
            <text:p>0.153246339910885</text:p>
          </table:table-cell>
          <table:table-cell office:value-type="float" office:value="-1.04" calcext:value-type="float">
            <text:p>-1.04E+00</text:p>
          </table:table-cell>
          <table:table-cell table:number-columns-repeated="37"/>
        </table:table-row>
        <table:table-row table:style-name="ro1">
          <table:table-cell office:value-type="float" office:value="0.963" calcext:value-type="float">
            <text:p>9.6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1e-02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63" calcext:value-type="float">
            <text:p>9.63E-01</text:p>
          </table:table-cell>
          <table:table-cell table:formula="of:=[.G178]/(2*3.142)" office:value-type="float" office:value="0.153246339910885" calcext:value-type="float">
            <text:p>0.153246339910885</text:p>
          </table:table-cell>
          <table:table-cell office:value-type="float" office:value="-1.04" calcext:value-type="float">
            <text:p>-1.04E+00</text:p>
          </table:table-cell>
          <table:table-cell table:number-columns-repeated="37"/>
        </table:table-row>
        <table:table-row table:style-name="ro1">
          <table:table-cell office:value-type="float" office:value="0.964" calcext:value-type="float">
            <text:p>9.64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964" calcext:value-type="float">
            <text:p>9.64E-01</text:p>
          </table:table-cell>
          <table:table-cell table:formula="of:=[.G179]/(2*3.142)" office:value-type="float" office:value="0.153405474220242" calcext:value-type="float">
            <text:p>0.153405474220242</text:p>
          </table:table-cell>
          <table:table-cell office:value-type="float" office:value="-1.04" calcext:value-type="float">
            <text:p>-1.04E+00</text:p>
          </table:table-cell>
          <table:table-cell table:number-columns-repeated="37"/>
        </table:table-row>
        <table:table-row table:style-name="ro1">
          <table:table-cell office:value-type="float" office:value="-0.499" calcext:value-type="float">
            <text:p>-4.9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25e-01i</text:p>
          </table:table-cell>
          <table:table-cell/>
          <table:table-cell office:value-type="float" office:value="0.518" calcext:value-type="float">
            <text:p>5.18E-01</text:p>
          </table:table-cell>
          <table:table-cell/>
          <table:table-cell office:value-type="float" office:value="0.964" calcext:value-type="float">
            <text:p>9.64E-01</text:p>
          </table:table-cell>
          <table:table-cell table:formula="of:=[.G180]/(2*3.142)" office:value-type="float" office:value="0.153405474220242" calcext:value-type="float">
            <text:p>0.153405474220242</text:p>
          </table:table-cell>
          <table:table-cell office:value-type="float" office:value="2" calcext:value-type="float">
            <text:p>2.00E+00</text:p>
          </table:table-cell>
          <table:table-cell table:number-columns-repeated="37"/>
        </table:table-row>
        <table:table-row table:style-name="ro1">
          <table:table-cell office:value-type="float" office:value="-0.499" calcext:value-type="float">
            <text:p>-4.9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25e-01i</text:p>
          </table:table-cell>
          <table:table-cell/>
          <table:table-cell office:value-type="float" office:value="0.518" calcext:value-type="float">
            <text:p>5.18E-01</text:p>
          </table:table-cell>
          <table:table-cell/>
          <table:table-cell office:value-type="float" office:value="0.964" calcext:value-type="float">
            <text:p>9.64E-01</text:p>
          </table:table-cell>
          <table:table-cell table:formula="of:=[.G181]/(2*3.142)" office:value-type="float" office:value="0.153405474220242" calcext:value-type="float">
            <text:p>0.153405474220242</text:p>
          </table:table-cell>
          <table:table-cell office:value-type="float" office:value="2" calcext:value-type="float">
            <text:p>2.00E+00</text:p>
          </table:table-cell>
          <table:table-cell table:number-columns-repeated="37"/>
        </table:table-row>
        <table:table-row table:style-name="ro1">
          <table:table-cell office:value-type="float" office:value="0.576" calcext:value-type="float">
            <text:p>5.76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73e-01i</text:p>
          </table:table-cell>
          <table:table-cell/>
          <table:table-cell office:value-type="float" office:value="-0.598" calcext:value-type="float">
            <text:p>-5.98E-01</text:p>
          </table:table-cell>
          <table:table-cell/>
          <table:table-cell office:value-type="float" office:value="0.964" calcext:value-type="float">
            <text:p>9.64E-01</text:p>
          </table:table-cell>
          <table:table-cell table:formula="of:=[.G182]/(2*3.142)" office:value-type="float" office:value="0.153405474220242" calcext:value-type="float">
            <text:p>0.153405474220242</text:p>
          </table:table-cell>
          <table:table-cell office:value-type="float" office:value="-1.74" calcext:value-type="float">
            <text:p>-1.74E+00</text:p>
          </table:table-cell>
          <table:table-cell table:number-columns-repeated="37"/>
        </table:table-row>
        <table:table-row table:style-name="ro1">
          <table:table-cell office:value-type="float" office:value="0.576" calcext:value-type="float">
            <text:p>5.76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73e-01i</text:p>
          </table:table-cell>
          <table:table-cell/>
          <table:table-cell office:value-type="float" office:value="-0.598" calcext:value-type="float">
            <text:p>-5.98E-01</text:p>
          </table:table-cell>
          <table:table-cell/>
          <table:table-cell office:value-type="float" office:value="0.964" calcext:value-type="float">
            <text:p>9.64E-01</text:p>
          </table:table-cell>
          <table:table-cell table:formula="of:=[.G183]/(2*3.142)" office:value-type="float" office:value="0.153405474220242" calcext:value-type="float">
            <text:p>0.153405474220242</text:p>
          </table:table-cell>
          <table:table-cell office:value-type="float" office:value="-1.74" calcext:value-type="float">
            <text:p>-1.74E+00</text:p>
          </table:table-cell>
          <table:table-cell table:number-columns-repeated="37"/>
        </table:table-row>
        <table:table-row table:style-name="ro1">
          <table:table-cell office:value-type="float" office:value="0.959" calcext:value-type="float">
            <text:p>9.5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09e-01i</text:p>
          </table:table-cell>
          <table:table-cell/>
          <table:table-cell office:value-type="float" office:value="-0.994" calcext:value-type="float">
            <text:p>-9.94E-01</text:p>
          </table:table-cell>
          <table:table-cell/>
          <table:table-cell office:value-type="float" office:value="0.965" calcext:value-type="float">
            <text:p>9.65E-01</text:p>
          </table:table-cell>
          <table:table-cell table:formula="of:=[.G184]/(2*3.142)" office:value-type="float" office:value="0.153564608529599" calcext:value-type="float">
            <text:p>0.153564608529599</text:p>
          </table:table-cell>
          <table:table-cell office:value-type="float" office:value="-1.04" calcext:value-type="float">
            <text:p>-1.04E+00</text:p>
          </table:table-cell>
          <table:table-cell table:number-columns-repeated="37"/>
        </table:table-row>
        <table:table-row table:style-name="ro1">
          <table:table-cell office:value-type="float" office:value="0.959" calcext:value-type="float">
            <text:p>9.5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9e-01i</text:p>
          </table:table-cell>
          <table:table-cell/>
          <table:table-cell office:value-type="float" office:value="-0.994" calcext:value-type="float">
            <text:p>-9.94E-01</text:p>
          </table:table-cell>
          <table:table-cell/>
          <table:table-cell office:value-type="float" office:value="0.965" calcext:value-type="float">
            <text:p>9.65E-01</text:p>
          </table:table-cell>
          <table:table-cell table:formula="of:=[.G185]/(2*3.142)" office:value-type="float" office:value="0.153564608529599" calcext:value-type="float">
            <text:p>0.153564608529599</text:p>
          </table:table-cell>
          <table:table-cell office:value-type="float" office:value="-1.04" calcext:value-type="float">
            <text:p>-1.04E+00</text:p>
          </table:table-cell>
          <table:table-cell table:number-columns-repeated="37"/>
        </table:table-row>
        <table:table-row table:style-name="ro1">
          <table:table-cell office:value-type="float" office:value="0.968" calcext:value-type="float">
            <text:p>9.68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968" calcext:value-type="float">
            <text:p>9.68E-01</text:p>
          </table:table-cell>
          <table:table-cell table:formula="of:=[.G186]/(2*3.142)" office:value-type="float" office:value="0.15404201145767" calcext:value-type="float">
            <text:p>0.15404201145767</text:p>
          </table:table-cell>
          <table:table-cell office:value-type="float" office:value="-1.03" calcext:value-type="float">
            <text:p>-1.03E+00</text:p>
          </table:table-cell>
          <table:table-cell table:number-columns-repeated="37"/>
        </table:table-row>
        <table:table-row table:style-name="ro1">
          <table:table-cell office:value-type="float" office:value="-0.0389" calcext:value-type="float">
            <text:p>-3.89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68e-01i</text:p>
          </table:table-cell>
          <table:table-cell/>
          <table:table-cell office:value-type="float" office:value="0.0401" calcext:value-type="float">
            <text:p>4.01E-02</text:p>
          </table:table-cell>
          <table:table-cell/>
          <table:table-cell office:value-type="float" office:value="0.969" calcext:value-type="float">
            <text:p>9.69E-01</text:p>
          </table:table-cell>
          <table:table-cell table:formula="of:=[.G187]/(2*3.142)" office:value-type="float" office:value="0.154201145767027" calcext:value-type="float">
            <text:p>0.154201145767027</text:p>
          </table:table-cell>
          <table:table-cell office:value-type="float" office:value="25.7" calcext:value-type="float">
            <text:p>2.57E+01</text:p>
          </table:table-cell>
          <table:table-cell table:number-columns-repeated="37"/>
        </table:table-row>
        <table:table-row table:style-name="ro1">
          <table:table-cell office:value-type="float" office:value="-0.0389" calcext:value-type="float">
            <text:p>-3.89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68e-01i</text:p>
          </table:table-cell>
          <table:table-cell/>
          <table:table-cell office:value-type="float" office:value="0.0401" calcext:value-type="float">
            <text:p>4.01E-02</text:p>
          </table:table-cell>
          <table:table-cell/>
          <table:table-cell office:value-type="float" office:value="0.969" calcext:value-type="float">
            <text:p>9.69E-01</text:p>
          </table:table-cell>
          <table:table-cell table:formula="of:=[.G188]/(2*3.142)" office:value-type="float" office:value="0.154201145767027" calcext:value-type="float">
            <text:p>0.154201145767027</text:p>
          </table:table-cell>
          <table:table-cell office:value-type="float" office:value="25.7" calcext:value-type="float">
            <text:p>2.57E+01</text:p>
          </table:table-cell>
          <table:table-cell table:number-columns-repeated="37"/>
        </table:table-row>
        <table:table-row table:style-name="ro1">
          <table:table-cell office:value-type="float" office:value="-0.871" calcext:value-type="float">
            <text:p>-8.7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25e-01i</text:p>
          </table:table-cell>
          <table:table-cell/>
          <table:table-cell office:value-type="float" office:value="0.898" calcext:value-type="float">
            <text:p>8.98E-01</text:p>
          </table:table-cell>
          <table:table-cell/>
          <table:table-cell office:value-type="float" office:value="0.969" calcext:value-type="float">
            <text:p>9.69E-01</text:p>
          </table:table-cell>
          <table:table-cell table:formula="of:=[.G189]/(2*3.142)" office:value-type="float" office:value="0.154201145767027" calcext:value-type="float">
            <text:p>0.154201145767027</text:p>
          </table:table-cell>
          <table:table-cell office:value-type="float" office:value="1.15" calcext:value-type="float">
            <text:p>1.15E+00</text:p>
          </table:table-cell>
          <table:table-cell table:number-columns-repeated="37"/>
        </table:table-row>
        <table:table-row table:style-name="ro1">
          <table:table-cell office:value-type="float" office:value="-0.871" calcext:value-type="float">
            <text:p>-8.7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25e-01i</text:p>
          </table:table-cell>
          <table:table-cell/>
          <table:table-cell office:value-type="float" office:value="0.898" calcext:value-type="float">
            <text:p>8.98E-01</text:p>
          </table:table-cell>
          <table:table-cell/>
          <table:table-cell office:value-type="float" office:value="0.969" calcext:value-type="float">
            <text:p>9.69E-01</text:p>
          </table:table-cell>
          <table:table-cell table:formula="of:=[.G190]/(2*3.142)" office:value-type="float" office:value="0.154201145767027" calcext:value-type="float">
            <text:p>0.154201145767027</text:p>
          </table:table-cell>
          <table:table-cell office:value-type="float" office:value="1.15" calcext:value-type="float">
            <text:p>1.15E+00</text:p>
          </table:table-cell>
          <table:table-cell table:number-columns-repeated="37"/>
        </table:table-row>
        <table:table-row table:style-name="ro1">
          <table:table-cell office:value-type="float" office:value="0.0497" calcext:value-type="float">
            <text:p>4.97E-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68e-01i</text:p>
          </table:table-cell>
          <table:table-cell/>
          <table:table-cell office:value-type="float" office:value="-0.0513" calcext:value-type="float">
            <text:p>-5.13E-02</text:p>
          </table:table-cell>
          <table:table-cell/>
          <table:table-cell office:value-type="float" office:value="0.97" calcext:value-type="float">
            <text:p>9.70E-01</text:p>
          </table:table-cell>
          <table:table-cell table:formula="of:=[.G191]/(2*3.142)" office:value-type="float" office:value="0.154360280076384" calcext:value-type="float">
            <text:p>0.154360280076384</text:p>
          </table:table-cell>
          <table:table-cell office:value-type="float" office:value="-20.1" calcext:value-type="float">
            <text:p>-2.01E+01</text:p>
          </table:table-cell>
          <table:table-cell table:number-columns-repeated="37"/>
        </table:table-row>
        <table:table-row table:style-name="ro1">
          <table:table-cell office:value-type="float" office:value="0.0497" calcext:value-type="float">
            <text:p>4.97E-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68e-01i</text:p>
          </table:table-cell>
          <table:table-cell/>
          <table:table-cell office:value-type="float" office:value="-0.0513" calcext:value-type="float">
            <text:p>-5.13E-02</text:p>
          </table:table-cell>
          <table:table-cell/>
          <table:table-cell office:value-type="float" office:value="0.97" calcext:value-type="float">
            <text:p>9.70E-01</text:p>
          </table:table-cell>
          <table:table-cell table:formula="of:=[.G192]/(2*3.142)" office:value-type="float" office:value="0.154360280076384" calcext:value-type="float">
            <text:p>0.154360280076384</text:p>
          </table:table-cell>
          <table:table-cell office:value-type="float" office:value="-20.1" calcext:value-type="float">
            <text:p>-2.01E+01</text:p>
          </table:table-cell>
          <table:table-cell table:number-columns-repeated="37"/>
        </table:table-row>
        <table:table-row table:style-name="ro1">
          <table:table-cell office:value-type="float" office:value="-0.969" calcext:value-type="float">
            <text:p>-9.6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05e-02i</text:p>
          </table:table-cell>
          <table:table-cell/>
          <table:table-cell office:value-type="float" office:value="0.999" calcext:value-type="float">
            <text:p>9.99E-01</text:p>
          </table:table-cell>
          <table:table-cell/>
          <table:table-cell office:value-type="float" office:value="0.97" calcext:value-type="float">
            <text:p>9.70E-01</text:p>
          </table:table-cell>
          <table:table-cell table:formula="of:=[.G193]/(2*3.142)" office:value-type="float" office:value="0.154360280076384" calcext:value-type="float">
            <text:p>0.154360280076384</text:p>
          </table:table-cell>
          <table:table-cell office:value-type="float" office:value="1.03" calcext:value-type="float">
            <text:p>1.03E+00</text:p>
          </table:table-cell>
          <table:table-cell table:number-columns-repeated="37"/>
        </table:table-row>
        <table:table-row table:style-name="ro1">
          <table:table-cell office:value-type="float" office:value="-0.969" calcext:value-type="float">
            <text:p>-9.6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05e-02i</text:p>
          </table:table-cell>
          <table:table-cell/>
          <table:table-cell office:value-type="float" office:value="0.999" calcext:value-type="float">
            <text:p>9.99E-01</text:p>
          </table:table-cell>
          <table:table-cell/>
          <table:table-cell office:value-type="float" office:value="0.97" calcext:value-type="float">
            <text:p>9.70E-01</text:p>
          </table:table-cell>
          <table:table-cell table:formula="of:=[.G194]/(2*3.142)" office:value-type="float" office:value="0.154360280076384" calcext:value-type="float">
            <text:p>0.154360280076384</text:p>
          </table:table-cell>
          <table:table-cell office:value-type="float" office:value="1.03" calcext:value-type="float">
            <text:p>1.03E+00</text:p>
          </table:table-cell>
          <table:table-cell table:number-columns-repeated="37"/>
        </table:table-row>
        <table:table-row table:style-name="ro1">
          <table:table-cell office:value-type="float" office:value="-0.817" calcext:value-type="float">
            <text:p>-8.1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23e-01i</text:p>
          </table:table-cell>
          <table:table-cell/>
          <table:table-cell office:value-type="float" office:value="0.842" calcext:value-type="float">
            <text:p>8.42E-01</text:p>
          </table:table-cell>
          <table:table-cell/>
          <table:table-cell office:value-type="float" office:value="0.97" calcext:value-type="float">
            <text:p>9.70E-01</text:p>
          </table:table-cell>
          <table:table-cell table:formula="of:=[.G195]/(2*3.142)" office:value-type="float" office:value="0.154360280076384" calcext:value-type="float">
            <text:p>0.154360280076384</text:p>
          </table:table-cell>
          <table:table-cell office:value-type="float" office:value="1.22" calcext:value-type="float">
            <text:p>1.22E+00</text:p>
          </table:table-cell>
          <table:table-cell table:number-columns-repeated="37"/>
        </table:table-row>
        <table:table-row table:style-name="ro1">
          <table:table-cell office:value-type="float" office:value="-0.817" calcext:value-type="float">
            <text:p>-8.1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23e-01i</text:p>
          </table:table-cell>
          <table:table-cell/>
          <table:table-cell office:value-type="float" office:value="0.842" calcext:value-type="float">
            <text:p>8.42E-01</text:p>
          </table:table-cell>
          <table:table-cell/>
          <table:table-cell office:value-type="float" office:value="0.97" calcext:value-type="float">
            <text:p>9.70E-01</text:p>
          </table:table-cell>
          <table:table-cell table:formula="of:=[.G196]/(2*3.142)" office:value-type="float" office:value="0.154360280076384" calcext:value-type="float">
            <text:p>0.154360280076384</text:p>
          </table:table-cell>
          <table:table-cell office:value-type="float" office:value="1.22" calcext:value-type="float">
            <text:p>1.22E+00</text:p>
          </table:table-cell>
          <table:table-cell table:number-columns-repeated="37"/>
        </table:table-row>
        <table:table-row table:style-name="ro1">
          <table:table-cell office:value-type="float" office:value="-0.742" calcext:value-type="float">
            <text:p>-7.4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27e-01i</text:p>
          </table:table-cell>
          <table:table-cell/>
          <table:table-cell office:value-type="float" office:value="0.764" calcext:value-type="float">
            <text:p>7.64E-01</text:p>
          </table:table-cell>
          <table:table-cell/>
          <table:table-cell office:value-type="float" office:value="0.971" calcext:value-type="float">
            <text:p>9.71E-01</text:p>
          </table:table-cell>
          <table:table-cell table:formula="of:=[.G197]/(2*3.142)" office:value-type="float" office:value="0.154519414385742" calcext:value-type="float">
            <text:p>0.154519414385742</text:p>
          </table:table-cell>
          <table:table-cell office:value-type="float" office:value="1.35" calcext:value-type="float">
            <text:p>1.35E+00</text:p>
          </table:table-cell>
          <table:table-cell table:number-columns-repeated="37"/>
        </table:table-row>
        <table:table-row table:style-name="ro1">
          <table:table-cell office:value-type="float" office:value="-0.742" calcext:value-type="float">
            <text:p>-7.4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e-01i</text:p>
          </table:table-cell>
          <table:table-cell/>
          <table:table-cell office:value-type="float" office:value="0.764" calcext:value-type="float">
            <text:p>7.64E-01</text:p>
          </table:table-cell>
          <table:table-cell/>
          <table:table-cell office:value-type="float" office:value="0.971" calcext:value-type="float">
            <text:p>9.71E-01</text:p>
          </table:table-cell>
          <table:table-cell table:formula="of:=[.G198]/(2*3.142)" office:value-type="float" office:value="0.154519414385742" calcext:value-type="float">
            <text:p>0.154519414385742</text:p>
          </table:table-cell>
          <table:table-cell office:value-type="float" office:value="1.35" calcext:value-type="float">
            <text:p>1.35E+00</text:p>
          </table:table-cell>
          <table:table-cell table:number-columns-repeated="37"/>
        </table:table-row>
        <table:table-row table:style-name="ro1">
          <table:table-cell office:value-type="float" office:value="0.128" calcext:value-type="float">
            <text:p>1.2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62e-01i</text:p>
          </table:table-cell>
          <table:table-cell/>
          <table:table-cell office:value-type="float" office:value="-0.132" calcext:value-type="float">
            <text:p>-1.32E-01</text:p>
          </table:table-cell>
          <table:table-cell/>
          <table:table-cell office:value-type="float" office:value="0.971" calcext:value-type="float">
            <text:p>9.71E-01</text:p>
          </table:table-cell>
          <table:table-cell table:formula="of:=[.G199]/(2*3.142)" office:value-type="float" office:value="0.154519414385742" calcext:value-type="float">
            <text:p>0.154519414385742</text:p>
          </table:table-cell>
          <table:table-cell office:value-type="float" office:value="-7.8" calcext:value-type="float">
            <text:p>-7.80E+00</text:p>
          </table:table-cell>
          <table:table-cell table:number-columns-repeated="37"/>
        </table:table-row>
        <table:table-row table:style-name="ro1">
          <table:table-cell office:value-type="float" office:value="0.128" calcext:value-type="float">
            <text:p>1.2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62e-01i</text:p>
          </table:table-cell>
          <table:table-cell/>
          <table:table-cell office:value-type="float" office:value="-0.132" calcext:value-type="float">
            <text:p>-1.32E-01</text:p>
          </table:table-cell>
          <table:table-cell/>
          <table:table-cell office:value-type="float" office:value="0.971" calcext:value-type="float">
            <text:p>9.71E-01</text:p>
          </table:table-cell>
          <table:table-cell table:formula="of:=[.G200]/(2*3.142)" office:value-type="float" office:value="0.154519414385742" calcext:value-type="float">
            <text:p>0.154519414385742</text:p>
          </table:table-cell>
          <table:table-cell office:value-type="float" office:value="-7.8" calcext:value-type="float">
            <text:p>-7.80E+00</text:p>
          </table:table-cell>
          <table:table-cell table:number-columns-repeated="37"/>
        </table:table-row>
        <table:table-row table:style-name="ro1">
          <table:table-cell office:value-type="float" office:value="-0.895" calcext:value-type="float">
            <text:p>-8.9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81e-01i</text:p>
          </table:table-cell>
          <table:table-cell/>
          <table:table-cell office:value-type="float" office:value="0.92" calcext:value-type="float">
            <text:p>9.20E-01</text:p>
          </table:table-cell>
          <table:table-cell/>
          <table:table-cell office:value-type="float" office:value="0.972" calcext:value-type="float">
            <text:p>9.72E-01</text:p>
          </table:table-cell>
          <table:table-cell table:formula="of:=[.G201]/(2*3.142)" office:value-type="float" office:value="0.154678548695099" calcext:value-type="float">
            <text:p>0.154678548695099</text:p>
          </table:table-cell>
          <table:table-cell office:value-type="float" office:value="1.12" calcext:value-type="float">
            <text:p>1.12E+00</text:p>
          </table:table-cell>
          <table:table-cell table:number-columns-repeated="37"/>
        </table:table-row>
        <table:table-row table:style-name="ro1">
          <table:table-cell office:value-type="float" office:value="-0.895" calcext:value-type="float">
            <text:p>-8.9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1e-01i</text:p>
          </table:table-cell>
          <table:table-cell/>
          <table:table-cell office:value-type="float" office:value="0.92" calcext:value-type="float">
            <text:p>9.20E-01</text:p>
          </table:table-cell>
          <table:table-cell/>
          <table:table-cell office:value-type="float" office:value="0.972" calcext:value-type="float">
            <text:p>9.72E-01</text:p>
          </table:table-cell>
          <table:table-cell table:formula="of:=[.G202]/(2*3.142)" office:value-type="float" office:value="0.154678548695099" calcext:value-type="float">
            <text:p>0.154678548695099</text:p>
          </table:table-cell>
          <table:table-cell office:value-type="float" office:value="1.12" calcext:value-type="float">
            <text:p>1.12E+00</text:p>
          </table:table-cell>
          <table:table-cell table:number-columns-repeated="37"/>
        </table:table-row>
        <table:table-row table:style-name="ro1">
          <table:table-cell office:value-type="float" office:value="-0.255" calcext:value-type="float">
            <text:p>-2.5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40e-01i</text:p>
          </table:table-cell>
          <table:table-cell/>
          <table:table-cell office:value-type="float" office:value="0.261" calcext:value-type="float">
            <text:p>2.61E-01</text:p>
          </table:table-cell>
          <table:table-cell/>
          <table:table-cell office:value-type="float" office:value="0.974" calcext:value-type="float">
            <text:p>9.74E-01</text:p>
          </table:table-cell>
          <table:table-cell table:formula="of:=[.G203]/(2*3.142)" office:value-type="float" office:value="0.154996817313813" calcext:value-type="float">
            <text:p>0.154996817313813</text:p>
          </table:table-cell>
          <table:table-cell office:value-type="float" office:value="3.93" calcext:value-type="float">
            <text:p>3.93E+00</text:p>
          </table:table-cell>
          <table:table-cell table:number-columns-repeated="37"/>
        </table:table-row>
        <table:table-row table:style-name="ro1">
          <table:table-cell office:value-type="float" office:value="-0.255" calcext:value-type="float">
            <text:p>-2.5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40e-01i</text:p>
          </table:table-cell>
          <table:table-cell/>
          <table:table-cell office:value-type="float" office:value="0.261" calcext:value-type="float">
            <text:p>2.61E-01</text:p>
          </table:table-cell>
          <table:table-cell/>
          <table:table-cell office:value-type="float" office:value="0.974" calcext:value-type="float">
            <text:p>9.74E-01</text:p>
          </table:table-cell>
          <table:table-cell table:formula="of:=[.G204]/(2*3.142)" office:value-type="float" office:value="0.154996817313813" calcext:value-type="float">
            <text:p>0.154996817313813</text:p>
          </table:table-cell>
          <table:table-cell office:value-type="float" office:value="3.93" calcext:value-type="float">
            <text:p>3.93E+00</text:p>
          </table:table-cell>
          <table:table-cell table:number-columns-repeated="37"/>
        </table:table-row>
        <table:table-row table:style-name="ro1">
          <table:table-cell office:value-type="float" office:value="-0.774" calcext:value-type="float">
            <text:p>-7.7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91e-01i</text:p>
          </table:table-cell>
          <table:table-cell/>
          <table:table-cell office:value-type="float" office:value="0.795" calcext:value-type="float">
            <text:p>7.95E-01</text:p>
          </table:table-cell>
          <table:table-cell/>
          <table:table-cell office:value-type="float" office:value="0.974" calcext:value-type="float">
            <text:p>9.74E-01</text:p>
          </table:table-cell>
          <table:table-cell table:formula="of:=[.G205]/(2*3.142)" office:value-type="float" office:value="0.154996817313813" calcext:value-type="float">
            <text:p>0.154996817313813</text:p>
          </table:table-cell>
          <table:table-cell office:value-type="float" office:value="1.29" calcext:value-type="float">
            <text:p>1.29E+00</text:p>
          </table:table-cell>
          <table:table-cell table:number-columns-repeated="37"/>
        </table:table-row>
        <table:table-row table:style-name="ro1">
          <table:table-cell office:value-type="float" office:value="-0.774" calcext:value-type="float">
            <text:p>-7.7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1e-01i</text:p>
          </table:table-cell>
          <table:table-cell/>
          <table:table-cell office:value-type="float" office:value="0.795" calcext:value-type="float">
            <text:p>7.95E-01</text:p>
          </table:table-cell>
          <table:table-cell/>
          <table:table-cell office:value-type="float" office:value="0.974" calcext:value-type="float">
            <text:p>9.74E-01</text:p>
          </table:table-cell>
          <table:table-cell table:formula="of:=[.G206]/(2*3.142)" office:value-type="float" office:value="0.154996817313813" calcext:value-type="float">
            <text:p>0.154996817313813</text:p>
          </table:table-cell>
          <table:table-cell office:value-type="float" office:value="1.29" calcext:value-type="float">
            <text:p>1.29E+00</text:p>
          </table:table-cell>
          <table:table-cell table:number-columns-repeated="37"/>
        </table:table-row>
        <table:table-row table:style-name="ro1">
          <table:table-cell office:value-type="float" office:value="-0.934" calcext:value-type="float">
            <text:p>-9.3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79e-01i</text:p>
          </table:table-cell>
          <table:table-cell/>
          <table:table-cell office:value-type="float" office:value="0.958" calcext:value-type="float">
            <text:p>9.58E-01</text:p>
          </table:table-cell>
          <table:table-cell/>
          <table:table-cell office:value-type="float" office:value="0.975" calcext:value-type="float">
            <text:p>9.75E-01</text:p>
          </table:table-cell>
          <table:table-cell table:formula="of:=[.G207]/(2*3.142)" office:value-type="float" office:value="0.15515595162317" calcext:value-type="float">
            <text:p>0.15515595162317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-0.934" calcext:value-type="float">
            <text:p>-9.3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9e-01i</text:p>
          </table:table-cell>
          <table:table-cell/>
          <table:table-cell office:value-type="float" office:value="0.958" calcext:value-type="float">
            <text:p>9.58E-01</text:p>
          </table:table-cell>
          <table:table-cell/>
          <table:table-cell office:value-type="float" office:value="0.975" calcext:value-type="float">
            <text:p>9.75E-01</text:p>
          </table:table-cell>
          <table:table-cell table:formula="of:=[.G208]/(2*3.142)" office:value-type="float" office:value="0.15515595162317" calcext:value-type="float">
            <text:p>0.15515595162317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-0.969" calcext:value-type="float">
            <text:p>-9.6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4e-01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976" calcext:value-type="float">
            <text:p>9.76E-01</text:p>
          </table:table-cell>
          <table:table-cell table:formula="of:=[.G209]/(2*3.142)" office:value-type="float" office:value="0.155315085932527" calcext:value-type="float">
            <text:p>0.155315085932527</text:p>
          </table:table-cell>
          <table:table-cell office:value-type="float" office:value="1.03" calcext:value-type="float">
            <text:p>1.03E+00</text:p>
          </table:table-cell>
          <table:table-cell table:number-columns-repeated="37"/>
        </table:table-row>
        <table:table-row table:style-name="ro1">
          <table:table-cell office:value-type="float" office:value="-0.969" calcext:value-type="float">
            <text:p>-9.6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4e-01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976" calcext:value-type="float">
            <text:p>9.76E-01</text:p>
          </table:table-cell>
          <table:table-cell table:formula="of:=[.G210]/(2*3.142)" office:value-type="float" office:value="0.155315085932527" calcext:value-type="float">
            <text:p>0.155315085932527</text:p>
          </table:table-cell>
          <table:table-cell office:value-type="float" office:value="1.03" calcext:value-type="float">
            <text:p>1.03E+00</text:p>
          </table:table-cell>
          <table:table-cell table:number-columns-repeated="37"/>
        </table:table-row>
        <table:table-row table:style-name="ro1">
          <table:table-cell office:value-type="float" office:value="0.972" calcext:value-type="float">
            <text:p>9.7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98e-02i</text:p>
          </table:table-cell>
          <table:table-cell/>
          <table:table-cell office:value-type="float" office:value="-0.996" calcext:value-type="float">
            <text:p>-9.96E-01</text:p>
          </table:table-cell>
          <table:table-cell/>
          <table:table-cell office:value-type="float" office:value="0.976" calcext:value-type="float">
            <text:p>9.76E-01</text:p>
          </table:table-cell>
          <table:table-cell table:formula="of:=[.G211]/(2*3.142)" office:value-type="float" office:value="0.155315085932527" calcext:value-type="float">
            <text:p>0.155315085932527</text:p>
          </table:table-cell>
          <table:table-cell office:value-type="float" office:value="-1.03" calcext:value-type="float">
            <text:p>-1.03E+00</text:p>
          </table:table-cell>
          <table:table-cell table:number-columns-repeated="37"/>
        </table:table-row>
        <table:table-row table:style-name="ro1">
          <table:table-cell office:value-type="float" office:value="0.972" calcext:value-type="float">
            <text:p>9.7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98e-02i</text:p>
          </table:table-cell>
          <table:table-cell/>
          <table:table-cell office:value-type="float" office:value="-0.996" calcext:value-type="float">
            <text:p>-9.96E-01</text:p>
          </table:table-cell>
          <table:table-cell/>
          <table:table-cell office:value-type="float" office:value="0.976" calcext:value-type="float">
            <text:p>9.76E-01</text:p>
          </table:table-cell>
          <table:table-cell table:formula="of:=[.G212]/(2*3.142)" office:value-type="float" office:value="0.155315085932527" calcext:value-type="float">
            <text:p>0.155315085932527</text:p>
          </table:table-cell>
          <table:table-cell office:value-type="float" office:value="-1.03" calcext:value-type="float">
            <text:p>-1.03E+00</text:p>
          </table:table-cell>
          <table:table-cell table:number-columns-repeated="37"/>
        </table:table-row>
        <table:table-row table:style-name="ro1">
          <table:table-cell office:value-type="float" office:value="0.975" calcext:value-type="float">
            <text:p>9.7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13e-02i</text:p>
          </table:table-cell>
          <table:table-cell/>
          <table:table-cell office:value-type="float" office:value="-0.997" calcext:value-type="float">
            <text:p>-9.97E-01</text:p>
          </table:table-cell>
          <table:table-cell/>
          <table:table-cell office:value-type="float" office:value="0.979" calcext:value-type="float">
            <text:p>9.79E-01</text:p>
          </table:table-cell>
          <table:table-cell table:formula="of:=[.G213]/(2*3.142)" office:value-type="float" office:value="0.155792488860598" calcext:value-type="float">
            <text:p>0.155792488860598</text:p>
          </table:table-cell>
          <table:table-cell office:value-type="float" office:value="-1.03" calcext:value-type="float">
            <text:p>-1.03E+00</text:p>
          </table:table-cell>
          <table:table-cell table:number-columns-repeated="37"/>
        </table:table-row>
        <table:table-row table:style-name="ro1">
          <table:table-cell office:value-type="float" office:value="0.975" calcext:value-type="float">
            <text:p>9.7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13e-02i</text:p>
          </table:table-cell>
          <table:table-cell/>
          <table:table-cell office:value-type="float" office:value="-0.997" calcext:value-type="float">
            <text:p>-9.97E-01</text:p>
          </table:table-cell>
          <table:table-cell/>
          <table:table-cell office:value-type="float" office:value="0.979" calcext:value-type="float">
            <text:p>9.79E-01</text:p>
          </table:table-cell>
          <table:table-cell table:formula="of:=[.G214]/(2*3.142)" office:value-type="float" office:value="0.155792488860598" calcext:value-type="float">
            <text:p>0.155792488860598</text:p>
          </table:table-cell>
          <table:table-cell office:value-type="float" office:value="-1.03" calcext:value-type="float">
            <text:p>-1.03E+00</text:p>
          </table:table-cell>
          <table:table-cell table:number-columns-repeated="37"/>
        </table:table-row>
        <table:table-row table:style-name="ro1">
          <table:table-cell office:value-type="float" office:value="0.517" calcext:value-type="float">
            <text:p>5.1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32e-01i</text:p>
          </table:table-cell>
          <table:table-cell/>
          <table:table-cell office:value-type="float" office:value="-0.528" calcext:value-type="float">
            <text:p>-5.28E-01</text:p>
          </table:table-cell>
          <table:table-cell/>
          <table:table-cell office:value-type="float" office:value="0.98" calcext:value-type="float">
            <text:p>9.80E-01</text:p>
          </table:table-cell>
          <table:table-cell table:formula="of:=[.G215]/(2*3.142)" office:value-type="float" office:value="0.155951623169955" calcext:value-type="float">
            <text:p>0.155951623169955</text:p>
          </table:table-cell>
          <table:table-cell office:value-type="float" office:value="-1.93" calcext:value-type="float">
            <text:p>-1.93E+00</text:p>
          </table:table-cell>
          <table:table-cell table:number-columns-repeated="37"/>
        </table:table-row>
        <table:table-row table:style-name="ro1">
          <table:table-cell office:value-type="float" office:value="0.517" calcext:value-type="float">
            <text:p>5.1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32e-01i</text:p>
          </table:table-cell>
          <table:table-cell/>
          <table:table-cell office:value-type="float" office:value="-0.528" calcext:value-type="float">
            <text:p>-5.28E-01</text:p>
          </table:table-cell>
          <table:table-cell/>
          <table:table-cell office:value-type="float" office:value="0.98" calcext:value-type="float">
            <text:p>9.80E-01</text:p>
          </table:table-cell>
          <table:table-cell table:formula="of:=[.G216]/(2*3.142)" office:value-type="float" office:value="0.155951623169955" calcext:value-type="float">
            <text:p>0.155951623169955</text:p>
          </table:table-cell>
          <table:table-cell office:value-type="float" office:value="-1.93" calcext:value-type="float">
            <text:p>-1.93E+00</text:p>
          </table:table-cell>
          <table:table-cell table:number-columns-repeated="37"/>
        </table:table-row>
        <table:table-row table:style-name="ro1">
          <table:table-cell office:value-type="float" office:value="0.98" calcext:value-type="float">
            <text:p>9.8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02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981" calcext:value-type="float">
            <text:p>9.81E-01</text:p>
          </table:table-cell>
          <table:table-cell table:formula="of:=[.G217]/(2*3.142)" office:value-type="float" office:value="0.156110757479313" calcext:value-type="float">
            <text:p>0.156110757479313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8" calcext:value-type="float">
            <text:p>9.8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02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981" calcext:value-type="float">
            <text:p>9.81E-01</text:p>
          </table:table-cell>
          <table:table-cell table:formula="of:=[.G218]/(2*3.142)" office:value-type="float" office:value="0.156110757479313" calcext:value-type="float">
            <text:p>0.156110757479313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8" calcext:value-type="float">
            <text:p>9.8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39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981" calcext:value-type="float">
            <text:p>9.81E-01</text:p>
          </table:table-cell>
          <table:table-cell table:formula="of:=[.G219]/(2*3.142)" office:value-type="float" office:value="0.156110757479313" calcext:value-type="float">
            <text:p>0.156110757479313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8" calcext:value-type="float">
            <text:p>9.8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9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981" calcext:value-type="float">
            <text:p>9.81E-01</text:p>
          </table:table-cell>
          <table:table-cell table:formula="of:=[.G220]/(2*3.142)" office:value-type="float" office:value="0.156110757479313" calcext:value-type="float">
            <text:p>0.156110757479313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54" calcext:value-type="float">
            <text:p>9.5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3e-01i</text:p>
          </table:table-cell>
          <table:table-cell/>
          <table:table-cell office:value-type="float" office:value="-0.971" calcext:value-type="float">
            <text:p>-9.71E-01</text:p>
          </table:table-cell>
          <table:table-cell/>
          <table:table-cell office:value-type="float" office:value="0.982" calcext:value-type="float">
            <text:p>9.82E-01</text:p>
          </table:table-cell>
          <table:table-cell table:formula="of:=[.G221]/(2*3.142)" office:value-type="float" office:value="0.15626989178867" calcext:value-type="float">
            <text:p>0.15626989178867</text:p>
          </table:table-cell>
          <table:table-cell office:value-type="float" office:value="-1.05" calcext:value-type="float">
            <text:p>-1.05E+00</text:p>
          </table:table-cell>
          <table:table-cell table:number-columns-repeated="37"/>
        </table:table-row>
        <table:table-row table:style-name="ro1">
          <table:table-cell office:value-type="float" office:value="0.954" calcext:value-type="float">
            <text:p>9.5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3e-01i</text:p>
          </table:table-cell>
          <table:table-cell/>
          <table:table-cell office:value-type="float" office:value="-0.971" calcext:value-type="float">
            <text:p>-9.71E-01</text:p>
          </table:table-cell>
          <table:table-cell/>
          <table:table-cell office:value-type="float" office:value="0.982" calcext:value-type="float">
            <text:p>9.82E-01</text:p>
          </table:table-cell>
          <table:table-cell table:formula="of:=[.G222]/(2*3.142)" office:value-type="float" office:value="0.15626989178867" calcext:value-type="float">
            <text:p>0.15626989178867</text:p>
          </table:table-cell>
          <table:table-cell office:value-type="float" office:value="-1.05" calcext:value-type="float">
            <text:p>-1.05E+00</text:p>
          </table:table-cell>
          <table:table-cell table:number-columns-repeated="37"/>
        </table:table-row>
        <table:table-row table:style-name="ro1">
          <table:table-cell office:value-type="float" office:value="0.98" calcext:value-type="float">
            <text:p>9.8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03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982" calcext:value-type="float">
            <text:p>9.82E-01</text:p>
          </table:table-cell>
          <table:table-cell table:formula="of:=[.G223]/(2*3.142)" office:value-type="float" office:value="0.15626989178867" calcext:value-type="float">
            <text:p>0.15626989178867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8" calcext:value-type="float">
            <text:p>9.8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03e-02i</text:p>
          </table:table-cell>
          <table:table-cell/>
          <table:table-cell office:value-type="float" office:value="-0.999" calcext:value-type="float">
            <text:p>-9.99E-01</text:p>
          </table:table-cell>
          <table:table-cell/>
          <table:table-cell office:value-type="float" office:value="0.982" calcext:value-type="float">
            <text:p>9.82E-01</text:p>
          </table:table-cell>
          <table:table-cell table:formula="of:=[.G224]/(2*3.142)" office:value-type="float" office:value="0.15626989178867" calcext:value-type="float">
            <text:p>0.15626989178867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07" calcext:value-type="float">
            <text:p>9.0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75e-01i</text:p>
          </table:table-cell>
          <table:table-cell/>
          <table:table-cell office:value-type="float" office:value="-0.924" calcext:value-type="float">
            <text:p>-9.24E-01</text:p>
          </table:table-cell>
          <table:table-cell/>
          <table:table-cell office:value-type="float" office:value="0.982" calcext:value-type="float">
            <text:p>9.82E-01</text:p>
          </table:table-cell>
          <table:table-cell table:formula="of:=[.G225]/(2*3.142)" office:value-type="float" office:value="0.15626989178867" calcext:value-type="float">
            <text:p>0.15626989178867</text:p>
          </table:table-cell>
          <table:table-cell office:value-type="float" office:value="-1.1" calcext:value-type="float">
            <text:p>-1.10E+00</text:p>
          </table:table-cell>
          <table:table-cell table:number-columns-repeated="37"/>
        </table:table-row>
        <table:table-row table:style-name="ro1">
          <table:table-cell office:value-type="float" office:value="0.907" calcext:value-type="float">
            <text:p>9.0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5e-01i</text:p>
          </table:table-cell>
          <table:table-cell/>
          <table:table-cell office:value-type="float" office:value="-0.924" calcext:value-type="float">
            <text:p>-9.24E-01</text:p>
          </table:table-cell>
          <table:table-cell/>
          <table:table-cell office:value-type="float" office:value="0.982" calcext:value-type="float">
            <text:p>9.82E-01</text:p>
          </table:table-cell>
          <table:table-cell table:formula="of:=[.G226]/(2*3.142)" office:value-type="float" office:value="0.15626989178867" calcext:value-type="float">
            <text:p>0.15626989178867</text:p>
          </table:table-cell>
          <table:table-cell office:value-type="float" office:value="-1.1" calcext:value-type="float">
            <text:p>-1.10E+00</text:p>
          </table:table-cell>
          <table:table-cell table:number-columns-repeated="37"/>
        </table:table-row>
        <table:table-row table:style-name="ro1">
          <table:table-cell office:value-type="float" office:value="0.86" calcext:value-type="float">
            <text:p>8.6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77e-01i</text:p>
          </table:table-cell>
          <table:table-cell/>
          <table:table-cell office:value-type="float" office:value="-0.875" calcext:value-type="float">
            <text:p>-8.75E-01</text:p>
          </table:table-cell>
          <table:table-cell/>
          <table:table-cell office:value-type="float" office:value="0.983" calcext:value-type="float">
            <text:p>9.83E-01</text:p>
          </table:table-cell>
          <table:table-cell table:formula="of:=[.G227]/(2*3.142)" office:value-type="float" office:value="0.156429026098027" calcext:value-type="float">
            <text:p>0.156429026098027</text:p>
          </table:table-cell>
          <table:table-cell office:value-type="float" office:value="-1.16" calcext:value-type="float">
            <text:p>-1.16E+00</text:p>
          </table:table-cell>
          <table:table-cell table:number-columns-repeated="37"/>
        </table:table-row>
        <table:table-row table:style-name="ro1">
          <table:table-cell office:value-type="float" office:value="0.86" calcext:value-type="float">
            <text:p>8.6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7e-01i</text:p>
          </table:table-cell>
          <table:table-cell/>
          <table:table-cell office:value-type="float" office:value="-0.875" calcext:value-type="float">
            <text:p>-8.75E-01</text:p>
          </table:table-cell>
          <table:table-cell/>
          <table:table-cell office:value-type="float" office:value="0.983" calcext:value-type="float">
            <text:p>9.83E-01</text:p>
          </table:table-cell>
          <table:table-cell table:formula="of:=[.G228]/(2*3.142)" office:value-type="float" office:value="0.156429026098027" calcext:value-type="float">
            <text:p>0.156429026098027</text:p>
          </table:table-cell>
          <table:table-cell office:value-type="float" office:value="-1.16" calcext:value-type="float">
            <text:p>-1.16E+00</text:p>
          </table:table-cell>
          <table:table-cell table:number-columns-repeated="37"/>
        </table:table-row>
        <table:table-row table:style-name="ro1">
          <table:table-cell office:value-type="float" office:value="-0.972" calcext:value-type="float">
            <text:p>-9.7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49e-01i</text:p>
          </table:table-cell>
          <table:table-cell/>
          <table:table-cell office:value-type="float" office:value="0.988" calcext:value-type="float">
            <text:p>9.88E-01</text:p>
          </table:table-cell>
          <table:table-cell/>
          <table:table-cell office:value-type="float" office:value="0.983" calcext:value-type="float">
            <text:p>9.83E-01</text:p>
          </table:table-cell>
          <table:table-cell table:formula="of:=[.G229]/(2*3.142)" office:value-type="float" office:value="0.156429026098027" calcext:value-type="float">
            <text:p>0.156429026098027</text:p>
          </table:table-cell>
          <table:table-cell office:value-type="float" office:value="1.03" calcext:value-type="float">
            <text:p>1.03E+00</text:p>
          </table:table-cell>
          <table:table-cell table:number-columns-repeated="37"/>
        </table:table-row>
        <table:table-row table:style-name="ro1">
          <table:table-cell office:value-type="float" office:value="-0.972" calcext:value-type="float">
            <text:p>-9.7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9e-01i</text:p>
          </table:table-cell>
          <table:table-cell/>
          <table:table-cell office:value-type="float" office:value="0.988" calcext:value-type="float">
            <text:p>9.88E-01</text:p>
          </table:table-cell>
          <table:table-cell/>
          <table:table-cell office:value-type="float" office:value="0.983" calcext:value-type="float">
            <text:p>9.83E-01</text:p>
          </table:table-cell>
          <table:table-cell table:formula="of:=[.G230]/(2*3.142)" office:value-type="float" office:value="0.156429026098027" calcext:value-type="float">
            <text:p>0.156429026098027</text:p>
          </table:table-cell>
          <table:table-cell office:value-type="float" office:value="1.03" calcext:value-type="float">
            <text:p>1.03E+00</text:p>
          </table:table-cell>
          <table:table-cell table:number-columns-repeated="37"/>
        </table:table-row>
        <table:table-row table:style-name="ro1">
          <table:table-cell office:value-type="float" office:value="0.985" calcext:value-type="float">
            <text:p>9.85E-01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0.985" calcext:value-type="float">
            <text:p>9.85E-01</text:p>
          </table:table-cell>
          <table:table-cell table:formula="of:=[.G231]/(2*3.142)" office:value-type="float" office:value="0.156747294716741" calcext:value-type="float">
            <text:p>0.156747294716741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-0.627" calcext:value-type="float">
            <text:p>-6.2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60e-01i</text:p>
          </table:table-cell>
          <table:table-cell/>
          <table:table-cell office:value-type="float" office:value="0.636" calcext:value-type="float">
            <text:p>6.36E-01</text:p>
          </table:table-cell>
          <table:table-cell/>
          <table:table-cell office:value-type="float" office:value="0.985" calcext:value-type="float">
            <text:p>9.85E-01</text:p>
          </table:table-cell>
          <table:table-cell table:formula="of:=[.G232]/(2*3.142)" office:value-type="float" office:value="0.156747294716741" calcext:value-type="float">
            <text:p>0.156747294716741</text:p>
          </table:table-cell>
          <table:table-cell office:value-type="float" office:value="1.6" calcext:value-type="float">
            <text:p>1.60E+00</text:p>
          </table:table-cell>
          <table:table-cell table:number-columns-repeated="37"/>
        </table:table-row>
        <table:table-row table:style-name="ro1">
          <table:table-cell office:value-type="float" office:value="-0.627" calcext:value-type="float">
            <text:p>-6.2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60e-01i</text:p>
          </table:table-cell>
          <table:table-cell/>
          <table:table-cell office:value-type="float" office:value="0.636" calcext:value-type="float">
            <text:p>6.36E-01</text:p>
          </table:table-cell>
          <table:table-cell/>
          <table:table-cell office:value-type="float" office:value="0.985" calcext:value-type="float">
            <text:p>9.85E-01</text:p>
          </table:table-cell>
          <table:table-cell table:formula="of:=[.G233]/(2*3.142)" office:value-type="float" office:value="0.156747294716741" calcext:value-type="float">
            <text:p>0.156747294716741</text:p>
          </table:table-cell>
          <table:table-cell office:value-type="float" office:value="1.6" calcext:value-type="float">
            <text:p>1.60E+00</text:p>
          </table:table-cell>
          <table:table-cell table:number-columns-repeated="37"/>
        </table:table-row>
        <table:table-row table:style-name="ro1">
          <table:table-cell office:value-type="float" office:value="-0.207" calcext:value-type="float">
            <text:p>-2.0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63e-01i</text:p>
          </table:table-cell>
          <table:table-cell/>
          <table:table-cell office:value-type="float" office:value="0.21" calcext:value-type="float">
            <text:p>2.10E-01</text:p>
          </table:table-cell>
          <table:table-cell/>
          <table:table-cell office:value-type="float" office:value="0.985" calcext:value-type="float">
            <text:p>9.85E-01</text:p>
          </table:table-cell>
          <table:table-cell table:formula="of:=[.G234]/(2*3.142)" office:value-type="float" office:value="0.156747294716741" calcext:value-type="float">
            <text:p>0.156747294716741</text:p>
          </table:table-cell>
          <table:table-cell office:value-type="float" office:value="4.83" calcext:value-type="float">
            <text:p>4.83E+00</text:p>
          </table:table-cell>
          <table:table-cell table:number-columns-repeated="37"/>
        </table:table-row>
        <table:table-row table:style-name="ro1">
          <table:table-cell office:value-type="float" office:value="-0.207" calcext:value-type="float">
            <text:p>-2.0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63e-01i</text:p>
          </table:table-cell>
          <table:table-cell/>
          <table:table-cell office:value-type="float" office:value="0.21" calcext:value-type="float">
            <text:p>2.10E-01</text:p>
          </table:table-cell>
          <table:table-cell/>
          <table:table-cell office:value-type="float" office:value="0.985" calcext:value-type="float">
            <text:p>9.85E-01</text:p>
          </table:table-cell>
          <table:table-cell table:formula="of:=[.G235]/(2*3.142)" office:value-type="float" office:value="0.156747294716741" calcext:value-type="float">
            <text:p>0.156747294716741</text:p>
          </table:table-cell>
          <table:table-cell office:value-type="float" office:value="4.83" calcext:value-type="float">
            <text:p>4.83E+00</text:p>
          </table:table-cell>
          <table:table-cell table:number-columns-repeated="37"/>
        </table:table-row>
        <table:table-row table:style-name="ro1">
          <table:table-cell office:value-type="float" office:value="0.985" calcext:value-type="float">
            <text:p>9.8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62e-02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85" calcext:value-type="float">
            <text:p>9.85E-01</text:p>
          </table:table-cell>
          <table:table-cell table:formula="of:=[.G236]/(2*3.142)" office:value-type="float" office:value="0.156747294716741" calcext:value-type="float">
            <text:p>0.156747294716741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85" calcext:value-type="float">
            <text:p>9.8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2e-02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85" calcext:value-type="float">
            <text:p>9.85E-01</text:p>
          </table:table-cell>
          <table:table-cell table:formula="of:=[.G237]/(2*3.142)" office:value-type="float" office:value="0.156747294716741" calcext:value-type="float">
            <text:p>0.156747294716741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83" calcext:value-type="float">
            <text:p>9.8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52e-02i</text:p>
          </table:table-cell>
          <table:table-cell/>
          <table:table-cell office:value-type="float" office:value="-0.997" calcext:value-type="float">
            <text:p>-9.97E-01</text:p>
          </table:table-cell>
          <table:table-cell/>
          <table:table-cell office:value-type="float" office:value="0.986" calcext:value-type="float">
            <text:p>9.86E-01</text:p>
          </table:table-cell>
          <table:table-cell table:formula="of:=[.G238]/(2*3.142)" office:value-type="float" office:value="0.156906429026098" calcext:value-type="float">
            <text:p>0.156906429026098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0.983" calcext:value-type="float">
            <text:p>9.8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2e-02i</text:p>
          </table:table-cell>
          <table:table-cell/>
          <table:table-cell office:value-type="float" office:value="-0.997" calcext:value-type="float">
            <text:p>-9.97E-01</text:p>
          </table:table-cell>
          <table:table-cell/>
          <table:table-cell office:value-type="float" office:value="0.986" calcext:value-type="float">
            <text:p>9.86E-01</text:p>
          </table:table-cell>
          <table:table-cell table:formula="of:=[.G239]/(2*3.142)" office:value-type="float" office:value="0.156906429026098" calcext:value-type="float">
            <text:p>0.156906429026098</text:p>
          </table:table-cell>
          <table:table-cell office:value-type="float" office:value="-1.02" calcext:value-type="float">
            <text:p>-1.02E+00</text:p>
          </table:table-cell>
          <table:table-cell table:number-columns-repeated="37"/>
        </table:table-row>
        <table:table-row table:style-name="ro1">
          <table:table-cell office:value-type="float" office:value="-0.849" calcext:value-type="float">
            <text:p>-8.4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02e-01i</text:p>
          </table:table-cell>
          <table:table-cell/>
          <table:table-cell office:value-type="float" office:value="0.861" calcext:value-type="float">
            <text:p>8.61E-01</text:p>
          </table:table-cell>
          <table:table-cell/>
          <table:table-cell office:value-type="float" office:value="0.986" calcext:value-type="float">
            <text:p>9.86E-01</text:p>
          </table:table-cell>
          <table:table-cell table:formula="of:=[.G240]/(2*3.142)" office:value-type="float" office:value="0.156906429026098" calcext:value-type="float">
            <text:p>0.156906429026098</text:p>
          </table:table-cell>
          <table:table-cell office:value-type="float" office:value="1.18" calcext:value-type="float">
            <text:p>1.18E+00</text:p>
          </table:table-cell>
          <table:table-cell table:number-columns-repeated="37"/>
        </table:table-row>
        <table:table-row table:style-name="ro1">
          <table:table-cell office:value-type="float" office:value="-0.849" calcext:value-type="float">
            <text:p>-8.4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02e-01i</text:p>
          </table:table-cell>
          <table:table-cell/>
          <table:table-cell office:value-type="float" office:value="0.861" calcext:value-type="float">
            <text:p>8.61E-01</text:p>
          </table:table-cell>
          <table:table-cell/>
          <table:table-cell office:value-type="float" office:value="0.986" calcext:value-type="float">
            <text:p>9.86E-01</text:p>
          </table:table-cell>
          <table:table-cell table:formula="of:=[.G241]/(2*3.142)" office:value-type="float" office:value="0.156906429026098" calcext:value-type="float">
            <text:p>0.156906429026098</text:p>
          </table:table-cell>
          <table:table-cell office:value-type="float" office:value="1.18" calcext:value-type="float">
            <text:p>1.18E+00</text:p>
          </table:table-cell>
          <table:table-cell table:number-columns-repeated="37"/>
        </table:table-row>
        <table:table-row table:style-name="ro1">
          <table:table-cell office:value-type="float" office:value="-0.831" calcext:value-type="float">
            <text:p>-8.3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.34e-01i</text:p>
          </table:table-cell>
          <table:table-cell/>
          <table:table-cell office:value-type="float" office:value="0.841" calcext:value-type="float">
            <text:p>8.41E-01</text:p>
          </table:table-cell>
          <table:table-cell/>
          <table:table-cell office:value-type="float" office:value="0.987" calcext:value-type="float">
            <text:p>9.87E-01</text:p>
          </table:table-cell>
          <table:table-cell table:formula="of:=[.G242]/(2*3.142)" office:value-type="float" office:value="0.157065563335455" calcext:value-type="float">
            <text:p>0.157065563335455</text:p>
          </table:table-cell>
          <table:table-cell office:value-type="float" office:value="1.2" calcext:value-type="float">
            <text:p>1.20E+00</text:p>
          </table:table-cell>
          <table:table-cell table:number-columns-repeated="37"/>
        </table:table-row>
        <table:table-row table:style-name="ro1">
          <table:table-cell office:value-type="float" office:value="-0.831" calcext:value-type="float">
            <text:p>-8.3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34e-01i</text:p>
          </table:table-cell>
          <table:table-cell/>
          <table:table-cell office:value-type="float" office:value="0.841" calcext:value-type="float">
            <text:p>8.41E-01</text:p>
          </table:table-cell>
          <table:table-cell/>
          <table:table-cell office:value-type="float" office:value="0.987" calcext:value-type="float">
            <text:p>9.87E-01</text:p>
          </table:table-cell>
          <table:table-cell table:formula="of:=[.G243]/(2*3.142)" office:value-type="float" office:value="0.157065563335455" calcext:value-type="float">
            <text:p>0.157065563335455</text:p>
          </table:table-cell>
          <table:table-cell office:value-type="float" office:value="1.2" calcext:value-type="float">
            <text:p>1.20E+00</text:p>
          </table:table-cell>
          <table:table-cell table:number-columns-repeated="37"/>
        </table:table-row>
        <table:table-row table:style-name="ro1">
          <table:table-cell office:value-type="float" office:value="-0.987" calcext:value-type="float">
            <text:p>-9.8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47e-02i</text:p>
          </table:table-cell>
          <table:table-cell/>
          <table:table-cell office:value-type="float" office:value="0.999" calcext:value-type="float">
            <text:p>9.99E-01</text:p>
          </table:table-cell>
          <table:table-cell/>
          <table:table-cell office:value-type="float" office:value="0.988" calcext:value-type="float">
            <text:p>9.88E-01</text:p>
          </table:table-cell>
          <table:table-cell table:formula="of:=[.G244]/(2*3.142)" office:value-type="float" office:value="0.157224697644812" calcext:value-type="float">
            <text:p>0.157224697644812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0.987" calcext:value-type="float">
            <text:p>-9.8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47e-02i</text:p>
          </table:table-cell>
          <table:table-cell/>
          <table:table-cell office:value-type="float" office:value="0.999" calcext:value-type="float">
            <text:p>9.99E-01</text:p>
          </table:table-cell>
          <table:table-cell/>
          <table:table-cell office:value-type="float" office:value="0.988" calcext:value-type="float">
            <text:p>9.88E-01</text:p>
          </table:table-cell>
          <table:table-cell table:formula="of:=[.G245]/(2*3.142)" office:value-type="float" office:value="0.157224697644812" calcext:value-type="float">
            <text:p>0.157224697644812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0.963" calcext:value-type="float">
            <text:p>-9.6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9e-01i</text:p>
          </table:table-cell>
          <table:table-cell/>
          <table:table-cell office:value-type="float" office:value="0.973" calcext:value-type="float">
            <text:p>9.73E-01</text:p>
          </table:table-cell>
          <table:table-cell/>
          <table:table-cell office:value-type="float" office:value="0.99" calcext:value-type="float">
            <text:p>9.90E-01</text:p>
          </table:table-cell>
          <table:table-cell table:formula="of:=[.G246]/(2*3.142)" office:value-type="float" office:value="0.157542966263526" calcext:value-type="float">
            <text:p>0.157542966263526</text:p>
          </table:table-cell>
          <table:table-cell office:value-type="float" office:value="1.04" calcext:value-type="float">
            <text:p>1.04E+00</text:p>
          </table:table-cell>
          <table:table-cell table:number-columns-repeated="37"/>
        </table:table-row>
        <table:table-row table:style-name="ro1">
          <table:table-cell office:value-type="float" office:value="-0.963" calcext:value-type="float">
            <text:p>-9.6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9e-01i</text:p>
          </table:table-cell>
          <table:table-cell/>
          <table:table-cell office:value-type="float" office:value="0.973" calcext:value-type="float">
            <text:p>9.73E-01</text:p>
          </table:table-cell>
          <table:table-cell/>
          <table:table-cell office:value-type="float" office:value="0.99" calcext:value-type="float">
            <text:p>9.90E-01</text:p>
          </table:table-cell>
          <table:table-cell table:formula="of:=[.G247]/(2*3.142)" office:value-type="float" office:value="0.157542966263526" calcext:value-type="float">
            <text:p>0.157542966263526</text:p>
          </table:table-cell>
          <table:table-cell office:value-type="float" office:value="1.04" calcext:value-type="float">
            <text:p>1.04E+00</text:p>
          </table:table-cell>
          <table:table-cell table:number-columns-repeated="37"/>
        </table:table-row>
        <table:table-row table:style-name="ro1">
          <table:table-cell office:value-type="float" office:value="-0.861" calcext:value-type="float">
            <text:p>-8.6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91e-01i</text:p>
          </table:table-cell>
          <table:table-cell/>
          <table:table-cell office:value-type="float" office:value="0.868" calcext:value-type="float">
            <text:p>8.68E-01</text:p>
          </table:table-cell>
          <table:table-cell/>
          <table:table-cell office:value-type="float" office:value="0.991" calcext:value-type="float">
            <text:p>9.91E-01</text:p>
          </table:table-cell>
          <table:table-cell table:formula="of:=[.G248]/(2*3.142)" office:value-type="float" office:value="0.157702100572884" calcext:value-type="float">
            <text:p>0.157702100572884</text:p>
          </table:table-cell>
          <table:table-cell office:value-type="float" office:value="1.16" calcext:value-type="float">
            <text:p>1.16E+00</text:p>
          </table:table-cell>
          <table:table-cell table:number-columns-repeated="37"/>
        </table:table-row>
        <table:table-row table:style-name="ro1">
          <table:table-cell office:value-type="float" office:value="-0.861" calcext:value-type="float">
            <text:p>-8.6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91e-01i</text:p>
          </table:table-cell>
          <table:table-cell/>
          <table:table-cell office:value-type="float" office:value="0.868" calcext:value-type="float">
            <text:p>8.68E-01</text:p>
          </table:table-cell>
          <table:table-cell/>
          <table:table-cell office:value-type="float" office:value="0.991" calcext:value-type="float">
            <text:p>9.91E-01</text:p>
          </table:table-cell>
          <table:table-cell table:formula="of:=[.G249]/(2*3.142)" office:value-type="float" office:value="0.157702100572884" calcext:value-type="float">
            <text:p>0.157702100572884</text:p>
          </table:table-cell>
          <table:table-cell office:value-type="float" office:value="1.16" calcext:value-type="float">
            <text:p>1.16E+00</text:p>
          </table:table-cell>
          <table:table-cell table:number-columns-repeated="37"/>
        </table:table-row>
        <table:table-row table:style-name="ro1">
          <table:table-cell office:value-type="float" office:value="-0.99" calcext:value-type="float">
            <text:p>-9.9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.54e-02i</text:p>
          </table:table-cell>
          <table:table-cell/>
          <table:table-cell office:value-type="float" office:value="0.998" calcext:value-type="float">
            <text:p>9.98E-01</text:p>
          </table:table-cell>
          <table:table-cell/>
          <table:table-cell office:value-type="float" office:value="0.992" calcext:value-type="float">
            <text:p>9.92E-01</text:p>
          </table:table-cell>
          <table:table-cell table:formula="of:=[.G250]/(2*3.142)" office:value-type="float" office:value="0.157861234882241" calcext:value-type="float">
            <text:p>0.157861234882241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0.99" calcext:value-type="float">
            <text:p>-9.9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e-02i</text:p>
          </table:table-cell>
          <table:table-cell/>
          <table:table-cell office:value-type="float" office:value="0.998" calcext:value-type="float">
            <text:p>9.98E-01</text:p>
          </table:table-cell>
          <table:table-cell/>
          <table:table-cell office:value-type="float" office:value="0.992" calcext:value-type="float">
            <text:p>9.92E-01</text:p>
          </table:table-cell>
          <table:table-cell table:formula="of:=[.G251]/(2*3.142)" office:value-type="float" office:value="0.157861234882241" calcext:value-type="float">
            <text:p>0.157861234882241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0.992" calcext:value-type="float">
            <text:p>9.9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3e-02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92" calcext:value-type="float">
            <text:p>9.92E-01</text:p>
          </table:table-cell>
          <table:table-cell table:formula="of:=[.G252]/(2*3.142)" office:value-type="float" office:value="0.157861234882241" calcext:value-type="float">
            <text:p>0.157861234882241</text:p>
          </table:table-cell>
          <table:table-cell office:value-type="float" office:value="-1.01" calcext:value-type="float">
            <text:p>-1.01E+00</text:p>
          </table:table-cell>
          <table:table-cell table:number-columns-repeated="37"/>
        </table:table-row>
        <table:table-row table:style-name="ro1">
          <table:table-cell office:value-type="float" office:value="0.992" calcext:value-type="float">
            <text:p>9.9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3e-02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92" calcext:value-type="float">
            <text:p>9.92E-01</text:p>
          </table:table-cell>
          <table:table-cell table:formula="of:=[.G253]/(2*3.142)" office:value-type="float" office:value="0.157861234882241" calcext:value-type="float">
            <text:p>0.157861234882241</text:p>
          </table:table-cell>
          <table:table-cell office:value-type="float" office:value="-1.01" calcext:value-type="float">
            <text:p>-1.01E+00</text:p>
          </table:table-cell>
          <table:table-cell table:number-columns-repeated="37"/>
        </table:table-row>
        <table:table-row table:style-name="ro1">
          <table:table-cell office:value-type="float" office:value="-0.963" calcext:value-type="float">
            <text:p>-9.6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40e-01i</text:p>
          </table:table-cell>
          <table:table-cell/>
          <table:table-cell office:value-type="float" office:value="0.97" calcext:value-type="float">
            <text:p>9.70E-01</text:p>
          </table:table-cell>
          <table:table-cell/>
          <table:table-cell office:value-type="float" office:value="0.993" calcext:value-type="float">
            <text:p>9.93E-01</text:p>
          </table:table-cell>
          <table:table-cell table:formula="of:=[.G254]/(2*3.142)" office:value-type="float" office:value="0.158020369191598" calcext:value-type="float">
            <text:p>0.158020369191598</text:p>
          </table:table-cell>
          <table:table-cell office:value-type="float" office:value="1.04" calcext:value-type="float">
            <text:p>1.04E+00</text:p>
          </table:table-cell>
          <table:table-cell table:number-columns-repeated="37"/>
        </table:table-row>
        <table:table-row table:style-name="ro1">
          <table:table-cell office:value-type="float" office:value="-0.963" calcext:value-type="float">
            <text:p>-9.6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0e-01i</text:p>
          </table:table-cell>
          <table:table-cell/>
          <table:table-cell office:value-type="float" office:value="0.97" calcext:value-type="float">
            <text:p>9.70E-01</text:p>
          </table:table-cell>
          <table:table-cell/>
          <table:table-cell office:value-type="float" office:value="0.993" calcext:value-type="float">
            <text:p>9.93E-01</text:p>
          </table:table-cell>
          <table:table-cell table:formula="of:=[.G255]/(2*3.142)" office:value-type="float" office:value="0.158020369191598" calcext:value-type="float">
            <text:p>0.158020369191598</text:p>
          </table:table-cell>
          <table:table-cell office:value-type="float" office:value="1.04" calcext:value-type="float">
            <text:p>1.04E+00</text:p>
          </table:table-cell>
          <table:table-cell table:number-columns-repeated="37"/>
        </table:table-row>
        <table:table-row table:style-name="ro1">
          <table:table-cell office:value-type="float" office:value="-0.987" calcext:value-type="float">
            <text:p>-9.8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6e-01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994" calcext:value-type="float">
            <text:p>9.94E-01</text:p>
          </table:table-cell>
          <table:table-cell table:formula="of:=[.G256]/(2*3.142)" office:value-type="float" office:value="0.158179503500955" calcext:value-type="float">
            <text:p>0.158179503500955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0.987" calcext:value-type="float">
            <text:p>-9.8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6e-01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994" calcext:value-type="float">
            <text:p>9.94E-01</text:p>
          </table:table-cell>
          <table:table-cell table:formula="of:=[.G257]/(2*3.142)" office:value-type="float" office:value="0.158179503500955" calcext:value-type="float">
            <text:p>0.158179503500955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0.292" calcext:value-type="float">
            <text:p>-2.9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.51e-01i</text:p>
          </table:table-cell>
          <table:table-cell/>
          <table:table-cell office:value-type="float" office:value="0.294" calcext:value-type="float">
            <text:p>2.94E-01</text:p>
          </table:table-cell>
          <table:table-cell/>
          <table:table-cell office:value-type="float" office:value="0.995" calcext:value-type="float">
            <text:p>9.95E-01</text:p>
          </table:table-cell>
          <table:table-cell table:formula="of:=[.G258]/(2*3.142)" office:value-type="float" office:value="0.158338637810312" calcext:value-type="float">
            <text:p>0.158338637810312</text:p>
          </table:table-cell>
          <table:table-cell office:value-type="float" office:value="3.42" calcext:value-type="float">
            <text:p>3.42E+00</text:p>
          </table:table-cell>
          <table:table-cell table:number-columns-repeated="37"/>
        </table:table-row>
        <table:table-row table:style-name="ro1">
          <table:table-cell office:value-type="float" office:value="-0.292" calcext:value-type="float">
            <text:p>-2.9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51e-01i</text:p>
          </table:table-cell>
          <table:table-cell/>
          <table:table-cell office:value-type="float" office:value="0.294" calcext:value-type="float">
            <text:p>2.94E-01</text:p>
          </table:table-cell>
          <table:table-cell/>
          <table:table-cell office:value-type="float" office:value="0.995" calcext:value-type="float">
            <text:p>9.95E-01</text:p>
          </table:table-cell>
          <table:table-cell table:formula="of:=[.G259]/(2*3.142)" office:value-type="float" office:value="0.158338637810312" calcext:value-type="float">
            <text:p>0.158338637810312</text:p>
          </table:table-cell>
          <table:table-cell office:value-type="float" office:value="3.42" calcext:value-type="float">
            <text:p>3.42E+00</text:p>
          </table:table-cell>
          <table:table-cell table:number-columns-repeated="37"/>
        </table:table-row>
        <table:table-row table:style-name="ro1">
          <table:table-cell office:value-type="float" office:value="-0.987" calcext:value-type="float">
            <text:p>-9.8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7e-01i</text:p>
          </table:table-cell>
          <table:table-cell/>
          <table:table-cell office:value-type="float" office:value="0.992" calcext:value-type="float">
            <text:p>9.92E-01</text:p>
          </table:table-cell>
          <table:table-cell/>
          <table:table-cell office:value-type="float" office:value="0.995" calcext:value-type="float">
            <text:p>9.95E-01</text:p>
          </table:table-cell>
          <table:table-cell table:formula="of:=[.G260]/(2*3.142)" office:value-type="float" office:value="0.158338637810312" calcext:value-type="float">
            <text:p>0.158338637810312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0.987" calcext:value-type="float">
            <text:p>-9.8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7e-01i</text:p>
          </table:table-cell>
          <table:table-cell/>
          <table:table-cell office:value-type="float" office:value="0.992" calcext:value-type="float">
            <text:p>9.92E-01</text:p>
          </table:table-cell>
          <table:table-cell/>
          <table:table-cell office:value-type="float" office:value="0.995" calcext:value-type="float">
            <text:p>9.95E-01</text:p>
          </table:table-cell>
          <table:table-cell table:formula="of:=[.G261]/(2*3.142)" office:value-type="float" office:value="0.158338637810312" calcext:value-type="float">
            <text:p>0.158338637810312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0.995" calcext:value-type="float">
            <text:p>9.9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35e-02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95" calcext:value-type="float">
            <text:p>9.95E-01</text:p>
          </table:table-cell>
          <table:table-cell table:formula="of:=[.G262]/(2*3.142)" office:value-type="float" office:value="0.158338637810312" calcext:value-type="float">
            <text:p>0.158338637810312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0.995" calcext:value-type="float">
            <text:p>9.9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5e-02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95" calcext:value-type="float">
            <text:p>9.95E-01</text:p>
          </table:table-cell>
          <table:table-cell table:formula="of:=[.G263]/(2*3.142)" office:value-type="float" office:value="0.158338637810312" calcext:value-type="float">
            <text:p>0.158338637810312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-0.877" calcext:value-type="float">
            <text:p>-8.7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70e-01i</text:p>
          </table:table-cell>
          <table:table-cell/>
          <table:table-cell office:value-type="float" office:value="0.881" calcext:value-type="float">
            <text:p>8.81E-01</text:p>
          </table:table-cell>
          <table:table-cell/>
          <table:table-cell office:value-type="float" office:value="0.996" calcext:value-type="float">
            <text:p>9.96E-01</text:p>
          </table:table-cell>
          <table:table-cell table:formula="of:=[.G264]/(2*3.142)" office:value-type="float" office:value="0.158497772119669" calcext:value-type="float">
            <text:p>0.158497772119669</text:p>
          </table:table-cell>
          <table:table-cell office:value-type="float" office:value="1.14" calcext:value-type="float">
            <text:p>1.14E+00</text:p>
          </table:table-cell>
          <table:table-cell table:number-columns-repeated="37"/>
        </table:table-row>
        <table:table-row table:style-name="ro1">
          <table:table-cell office:value-type="float" office:value="-0.877" calcext:value-type="float">
            <text:p>-8.7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0e-01i</text:p>
          </table:table-cell>
          <table:table-cell/>
          <table:table-cell office:value-type="float" office:value="0.881" calcext:value-type="float">
            <text:p>8.81E-01</text:p>
          </table:table-cell>
          <table:table-cell/>
          <table:table-cell office:value-type="float" office:value="0.996" calcext:value-type="float">
            <text:p>9.96E-01</text:p>
          </table:table-cell>
          <table:table-cell table:formula="of:=[.G265]/(2*3.142)" office:value-type="float" office:value="0.158497772119669" calcext:value-type="float">
            <text:p>0.158497772119669</text:p>
          </table:table-cell>
          <table:table-cell office:value-type="float" office:value="1.14" calcext:value-type="float">
            <text:p>1.14E+00</text:p>
          </table:table-cell>
          <table:table-cell table:number-columns-repeated="37"/>
        </table:table-row>
        <table:table-row table:style-name="ro1">
          <table:table-cell office:value-type="float" office:value="-0.708" calcext:value-type="float">
            <text:p>-7.0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.00e-01i</text:p>
          </table:table-cell>
          <table:table-cell/>
          <table:table-cell office:value-type="float" office:value="0.711" calcext:value-type="float">
            <text:p>7.11E-01</text:p>
          </table:table-cell>
          <table:table-cell/>
          <table:table-cell office:value-type="float" office:value="0.996" calcext:value-type="float">
            <text:p>9.96E-01</text:p>
          </table:table-cell>
          <table:table-cell table:formula="of:=[.G266]/(2*3.142)" office:value-type="float" office:value="0.158497772119669" calcext:value-type="float">
            <text:p>0.158497772119669</text:p>
          </table:table-cell>
          <table:table-cell office:value-type="float" office:value="1.41" calcext:value-type="float">
            <text:p>1.41E+00</text:p>
          </table:table-cell>
          <table:table-cell table:number-columns-repeated="37"/>
        </table:table-row>
        <table:table-row table:style-name="ro1">
          <table:table-cell office:value-type="float" office:value="-0.708" calcext:value-type="float">
            <text:p>-7.0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e-01i</text:p>
          </table:table-cell>
          <table:table-cell/>
          <table:table-cell office:value-type="float" office:value="0.711" calcext:value-type="float">
            <text:p>7.11E-01</text:p>
          </table:table-cell>
          <table:table-cell/>
          <table:table-cell office:value-type="float" office:value="0.996" calcext:value-type="float">
            <text:p>9.96E-01</text:p>
          </table:table-cell>
          <table:table-cell table:formula="of:=[.G267]/(2*3.142)" office:value-type="float" office:value="0.158497772119669" calcext:value-type="float">
            <text:p>0.158497772119669</text:p>
          </table:table-cell>
          <table:table-cell office:value-type="float" office:value="1.41" calcext:value-type="float">
            <text:p>1.41E+00</text:p>
          </table:table-cell>
          <table:table-cell table:number-columns-repeated="37"/>
        </table:table-row>
        <table:table-row table:style-name="ro1">
          <table:table-cell office:value-type="float" office:value="-0.937" calcext:value-type="float">
            <text:p>-9.3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36e-01i</text:p>
          </table:table-cell>
          <table:table-cell/>
          <table:table-cell office:value-type="float" office:value="0.941" calcext:value-type="float">
            <text:p>9.41E-01</text:p>
          </table:table-cell>
          <table:table-cell/>
          <table:table-cell office:value-type="float" office:value="0.996" calcext:value-type="float">
            <text:p>9.96E-01</text:p>
          </table:table-cell>
          <table:table-cell table:formula="of:=[.G268]/(2*3.142)" office:value-type="float" office:value="0.158497772119669" calcext:value-type="float">
            <text:p>0.158497772119669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-0.937" calcext:value-type="float">
            <text:p>-9.3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6e-01i</text:p>
          </table:table-cell>
          <table:table-cell/>
          <table:table-cell office:value-type="float" office:value="0.941" calcext:value-type="float">
            <text:p>9.41E-01</text:p>
          </table:table-cell>
          <table:table-cell/>
          <table:table-cell office:value-type="float" office:value="0.996" calcext:value-type="float">
            <text:p>9.96E-01</text:p>
          </table:table-cell>
          <table:table-cell table:formula="of:=[.G269]/(2*3.142)" office:value-type="float" office:value="0.158497772119669" calcext:value-type="float">
            <text:p>0.158497772119669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-0.955" calcext:value-type="float">
            <text:p>-9.5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82e-01i</text:p>
          </table:table-cell>
          <table:table-cell/>
          <table:table-cell office:value-type="float" office:value="0.959" calcext:value-type="float">
            <text:p>9.59E-01</text:p>
          </table:table-cell>
          <table:table-cell/>
          <table:table-cell office:value-type="float" office:value="0.996" calcext:value-type="float">
            <text:p>9.96E-01</text:p>
          </table:table-cell>
          <table:table-cell table:formula="of:=[.G270]/(2*3.142)" office:value-type="float" office:value="0.158497772119669" calcext:value-type="float">
            <text:p>0.158497772119669</text:p>
          </table:table-cell>
          <table:table-cell office:value-type="float" office:value="1.05" calcext:value-type="float">
            <text:p>1.05E+00</text:p>
          </table:table-cell>
          <table:table-cell table:number-columns-repeated="37"/>
        </table:table-row>
        <table:table-row table:style-name="ro1">
          <table:table-cell office:value-type="float" office:value="-0.955" calcext:value-type="float">
            <text:p>-9.5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2e-01i</text:p>
          </table:table-cell>
          <table:table-cell/>
          <table:table-cell office:value-type="float" office:value="0.959" calcext:value-type="float">
            <text:p>9.59E-01</text:p>
          </table:table-cell>
          <table:table-cell/>
          <table:table-cell office:value-type="float" office:value="0.996" calcext:value-type="float">
            <text:p>9.96E-01</text:p>
          </table:table-cell>
          <table:table-cell table:formula="of:=[.G271]/(2*3.142)" office:value-type="float" office:value="0.158497772119669" calcext:value-type="float">
            <text:p>0.158497772119669</text:p>
          </table:table-cell>
          <table:table-cell office:value-type="float" office:value="1.05" calcext:value-type="float">
            <text:p>1.05E+00</text:p>
          </table:table-cell>
          <table:table-cell table:number-columns-repeated="37"/>
        </table:table-row>
        <table:table-row table:style-name="ro1">
          <table:table-cell office:value-type="float" office:value="-0.883" calcext:value-type="float">
            <text:p>-8.83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63e-01i</text:p>
          </table:table-cell>
          <table:table-cell/>
          <table:table-cell office:value-type="float" office:value="0.886" calcext:value-type="float">
            <text:p>8.86E-01</text:p>
          </table:table-cell>
          <table:table-cell/>
          <table:table-cell office:value-type="float" office:value="0.997" calcext:value-type="float">
            <text:p>9.97E-01</text:p>
          </table:table-cell>
          <table:table-cell table:formula="of:=[.G272]/(2*3.142)" office:value-type="float" office:value="0.158656906429026" calcext:value-type="float">
            <text:p>0.158656906429026</text:p>
          </table:table-cell>
          <table:table-cell office:value-type="float" office:value="1.13" calcext:value-type="float">
            <text:p>1.13E+00</text:p>
          </table:table-cell>
          <table:table-cell table:number-columns-repeated="37"/>
        </table:table-row>
        <table:table-row table:style-name="ro1">
          <table:table-cell office:value-type="float" office:value="-0.883" calcext:value-type="float">
            <text:p>-8.83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63e-01i</text:p>
          </table:table-cell>
          <table:table-cell/>
          <table:table-cell office:value-type="float" office:value="0.886" calcext:value-type="float">
            <text:p>8.86E-01</text:p>
          </table:table-cell>
          <table:table-cell/>
          <table:table-cell office:value-type="float" office:value="0.997" calcext:value-type="float">
            <text:p>9.97E-01</text:p>
          </table:table-cell>
          <table:table-cell table:formula="of:=[.G273]/(2*3.142)" office:value-type="float" office:value="0.158656906429026" calcext:value-type="float">
            <text:p>0.158656906429026</text:p>
          </table:table-cell>
          <table:table-cell office:value-type="float" office:value="1.13" calcext:value-type="float">
            <text:p>1.13E+00</text:p>
          </table:table-cell>
          <table:table-cell table:number-columns-repeated="37"/>
        </table:table-row>
        <table:table-row table:style-name="ro1">
          <table:table-cell office:value-type="float" office:value="-0.49" calcext:value-type="float">
            <text:p>-4.9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69e-01i</text:p>
          </table:table-cell>
          <table:table-cell/>
          <table:table-cell office:value-type="float" office:value="0.491" calcext:value-type="float">
            <text:p>4.91E-01</text:p>
          </table:table-cell>
          <table:table-cell/>
          <table:table-cell office:value-type="float" office:value="0.998" calcext:value-type="float">
            <text:p>9.98E-01</text:p>
          </table:table-cell>
          <table:table-cell table:formula="of:=[.G274]/(2*3.142)" office:value-type="float" office:value="0.158816040738383" calcext:value-type="float">
            <text:p>0.158816040738383</text:p>
          </table:table-cell>
          <table:table-cell office:value-type="float" office:value="2.04" calcext:value-type="float">
            <text:p>2.04E+00</text:p>
          </table:table-cell>
          <table:table-cell table:number-columns-repeated="37"/>
        </table:table-row>
        <table:table-row table:style-name="ro1">
          <table:table-cell office:value-type="float" office:value="-0.49" calcext:value-type="float">
            <text:p>-4.9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69e-01i</text:p>
          </table:table-cell>
          <table:table-cell/>
          <table:table-cell office:value-type="float" office:value="0.491" calcext:value-type="float">
            <text:p>4.91E-01</text:p>
          </table:table-cell>
          <table:table-cell/>
          <table:table-cell office:value-type="float" office:value="0.998" calcext:value-type="float">
            <text:p>9.98E-01</text:p>
          </table:table-cell>
          <table:table-cell table:formula="of:=[.G275]/(2*3.142)" office:value-type="float" office:value="0.158816040738383" calcext:value-type="float">
            <text:p>0.158816040738383</text:p>
          </table:table-cell>
          <table:table-cell office:value-type="float" office:value="2.04" calcext:value-type="float">
            <text:p>2.04E+00</text:p>
          </table:table-cell>
          <table:table-cell table:number-columns-repeated="37"/>
        </table:table-row>
        <table:table-row table:style-name="ro1">
          <table:table-cell office:value-type="float" office:value="-0.93" calcext:value-type="float">
            <text:p>-9.3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62e-01i</text:p>
          </table:table-cell>
          <table:table-cell/>
          <table:table-cell office:value-type="float" office:value="0.932" calcext:value-type="float">
            <text:p>9.32E-01</text:p>
          </table:table-cell>
          <table:table-cell/>
          <table:table-cell office:value-type="float" office:value="0.998" calcext:value-type="float">
            <text:p>9.98E-01</text:p>
          </table:table-cell>
          <table:table-cell table:formula="of:=[.G276]/(2*3.142)" office:value-type="float" office:value="0.158816040738383" calcext:value-type="float">
            <text:p>0.158816040738383</text:p>
          </table:table-cell>
          <table:table-cell office:value-type="float" office:value="1.08" calcext:value-type="float">
            <text:p>1.08E+00</text:p>
          </table:table-cell>
          <table:table-cell table:number-columns-repeated="37"/>
        </table:table-row>
        <table:table-row table:style-name="ro1">
          <table:table-cell office:value-type="float" office:value="-0.93" calcext:value-type="float">
            <text:p>-9.3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62e-01i</text:p>
          </table:table-cell>
          <table:table-cell/>
          <table:table-cell office:value-type="float" office:value="0.932" calcext:value-type="float">
            <text:p>9.32E-01</text:p>
          </table:table-cell>
          <table:table-cell/>
          <table:table-cell office:value-type="float" office:value="0.998" calcext:value-type="float">
            <text:p>9.98E-01</text:p>
          </table:table-cell>
          <table:table-cell table:formula="of:=[.G277]/(2*3.142)" office:value-type="float" office:value="0.158816040738383" calcext:value-type="float">
            <text:p>0.158816040738383</text:p>
          </table:table-cell>
          <table:table-cell office:value-type="float" office:value="1.08" calcext:value-type="float">
            <text:p>1.08E+00</text:p>
          </table:table-cell>
          <table:table-cell table:number-columns-repeated="37"/>
        </table:table-row>
        <table:table-row table:style-name="ro1">
          <table:table-cell office:value-type="float" office:value="0.998" calcext:value-type="float">
            <text:p>9.9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43e-03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98" calcext:value-type="float">
            <text:p>9.98E-01</text:p>
          </table:table-cell>
          <table:table-cell table:formula="of:=[.G278]/(2*3.142)" office:value-type="float" office:value="0.158816040738383" calcext:value-type="float">
            <text:p>0.158816040738383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0.998" calcext:value-type="float">
            <text:p>9.9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3e-03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98" calcext:value-type="float">
            <text:p>9.98E-01</text:p>
          </table:table-cell>
          <table:table-cell table:formula="of:=[.G279]/(2*3.142)" office:value-type="float" office:value="0.158816040738383" calcext:value-type="float">
            <text:p>0.158816040738383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-0.907" calcext:value-type="float">
            <text:p>-9.07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.17e-01i</text:p>
          </table:table-cell>
          <table:table-cell/>
          <table:table-cell office:value-type="float" office:value="0.908" calcext:value-type="float">
            <text:p>9.08E-01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0]/(2*3.142)" office:value-type="float" office:value="0.15897517504774" calcext:value-type="float">
            <text:p>0.15897517504774</text:p>
          </table:table-cell>
          <table:table-cell office:value-type="float" office:value="1.1" calcext:value-type="float">
            <text:p>1.10E+00</text:p>
          </table:table-cell>
          <table:table-cell table:number-columns-repeated="37"/>
        </table:table-row>
        <table:table-row table:style-name="ro1">
          <table:table-cell office:value-type="float" office:value="-0.907" calcext:value-type="float">
            <text:p>-9.07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17e-01i</text:p>
          </table:table-cell>
          <table:table-cell/>
          <table:table-cell office:value-type="float" office:value="0.908" calcext:value-type="float">
            <text:p>9.08E-01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1]/(2*3.142)" office:value-type="float" office:value="0.15897517504774" calcext:value-type="float">
            <text:p>0.15897517504774</text:p>
          </table:table-cell>
          <table:table-cell office:value-type="float" office:value="1.1" calcext:value-type="float">
            <text:p>1.10E+00</text:p>
          </table:table-cell>
          <table:table-cell table:number-columns-repeated="37"/>
        </table:table-row>
        <table:table-row table:style-name="ro1">
          <table:table-cell office:value-type="float" office:value="-0.975" calcext:value-type="float">
            <text:p>-9.7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18e-01i</text:p>
          </table:table-cell>
          <table:table-cell/>
          <table:table-cell office:value-type="float" office:value="0.976" calcext:value-type="float">
            <text:p>9.76E-01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2]/(2*3.142)" office:value-type="float" office:value="0.15897517504774" calcext:value-type="float">
            <text:p>0.15897517504774</text:p>
          </table:table-cell>
          <table:table-cell office:value-type="float" office:value="1.03" calcext:value-type="float">
            <text:p>1.03E+00</text:p>
          </table:table-cell>
          <table:table-cell table:number-columns-repeated="37"/>
        </table:table-row>
        <table:table-row table:style-name="ro1">
          <table:table-cell office:value-type="float" office:value="-0.975" calcext:value-type="float">
            <text:p>-9.7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8e-01i</text:p>
          </table:table-cell>
          <table:table-cell/>
          <table:table-cell office:value-type="float" office:value="0.976" calcext:value-type="float">
            <text:p>9.76E-01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3]/(2*3.142)" office:value-type="float" office:value="0.15897517504774" calcext:value-type="float">
            <text:p>0.15897517504774</text:p>
          </table:table-cell>
          <table:table-cell office:value-type="float" office:value="1.03" calcext:value-type="float">
            <text:p>1.03E+00</text:p>
          </table:table-cell>
          <table:table-cell table:number-columns-repeated="37"/>
        </table:table-row>
        <table:table-row table:style-name="ro1">
          <table:table-cell office:value-type="float" office:value="-0.992" calcext:value-type="float">
            <text:p>-9.92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2e-01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4]/(2*3.142)" office:value-type="float" office:value="0.15897517504774" calcext:value-type="float">
            <text:p>0.15897517504774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0.992" calcext:value-type="float">
            <text:p>-9.92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2e-01i</text:p>
          </table:table-cell>
          <table:table-cell/>
          <table:table-cell office:value-type="float" office:value="0.993" calcext:value-type="float">
            <text:p>9.93E-01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5]/(2*3.142)" office:value-type="float" office:value="0.15897517504774" calcext:value-type="float">
            <text:p>0.15897517504774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0.999" calcext:value-type="float">
            <text:p>9.9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61e-04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6]/(2*3.142)" office:value-type="float" office:value="0.15897517504774" calcext:value-type="float">
            <text:p>0.15897517504774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0.999" calcext:value-type="float">
            <text:p>9.9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1e-04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7]/(2*3.142)" office:value-type="float" office:value="0.15897517504774" calcext:value-type="float">
            <text:p>0.15897517504774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-0.966" calcext:value-type="float">
            <text:p>-9.66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57e-01i</text:p>
          </table:table-cell>
          <table:table-cell/>
          <table:table-cell office:value-type="float" office:value="0.966" calcext:value-type="float">
            <text:p>9.66E-01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8]/(2*3.142)" office:value-type="float" office:value="0.15897517504774" calcext:value-type="float">
            <text:p>0.15897517504774</text:p>
          </table:table-cell>
          <table:table-cell office:value-type="float" office:value="1.04" calcext:value-type="float">
            <text:p>1.04E+00</text:p>
          </table:table-cell>
          <table:table-cell table:number-columns-repeated="37"/>
        </table:table-row>
        <table:table-row table:style-name="ro1">
          <table:table-cell office:value-type="float" office:value="-0.966" calcext:value-type="float">
            <text:p>-9.66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7e-01i</text:p>
          </table:table-cell>
          <table:table-cell/>
          <table:table-cell office:value-type="float" office:value="0.966" calcext:value-type="float">
            <text:p>9.66E-01</text:p>
          </table:table-cell>
          <table:table-cell/>
          <table:table-cell office:value-type="float" office:value="0.999" calcext:value-type="float">
            <text:p>9.99E-01</text:p>
          </table:table-cell>
          <table:table-cell table:formula="of:=[.G289]/(2*3.142)" office:value-type="float" office:value="0.15897517504774" calcext:value-type="float">
            <text:p>0.15897517504774</text:p>
          </table:table-cell>
          <table:table-cell office:value-type="float" office:value="1.04" calcext:value-type="float">
            <text:p>1.04E+00</text:p>
          </table:table-cell>
          <table:table-cell table:number-columns-repeated="37"/>
        </table:table-row>
        <table:table-row table:style-name="ro1">
          <table:table-cell office:value-type="float" office:value="-0.938" calcext:value-type="float">
            <text:p>-9.38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46e-01i</text:p>
          </table:table-cell>
          <table:table-cell/>
          <table:table-cell office:value-type="float" office:value="0.938" calcext:value-type="float">
            <text:p>9.38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0]/(2*3.142)" office:value-type="float" office:value="0.159134309357097" calcext:value-type="float">
            <text:p>0.159134309357097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-0.938" calcext:value-type="float">
            <text:p>-9.38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6e-01i</text:p>
          </table:table-cell>
          <table:table-cell/>
          <table:table-cell office:value-type="float" office:value="0.938" calcext:value-type="float">
            <text:p>9.38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1]/(2*3.142)" office:value-type="float" office:value="0.159134309357097" calcext:value-type="float">
            <text:p>0.159134309357097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E+00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2]/(2*3.142)" office:value-type="float" office:value="0.159134309357097" calcext:value-type="float">
            <text:p>0.159134309357097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E+00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3]/(2*3.142)" office:value-type="float" office:value="0.159134309357097" calcext:value-type="float">
            <text:p>0.159134309357097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E+00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4]/(2*3.142)" office:value-type="float" office:value="0.159134309357097" calcext:value-type="float">
            <text:p>0.159134309357097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E+00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5]/(2*3.142)" office:value-type="float" office:value="0.159134309357097" calcext:value-type="float">
            <text:p>0.159134309357097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E+00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6]/(2*3.142)" office:value-type="float" office:value="0.159134309357097" calcext:value-type="float">
            <text:p>0.159134309357097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.41e-03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7]/(2*3.142)" office:value-type="float" office:value="0.159134309357097" calcext:value-type="float">
            <text:p>0.159134309357097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41e-03i</text:p>
          </table:table-cell>
          <table:table-cell/>
          <table:table-cell office:value-type="float" office:value="-1" calcext:value-type="float">
            <text:p>-1.00E+00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8]/(2*3.142)" office:value-type="float" office:value="0.159134309357097" calcext:value-type="float">
            <text:p>0.159134309357097</text:p>
          </table:table-cell>
          <table:table-cell office:value-type="float" office:value="-1" calcext:value-type="float">
            <text:p>-1.00E+00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.00E+00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299]/(2*3.142)" office:value-type="float" office:value="0.159134309357097" calcext:value-type="float">
            <text:p>0.159134309357097</text:p>
          </table:table-cell>
          <table:table-cell office:value-type="float" office:value="-0.999" calcext:value-type="float">
            <text:p>-9.99E-01</text:p>
          </table:table-cell>
          <table:table-cell table:number-columns-repeated="37"/>
        </table:table-row>
        <table:table-row table:style-name="ro1">
          <table:table-cell office:value-type="float" office:value="-0.96" calcext:value-type="float">
            <text:p>-9.60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86e-01i</text:p>
          </table:table-cell>
          <table:table-cell/>
          <table:table-cell office:value-type="float" office:value="0.958" calcext:value-type="float">
            <text:p>9.58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0]/(2*3.142)" office:value-type="float" office:value="0.159134309357097" calcext:value-type="float">
            <text:p>0.159134309357097</text:p>
          </table:table-cell>
          <table:table-cell office:value-type="float" office:value="1.04" calcext:value-type="float">
            <text:p>1.04E+00</text:p>
          </table:table-cell>
          <table:table-cell table:number-columns-repeated="37"/>
        </table:table-row>
        <table:table-row table:style-name="ro1">
          <table:table-cell office:value-type="float" office:value="-0.96" calcext:value-type="float">
            <text:p>-9.60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6e-01i</text:p>
          </table:table-cell>
          <table:table-cell/>
          <table:table-cell office:value-type="float" office:value="0.958" calcext:value-type="float">
            <text:p>9.58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1]/(2*3.142)" office:value-type="float" office:value="0.159134309357097" calcext:value-type="float">
            <text:p>0.159134309357097</text:p>
          </table:table-cell>
          <table:table-cell office:value-type="float" office:value="1.04" calcext:value-type="float">
            <text:p>1.04E+00</text:p>
          </table:table-cell>
          <table:table-cell table:number-columns-repeated="37"/>
        </table:table-row>
        <table:table-row table:style-name="ro1">
          <table:table-cell office:value-type="float" office:value="-0.924" calcext:value-type="float">
            <text:p>-9.2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88e-01i</text:p>
          </table:table-cell>
          <table:table-cell/>
          <table:table-cell office:value-type="float" office:value="0.922" calcext:value-type="float">
            <text:p>9.22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2]/(2*3.142)" office:value-type="float" office:value="0.159134309357097" calcext:value-type="float">
            <text:p>0.159134309357097</text:p>
          </table:table-cell>
          <table:table-cell office:value-type="float" office:value="1.08" calcext:value-type="float">
            <text:p>1.08E+00</text:p>
          </table:table-cell>
          <table:table-cell table:number-columns-repeated="37"/>
        </table:table-row>
        <table:table-row table:style-name="ro1">
          <table:table-cell office:value-type="float" office:value="-0.924" calcext:value-type="float">
            <text:p>-9.2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8e-01i</text:p>
          </table:table-cell>
          <table:table-cell/>
          <table:table-cell office:value-type="float" office:value="0.922" calcext:value-type="float">
            <text:p>9.22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3]/(2*3.142)" office:value-type="float" office:value="0.159134309357097" calcext:value-type="float">
            <text:p>0.159134309357097</text:p>
          </table:table-cell>
          <table:table-cell office:value-type="float" office:value="1.08" calcext:value-type="float">
            <text:p>1.08E+00</text:p>
          </table:table-cell>
          <table:table-cell table:number-columns-repeated="37"/>
        </table:table-row>
        <table:table-row table:style-name="ro1">
          <table:table-cell office:value-type="float" office:value="-0.985" calcext:value-type="float">
            <text:p>-9.85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89e-01i</text:p>
          </table:table-cell>
          <table:table-cell/>
          <table:table-cell office:value-type="float" office:value="0.982" calcext:value-type="float">
            <text:p>9.82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4]/(2*3.142)" office:value-type="float" office:value="0.159134309357097" calcext:value-type="float">
            <text:p>0.159134309357097</text:p>
          </table:table-cell>
          <table:table-cell office:value-type="float" office:value="1.02" calcext:value-type="float">
            <text:p>1.02E+00</text:p>
          </table:table-cell>
          <table:table-cell table:number-columns-repeated="37"/>
        </table:table-row>
        <table:table-row table:style-name="ro1">
          <table:table-cell office:value-type="float" office:value="-0.985" calcext:value-type="float">
            <text:p>-9.85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9e-01i</text:p>
          </table:table-cell>
          <table:table-cell/>
          <table:table-cell office:value-type="float" office:value="0.982" calcext:value-type="float">
            <text:p>9.82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5]/(2*3.142)" office:value-type="float" office:value="0.159134309357097" calcext:value-type="float">
            <text:p>0.159134309357097</text:p>
          </table:table-cell>
          <table:table-cell office:value-type="float" office:value="1.02" calcext:value-type="float">
            <text:p>1.02E+00</text:p>
          </table:table-cell>
          <table:table-cell table:number-columns-repeated="37"/>
        </table:table-row>
        <table:table-row table:style-name="ro1">
          <table:table-cell office:value-type="float" office:value="-0.984" calcext:value-type="float">
            <text:p>-9.8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92e-01i</text:p>
          </table:table-cell>
          <table:table-cell/>
          <table:table-cell office:value-type="float" office:value="0.981" calcext:value-type="float">
            <text:p>9.81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6]/(2*3.142)" office:value-type="float" office:value="0.159134309357097" calcext:value-type="float">
            <text:p>0.159134309357097</text:p>
          </table:table-cell>
          <table:table-cell office:value-type="float" office:value="1.02" calcext:value-type="float">
            <text:p>1.02E+00</text:p>
          </table:table-cell>
          <table:table-cell table:number-columns-repeated="37"/>
        </table:table-row>
        <table:table-row table:style-name="ro1">
          <table:table-cell office:value-type="float" office:value="-0.984" calcext:value-type="float">
            <text:p>-9.8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2e-01i</text:p>
          </table:table-cell>
          <table:table-cell/>
          <table:table-cell office:value-type="float" office:value="0.981" calcext:value-type="float">
            <text:p>9.81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7]/(2*3.142)" office:value-type="float" office:value="0.159134309357097" calcext:value-type="float">
            <text:p>0.159134309357097</text:p>
          </table:table-cell>
          <table:table-cell office:value-type="float" office:value="1.02" calcext:value-type="float">
            <text:p>1.02E+00</text:p>
          </table:table-cell>
          <table:table-cell table:number-columns-repeated="37"/>
        </table:table-row>
        <table:table-row table:style-name="ro1">
          <table:table-cell office:value-type="float" office:value="-0.979" calcext:value-type="float">
            <text:p>-9.79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3e-01i</text:p>
          </table:table-cell>
          <table:table-cell/>
          <table:table-cell office:value-type="float" office:value="0.975" calcext:value-type="float">
            <text:p>9.75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8]/(2*3.142)" office:value-type="float" office:value="0.159134309357097" calcext:value-type="float">
            <text:p>0.159134309357097</text:p>
          </table:table-cell>
          <table:table-cell office:value-type="float" office:value="1.02" calcext:value-type="float">
            <text:p>1.02E+00</text:p>
          </table:table-cell>
          <table:table-cell table:number-columns-repeated="37"/>
        </table:table-row>
        <table:table-row table:style-name="ro1">
          <table:table-cell office:value-type="float" office:value="-0.979" calcext:value-type="float">
            <text:p>-9.79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3e-01i</text:p>
          </table:table-cell>
          <table:table-cell/>
          <table:table-cell office:value-type="float" office:value="0.975" calcext:value-type="float">
            <text:p>9.75E-01</text:p>
          </table:table-cell>
          <table:table-cell/>
          <table:table-cell office:value-type="float" office:value="1" calcext:value-type="float">
            <text:p>1.00E+00</text:p>
          </table:table-cell>
          <table:table-cell table:formula="of:=[.G309]/(2*3.142)" office:value-type="float" office:value="0.159134309357097" calcext:value-type="float">
            <text:p>0.159134309357097</text:p>
          </table:table-cell>
          <table:table-cell office:value-type="float" office:value="1.02" calcext:value-type="float">
            <text:p>1.02E+00</text:p>
          </table:table-cell>
          <table:table-cell table:number-columns-repeated="37"/>
        </table:table-row>
        <table:table-row table:style-name="ro1">
          <table:table-cell office:value-type="float" office:value="-0.931" calcext:value-type="float">
            <text:p>-9.31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80e-01i</text:p>
          </table:table-cell>
          <table:table-cell/>
          <table:table-cell office:value-type="float" office:value="0.926" calcext:value-type="float">
            <text:p>9.26E-01</text:p>
          </table:table-cell>
          <table:table-cell/>
          <table:table-cell office:value-type="float" office:value="1.01" calcext:value-type="float">
            <text:p>1.01E+00</text:p>
          </table:table-cell>
          <table:table-cell table:formula="of:=[.G310]/(2*3.142)" office:value-type="float" office:value="0.160725652450668" calcext:value-type="float">
            <text:p>0.160725652450668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-0.931" calcext:value-type="float">
            <text:p>-9.31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0e-01i</text:p>
          </table:table-cell>
          <table:table-cell/>
          <table:table-cell office:value-type="float" office:value="0.926" calcext:value-type="float">
            <text:p>9.26E-01</text:p>
          </table:table-cell>
          <table:table-cell/>
          <table:table-cell office:value-type="float" office:value="1.01" calcext:value-type="float">
            <text:p>1.01E+00</text:p>
          </table:table-cell>
          <table:table-cell table:formula="of:=[.G311]/(2*3.142)" office:value-type="float" office:value="0.160725652450668" calcext:value-type="float">
            <text:p>0.160725652450668</text:p>
          </table:table-cell>
          <table:table-cell office:value-type="float" office:value="1.07" calcext:value-type="float">
            <text:p>1.07E+00</text:p>
          </table:table-cell>
          <table:table-cell table:number-columns-repeated="37"/>
        </table:table-row>
        <table:table-row table:style-name="ro1">
          <table:table-cell office:value-type="float" office:value="1.01" calcext:value-type="float">
            <text:p>1.01E+00</text:p>
          </table:table-cell>
          <table:table-cell table:number-columns-repeated="3"/>
          <table:table-cell office:value-type="float" office:value="-1" calcext:value-type="float">
            <text:p>-1.00E+00</text:p>
          </table:table-cell>
          <table:table-cell/>
          <table:table-cell office:value-type="float" office:value="1.01" calcext:value-type="float">
            <text:p>1.01E+00</text:p>
          </table:table-cell>
          <table:table-cell table:formula="of:=[.G312]/(2*3.142)" office:value-type="float" office:value="0.160725652450668" calcext:value-type="float">
            <text:p>0.160725652450668</text:p>
          </table:table-cell>
          <table:table-cell office:value-type="float" office:value="-0.994" calcext:value-type="float">
            <text:p>-9.94E-01</text:p>
          </table:table-cell>
          <table:table-cell table:number-columns-repeated="37"/>
        </table:table-row>
        <table:table-row table:style-name="ro1">
          <table:table-cell office:value-type="float" office:value="-0.994" calcext:value-type="float">
            <text:p>-9.94E-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68e-01i</text:p>
          </table:table-cell>
          <table:table-cell/>
          <table:table-cell office:value-type="float" office:value="0.986" calcext:value-type="float">
            <text:p>9.86E-01</text:p>
          </table:table-cell>
          <table:table-cell/>
          <table:table-cell office:value-type="float" office:value="1.01" calcext:value-type="float">
            <text:p>1.01E+00</text:p>
          </table:table-cell>
          <table:table-cell table:formula="of:=[.G313]/(2*3.142)" office:value-type="float" office:value="0.160725652450668" calcext:value-type="float">
            <text:p>0.160725652450668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0.994" calcext:value-type="float">
            <text:p>-9.94E-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8e-01i</text:p>
          </table:table-cell>
          <table:table-cell/>
          <table:table-cell office:value-type="float" office:value="0.986" calcext:value-type="float">
            <text:p>9.86E-01</text:p>
          </table:table-cell>
          <table:table-cell/>
          <table:table-cell office:value-type="float" office:value="1.01" calcext:value-type="float">
            <text:p>1.01E+00</text:p>
          </table:table-cell>
          <table:table-cell table:formula="of:=[.G314]/(2*3.142)" office:value-type="float" office:value="0.160725652450668" calcext:value-type="float">
            <text:p>0.160725652450668</text:p>
          </table:table-cell>
          <table:table-cell office:value-type="float" office:value="1.01" calcext:value-type="float">
            <text:p>1.01E+00</text:p>
          </table:table-cell>
          <table:table-cell table:number-columns-repeated="37"/>
        </table:table-row>
        <table:table-row table:style-name="ro1">
          <table:table-cell office:value-type="float" office:value="-1" calcext:value-type="float">
            <text:p>-1.00E+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67e-01i</text:p>
          </table:table-cell>
          <table:table-cell/>
          <table:table-cell office:value-type="float" office:value="0.986" calcext:value-type="float">
            <text:p>9.86E-01</text:p>
          </table:table-cell>
          <table:table-cell/>
          <table:table-cell office:value-type="float" office:value="1.02" calcext:value-type="float">
            <text:p>1.02E+00</text:p>
          </table:table-cell>
          <table:table-cell table:formula="of:=[.G315]/(2*3.142)" office:value-type="float" office:value="0.162316995544239" calcext:value-type="float">
            <text:p>0.162316995544239</text:p>
          </table:table-cell>
          <table:table-cell office:value-type="float" office:value="0.999" calcext:value-type="float">
            <text:p>9.99E-01</text:p>
          </table:table-cell>
          <table:table-cell table:number-columns-repeated="37"/>
        </table:table-row>
        <table:table-row table:style-name="ro1">
          <table:table-cell office:value-type="float" office:value="-1" calcext:value-type="float">
            <text:p>-1.00E+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7e-01i</text:p>
          </table:table-cell>
          <table:table-cell/>
          <table:table-cell office:value-type="float" office:value="0.986" calcext:value-type="float">
            <text:p>9.86E-01</text:p>
          </table:table-cell>
          <table:table-cell/>
          <table:table-cell office:value-type="float" office:value="1.02" calcext:value-type="float">
            <text:p>1.02E+00</text:p>
          </table:table-cell>
          <table:table-cell table:formula="of:=[.G316]/(2*3.142)" office:value-type="float" office:value="0.162316995544239" calcext:value-type="float">
            <text:p>0.162316995544239</text:p>
          </table:table-cell>
          <table:table-cell office:value-type="float" office:value="0.999" calcext:value-type="float">
            <text:p>9.99E-01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8:30:15.986174814</meta:creation-date>
    <dc:date>2024-07-29T16:47:20.288809934</dc:date>
    <meta:editing-duration>PT29M45S</meta:editing-duration>
    <meta:editing-cycles>2</meta:editing-cycles>
    <meta:generator>LibreOffice/7.3.7.2$Linux_X86_64 LibreOffice_project/30$Build-2</meta:generator>
    <meta:document-statistic meta:table-count="1" meta:cell-count="2151" meta:object-count="0"/>
  </office:meta>
</office:document-meta>
</file>